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93cm"/>
    </style:style>
    <style:style style:name="co2" style:family="table-column">
      <style:table-column-properties fo:break-before="auto" style:column-width="5.715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61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423cm"/>
    </style:style>
    <style:style style:name="co10" style:family="table-column">
      <style:table-column-properties fo:break-before="auto" style:column-width="4.445cm"/>
    </style:style>
    <style:style style:name="co11" style:family="table-column">
      <style:table-column-properties fo:break-before="auto" style:column-width="1.411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ro1" style:family="table-row">
      <style:table-row-properties style:row-height="0.423cm" fo:break-before="auto" style:use-optimal-row-height="false"/>
    </style:style>
    <style:style style:name="ro2" style:family="table-row">
      <style:table-row-properties style:row-height="0.48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none" style:print-content="true" style:vertical-align="middle"/>
      <style:text-properties fo:color="#000000" style:font-name="Sans Serif" fo:font-size="10pt"/>
    </style:style>
    <style:style style:name="ce2" style:family="table-cell" style:parent-style-name="Default">
      <style:table-cell-properties fo:background-color="#ffffff" style:cell-protect="protected" style:print-content="true" style:vertical-align="middle"/>
      <style:text-properties fo:color="#000000" style:font-name="Sans Serif" fo:font-size="10pt" fo:font-weight="bold"/>
    </style:style>
    <style:style style:name="ce3" style:family="table-cell" style:parent-style-name="Default">
      <style:table-cell-properties fo:background-color="#ffffff" style:cell-protect="protected" style:print-content="true" style:vertical-align="middle"/>
      <style:text-properties fo:color="#000000" style:font-name="Sans Serif" fo:font-size="10pt"/>
    </style:style>
    <style:style style:name="ce4" style:family="table-cell" style:parent-style-name="Default">
      <style:table-cell-properties fo:background-color="#ff9966" style:cell-protect="none" style:print-content="true" style:vertical-align="middle"/>
      <style:text-properties fo:color="#000000" style:font-name="Sans Serif" fo:font-size="10pt"/>
    </style:style>
    <style:style style:name="ce5" style:family="table-cell" style:parent-style-name="Default">
      <style:table-cell-properties style:vertical-align="middle"/>
    </style:style>
    <style:style style:name="ce6" style:family="table-cell" style:parent-style-name="Default">
      <style:table-cell-properties fo:background-color="#00ae00" style:cell-protect="none" style:print-content="true" style:vertical-align="middle"/>
      <style:text-properties fo:color="#000000" style:font-name="Sans Serif" fo:font-size="10pt"/>
    </style:style>
    <style:style style:name="ce7" style:family="table-cell" style:parent-style-name="Default">
      <style:table-cell-properties fo:background-color="#00ae00"/>
    </style:style>
    <style:style style:name="ce8" style:family="table-cell" style:parent-style-name="Default">
      <style:table-cell-properties fo:background-color="#ff9966"/>
    </style:style>
    <style:style style:name="ce9" style:family="table-cell" style:parent-style-name="Default">
      <style:table-cell-properties fo:background-color="#e6e6e6"/>
    </style:style>
    <style:style style:name="ce10" style:family="table-cell" style:parent-style-name="Default">
      <style:table-cell-properties fo:background-color="#ffff99" style:cell-protect="none" style:print-content="true" style:vertical-align="middle"/>
      <style:text-properties fo:color="#000000" style:font-name="Sans Serif" fo:font-size="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42" table:default-cell-style-name="Default"/>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9"/>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9"/>
          <table:table-cell table:style-name="ce1" office:value-type="string">
            <text:p>Statuses</text:p>
          </table:table-cell>
          <table:table-cell table:style-name="ce9" table:number-columns-repeated="243"/>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table-cell table:formula="oooc:=IF(ISBLANK([.G2];&quot;approval&quot;);0;IF(EXACT([.G2];&quot;draft&quot;);1;IF(EXACT([.G2];&quot;approval&quot;);2;IF(EXACT([.G2];&quot;final&quot;);3;0))))" office:value-type="float" office:value="0">
            <text:p>Err:508</text:p>
          </table:table-cell>
          <table:table-cell table:number-columns-repeated="4"/>
          <table:table-cell office:value-type="string">
            <text:p>blank: not in theme</text:p>
          </table:table-cell>
          <table:table-cell table:formula="oooc:=COUNTIF([.H2:.H143];0)" office:value-type="float" office:value="142">
            <text:p>142</text:p>
          </table:table-cell>
          <table:table-cell table:number-columns-repeated="242"/>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4" office:value-type="string">
            <text:p>approval</text:p>
          </table:table-cell>
          <table:table-cell table:formula="oooc:=IF(ISBLANK([.G3];&quot;approval&quot;);0;IF(EXACT([.G3];&quot;draft&quot;);1;IF(EXACT([.G3];&quot;approval&quot;);2;IF(EXACT([.G3];&quot;final&quot;);3;0))))" office:value-type="float" office:value="0">
            <text:p>Err:508</text:p>
          </table:table-cell>
          <table:table-cell table:number-columns-repeated="4"/>
          <table:table-cell table:style-name="ce10" office:value-type="string">
            <text:p>draft: pre-approval</text:p>
          </table:table-cell>
          <table:table-cell table:formula="oooc:=COUNTIF([.H2:.H143];1)" office:value-type="float" office:value="0">
            <text:p>0</text:p>
          </table:table-cell>
          <table:table-cell table:number-columns-repeated="242"/>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table-cell table:style-name="ce4" office:value-type="string">
            <text:p>approval</text:p>
          </table:table-cell>
          <table:table-cell table:formula="oooc:=IF(ISBLANK([.G4];&quot;approval&quot;);0;IF(EXACT([.G4];&quot;draft&quot;);1;IF(EXACT([.G4];&quot;approval&quot;);2;IF(EXACT([.G4];&quot;final&quot;);3;0))))" office:value-type="float" office:value="0">
            <text:p>Err:508</text:p>
          </table:table-cell>
          <table:table-cell table:number-columns-repeated="4"/>
          <table:table-cell table:style-name="ce4" office:value-type="string">
            <text:p>approval: needs approval</text:p>
          </table:table-cell>
          <table:table-cell table:formula="oooc:=COUNTIF([.H2:.H143];2)" office:value-type="float" office:value="0">
            <text:p>0</text:p>
          </table:table-cell>
          <table:table-cell table:number-columns-repeated="242"/>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number-columns-repeated="3"/>
          <table:table-cell table:formula="oooc:=IF(ISBLANK([.G5];&quot;approval&quot;);0;IF(EXACT([.G5];&quot;draft&quot;);1;IF(EXACT([.G5];&quot;approval&quot;);2;IF(EXACT([.G5];&quot;final&quot;);3;0))))" office:value-type="float" office:value="0">
            <text:p>Err:508</text:p>
          </table:table-cell>
          <table:table-cell table:number-columns-repeated="4"/>
          <table:table-cell table:style-name="ce6" office:value-type="string">
            <text:p>final</text:p>
          </table:table-cell>
          <table:table-cell table:formula="oooc:=COUNTIF([.H2:.H143];3)" office:value-type="float" office:value="0">
            <text:p>0</text:p>
          </table:table-cell>
          <table:table-cell table:number-columns-repeated="242"/>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4" office:value-type="string">
            <text:p>approval</text:p>
          </table:table-cell>
          <table:table-cell table:formula="oooc:=IF(ISBLANK([.G6];&quot;approval&quot;);0;IF(EXACT([.G6];&quot;draft&quot;);1;IF(EXACT([.G6];&quot;approval&quot;);2;IF(EXACT([.G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4" office:value-type="string">
            <text:p>approval</text:p>
          </table:table-cell>
          <table:table-cell table:formula="oooc:=IF(ISBLANK([.G7];&quot;approval&quot;);0;IF(EXACT([.G7];&quot;draft&quot;);1;IF(EXACT([.G7];&quot;approval&quot;);2;IF(EXACT([.G7];&quot;final&quot;);3;0))))" office:value-type="float" office:value="0">
            <text:p>Err:508</text:p>
          </table:table-cell>
          <table:table-cell table:number-columns-repeated="4"/>
          <table:table-cell office:value-type="string">
            <text:p>Standard names</text:p>
          </table:table-cell>
          <table:table-cell table:formula="oooc:=153-COUNTBLANK([.B2:.B143])" office:value-type="float" office:value="153">
            <text:p>153</text:p>
          </table:table-cell>
          <table:table-cell table:number-columns-repeated="242"/>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4" office:value-type="string">
            <text:p>approval</text:p>
          </table:table-cell>
          <table:table-cell table:formula="oooc:=IF(ISBLANK([.G8];&quot;approval&quot;);0;IF(EXACT([.G8];&quot;draft&quot;);1;IF(EXACT([.G8];&quot;approval&quot;);2;IF(EXACT([.G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4" office:value-type="string">
            <text:p>approval</text:p>
          </table:table-cell>
          <table:table-cell table:formula="oooc:=IF(ISBLANK([.G9];&quot;approval&quot;);0;IF(EXACT([.G9];&quot;draft&quot;);1;IF(EXACT([.G9];&quot;approval&quot;);2;IF(EXACT([.G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table-cell table:style-name="ce4" office:value-type="string">
            <text:p>approval</text:p>
          </table:table-cell>
          <table:table-cell table:formula="oooc:=IF(ISBLANK([.G10];&quot;approval&quot;);0;IF(EXACT([.G10];&quot;draft&quot;);1;IF(EXACT([.G10];&quot;approval&quot;);2;IF(EXACT([.G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number-columns-repeated="3"/>
          <table:table-cell table:formula="oooc:=IF(ISBLANK([.G11];&quot;approval&quot;);0;IF(EXACT([.G11];&quot;draft&quot;);1;IF(EXACT([.G11];&quot;approval&quot;);2;IF(EXACT([.G11];&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4" office:value-type="string">
            <text:p>approval</text:p>
          </table:table-cell>
          <table:table-cell table:formula="oooc:=IF(ISBLANK([.G12];&quot;approval&quot;);0;IF(EXACT([.G12];&quot;draft&quot;);1;IF(EXACT([.G12];&quot;approval&quot;);2;IF(EXACT([.G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4" office:value-type="string">
            <text:p>approval</text:p>
          </table:table-cell>
          <table:table-cell table:formula="oooc:=IF(ISBLANK([.G13];&quot;approval&quot;);0;IF(EXACT([.G13];&quot;draft&quot;);1;IF(EXACT([.G13];&quot;approval&quot;);2;IF(EXACT([.G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4" office:value-type="string">
            <text:p>approval</text:p>
          </table:table-cell>
          <table:table-cell table:formula="oooc:=IF(ISBLANK([.G14];&quot;approval&quot;);0;IF(EXACT([.G14];&quot;draft&quot;);1;IF(EXACT([.G14];&quot;approval&quot;);2;IF(EXACT([.G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4" office:value-type="string">
            <text:p>approval</text:p>
          </table:table-cell>
          <table:table-cell table:formula="oooc:=IF(ISBLANK([.G15];&quot;approval&quot;);0;IF(EXACT([.G15];&quot;draft&quot;);1;IF(EXACT([.G15];&quot;approval&quot;);2;IF(EXACT([.G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table-cell table:formula="oooc:=IF(ISBLANK([.G16];&quot;approval&quot;);0;IF(EXACT([.G16];&quot;draft&quot;);1;IF(EXACT([.G16];&quot;approval&quot;);2;IF(EXACT([.G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4" office:value-type="string">
            <text:p>approval</text:p>
          </table:table-cell>
          <table:table-cell table:formula="oooc:=IF(ISBLANK([.G17];&quot;approval&quot;);0;IF(EXACT([.G17];&quot;draft&quot;);1;IF(EXACT([.G17];&quot;approval&quot;);2;IF(EXACT([.G17];&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18];&quot;approval&quot;);0;IF(EXACT([.G18];&quot;draft&quot;);1;IF(EXACT([.G18];&quot;approval&quot;);2;IF(EXACT([.G1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4" office:value-type="string">
            <text:p>approval</text:p>
          </table:table-cell>
          <table:table-cell table:formula="oooc:=IF(ISBLANK([.G19];&quot;approval&quot;);0;IF(EXACT([.G19];&quot;draft&quot;);1;IF(EXACT([.G19];&quot;approval&quot;);2;IF(EXACT([.G1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4" office:value-type="string">
            <text:p>approval</text:p>
          </table:table-cell>
          <table:table-cell table:formula="oooc:=IF(ISBLANK([.G20];&quot;approval&quot;);0;IF(EXACT([.G20];&quot;draft&quot;);1;IF(EXACT([.G20];&quot;approval&quot;);2;IF(EXACT([.G2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4" office:value-type="string">
            <text:p>approval</text:p>
          </table:table-cell>
          <table:table-cell table:formula="oooc:=IF(ISBLANK([.G21];&quot;approval&quot;);0;IF(EXACT([.G21];&quot;draft&quot;);1;IF(EXACT([.G21];&quot;approval&quot;);2;IF(EXACT([.G2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22];&quot;approval&quot;);0;IF(EXACT([.G22];&quot;draft&quot;);1;IF(EXACT([.G22];&quot;approval&quot;);2;IF(EXACT([.G2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4" office:value-type="string">
            <text:p>approval</text:p>
          </table:table-cell>
          <table:table-cell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number-columns-repeated="247"/>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4" office:value-type="string">
            <text:p>approval</text:p>
          </table:table-cell>
          <table:table-cell table:formula="oooc:=IF(ISBLANK([.G24];&quot;approval&quot;);0;IF(EXACT([.G24];&quot;draft&quot;);1;IF(EXACT([.G24];&quot;approval&quot;);2;IF(EXACT([.G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table-cell table:formula="oooc:=IF(ISBLANK([.G25];&quot;approval&quot;);0;IF(EXACT([.G25];&quot;draft&quot;);1;IF(EXACT([.G25];&quot;approval&quot;);2;IF(EXACT([.G2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table-cell table:formula="oooc:=IF(ISBLANK([.G26];&quot;approval&quot;);0;IF(EXACT([.G26];&quot;draft&quot;);1;IF(EXACT([.G26];&quot;approval&quot;);2;IF(EXACT([.G2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4" office:value-type="string">
            <text:p>approval</text:p>
          </table:table-cell>
          <table:table-cell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number-columns-repeated="247"/>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table-cell table:formula="oooc:=IF(ISBLANK([.G28];&quot;approval&quot;);0;IF(EXACT([.G28];&quot;draft&quot;);1;IF(EXACT([.G28];&quot;approval&quot;);2;IF(EXACT([.G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4" office:value-type="string">
            <text:p>approval</text:p>
          </table:table-cell>
          <table:table-cell table:formula="oooc:=IF(ISBLANK([.G29];&quot;approval&quot;);0;IF(EXACT([.G29];&quot;draft&quot;);1;IF(EXACT([.G29];&quot;approval&quot;);2;IF(EXACT([.G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4" office:value-type="string">
            <text:p>approval</text:p>
          </table:table-cell>
          <table:table-cell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number-columns-repeated="247"/>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4" office:value-type="string">
            <text:p>approval</text:p>
          </table:table-cell>
          <table:table-cell table:formula="oooc:=IF(ISBLANK([.G31];&quot;approval&quot;);0;IF(EXACT([.G31];&quot;draft&quot;);1;IF(EXACT([.G31];&quot;approval&quot;);2;IF(EXACT([.G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4" office:value-type="string">
            <text:p>approval</text:p>
          </table:table-cell>
          <table:table-cell table:formula="oooc:=IF(ISBLANK([.G32];&quot;approval&quot;);0;IF(EXACT([.G32];&quot;draft&quot;);1;IF(EXACT([.G32];&quot;approval&quot;);2;IF(EXACT([.G32];&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4" office:value-type="string">
            <text:p>approval</text:p>
          </table:table-cell>
          <table:table-cell table:formula="oooc:=IF(ISBLANK([.G33];&quot;approval&quot;);0;IF(EXACT([.G33];&quot;draft&quot;);1;IF(EXACT([.G33];&quot;approval&quot;);2;IF(EXACT([.G33];&quot;final&quot;);3;0))))" office:value-type="float" office:value="0">
            <text:p>Err:508</text:p>
          </table:table-cell>
          <table:table-cell/>
          <table:table-cell office:value-type="string">
            <text:p>Wimer</text:p>
          </table:table-cell>
          <table:table-cell table:number-columns-repeated="246"/>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4" office:value-type="string">
            <text:p>approval</text:p>
          </table:table-cell>
          <table:table-cell table:formula="oooc:=IF(ISBLANK([.G34];&quot;approval&quot;);0;IF(EXACT([.G34];&quot;draft&quot;);1;IF(EXACT([.G34];&quot;approval&quot;);2;IF(EXACT([.G34];&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4" office:value-type="string">
            <text:p>approval</text:p>
          </table:table-cell>
          <table:table-cell table:formula="oooc:=IF(ISBLANK([.G35];&quot;approval&quot;);0;IF(EXACT([.G35];&quot;draft&quot;);1;IF(EXACT([.G35];&quot;approval&quot;);2;IF(EXACT([.G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4" office:value-type="string">
            <text:p>approval</text:p>
          </table:table-cell>
          <table:table-cell table:formula="oooc:=IF(ISBLANK([.G36];&quot;approval&quot;);0;IF(EXACT([.G36];&quot;draft&quot;);1;IF(EXACT([.G36];&quot;approval&quot;);2;IF(EXACT([.G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4" office:value-type="string">
            <text:p>approval</text:p>
          </table:table-cell>
          <table:table-cell table:formula="oooc:=IF(ISBLANK([.G37];&quot;approval&quot;);0;IF(EXACT([.G37];&quot;draft&quot;);1;IF(EXACT([.G37];&quot;approval&quot;);2;IF(EXACT([.G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4" office:value-type="string">
            <text:p>approval</text:p>
          </table:table-cell>
          <table:table-cell table:formula="oooc:=IF(ISBLANK([.G38];&quot;approval&quot;);0;IF(EXACT([.G38];&quot;draft&quot;);1;IF(EXACT([.G38];&quot;approval&quot;);2;IF(EXACT([.G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4" office:value-type="string">
            <text:p>approval</text:p>
          </table:table-cell>
          <table:table-cell table:formula="oooc:=IF(ISBLANK([.G39];&quot;approval&quot;);0;IF(EXACT([.G39];&quot;draft&quot;);1;IF(EXACT([.G39];&quot;approval&quot;);2;IF(EXACT([.G3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4" office:value-type="string">
            <text:p>approval</text:p>
          </table:table-cell>
          <table:table-cell table:formula="oooc:=IF(ISBLANK([.G40];&quot;approval&quot;);0;IF(EXACT([.G40];&quot;draft&quot;);1;IF(EXACT([.G40];&quot;approval&quot;);2;IF(EXACT([.G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4" office:value-type="string">
            <text:p>approval</text:p>
          </table:table-cell>
          <table:table-cell table:formula="oooc:=IF(ISBLANK([.G41];&quot;approval&quot;);0;IF(EXACT([.G41];&quot;draft&quot;);1;IF(EXACT([.G41];&quot;approval&quot;);2;IF(EXACT([.G4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table-cell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number-columns-repeated="247"/>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4" office:value-type="string">
            <text:p>approval</text:p>
          </table:table-cell>
          <table:table-cell table:formula="oooc:=IF(ISBLANK([.G43];&quot;approval&quot;);0;IF(EXACT([.G43];&quot;draft&quot;);1;IF(EXACT([.G43];&quot;approval&quot;);2;IF(EXACT([.G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4" office:value-type="string">
            <text:p>approval</text:p>
          </table:table-cell>
          <table:table-cell table:formula="oooc:=IF(ISBLANK([.G44];&quot;approval&quot;);0;IF(EXACT([.G44];&quot;draft&quot;);1;IF(EXACT([.G44];&quot;approval&quot;);2;IF(EXACT([.G4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4" office:value-type="string">
            <text:p>approval</text:p>
          </table:table-cell>
          <table:table-cell table:formula="oooc:=IF(ISBLANK([.G45];&quot;approval&quot;);0;IF(EXACT([.G45];&quot;draft&quot;);1;IF(EXACT([.G45];&quot;approval&quot;);2;IF(EXACT([.G4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4" office:value-type="string">
            <text:p>approval</text:p>
          </table:table-cell>
          <table:table-cell table:formula="oooc:=IF(ISBLANK([.G46];&quot;approval&quot;);0;IF(EXACT([.G46];&quot;draft&quot;);1;IF(EXACT([.G46];&quot;approval&quot;);2;IF(EXACT([.G4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4" office:value-type="string">
            <text:p>approval</text:p>
          </table:table-cell>
          <table:table-cell table:formula="oooc:=IF(ISBLANK([.G47];&quot;approval&quot;);0;IF(EXACT([.G47];&quot;draft&quot;);1;IF(EXACT([.G47];&quot;approval&quot;);2;IF(EXACT([.G4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4" office:value-type="string">
            <text:p>approval</text:p>
          </table:table-cell>
          <table:table-cell table:formula="oooc:=IF(ISBLANK([.G48];&quot;approval&quot;);0;IF(EXACT([.G48];&quot;draft&quot;);1;IF(EXACT([.G48];&quot;approval&quot;);2;IF(EXACT([.G4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49];&quot;approval&quot;);0;IF(EXACT([.G49];&quot;draft&quot;);1;IF(EXACT([.G49];&quot;approval&quot;);2;IF(EXACT([.G4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table-cell table:style-name="ce4" office:value-type="string">
            <text:p>approval</text:p>
          </table:table-cell>
          <table:table-cell table:formula="oooc:=IF(ISBLANK([.G50];&quot;approval&quot;);0;IF(EXACT([.G50];&quot;draft&quot;);1;IF(EXACT([.G50];&quot;approval&quot;);2;IF(EXACT([.G5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table-cell table:style-name="ce4" office:value-type="string">
            <text:p>approval</text:p>
          </table:table-cell>
          <table:table-cell table:formula="oooc:=IF(ISBLANK([.G51];&quot;approval&quot;);0;IF(EXACT([.G51];&quot;draft&quot;);1;IF(EXACT([.G51];&quot;approval&quot;);2;IF(EXACT([.G5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4" office:value-type="string">
            <text:p>approval</text:p>
          </table:table-cell>
          <table:table-cell table:formula="oooc:=IF(ISBLANK([.G52];&quot;approval&quot;);0;IF(EXACT([.G52];&quot;draft&quot;);1;IF(EXACT([.G52];&quot;approval&quot;);2;IF(EXACT([.G52];&quot;final&quot;);3;0))))" office:value-type="float" office:value="0">
            <text:p>Err:508</text:p>
          </table:table-cell>
          <table:table-cell office:value-type="string">
            <text:p>needs finalizing of folder.svg?</text:p>
          </table:table-cell>
          <table:table-cell table:number-columns-repeated="247"/>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table-cell table:formula="oooc:=IF(ISBLANK([.G53];&quot;approval&quot;);0;IF(EXACT([.G53];&quot;draft&quot;);1;IF(EXACT([.G53];&quot;approval&quot;);2;IF(EXACT([.G5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table-cell table:formula="oooc:=IF(ISBLANK([.G54];&quot;approval&quot;);0;IF(EXACT([.G54];&quot;draft&quot;);1;IF(EXACT([.G54];&quot;approval&quot;);2;IF(EXACT([.G5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number-columns-repeated="2"/>
          <table:table-cell table:formula="oooc:=IF(ISBLANK([.G55];&quot;approval&quot;);0;IF(EXACT([.G55];&quot;draft&quot;);1;IF(EXACT([.G55];&quot;approval&quot;);2;IF(EXACT([.G5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number-columns-repeated="2"/>
          <table:table-cell table:formula="oooc:=IF(ISBLANK([.G56];&quot;approval&quot;);0;IF(EXACT([.G56];&quot;draft&quot;);1;IF(EXACT([.G56];&quot;approval&quot;);2;IF(EXACT([.G5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number-columns-repeated="2"/>
          <table:table-cell table:formula="oooc:=IF(ISBLANK([.G57];&quot;approval&quot;);0;IF(EXACT([.G57];&quot;draft&quot;);1;IF(EXACT([.G57];&quot;approval&quot;);2;IF(EXACT([.G5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58];&quot;approval&quot;);0;IF(EXACT([.G58];&quot;draft&quot;);1;IF(EXACT([.G58];&quot;approval&quot;);2;IF(EXACT([.G5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59];&quot;approval&quot;);0;IF(EXACT([.G59];&quot;draft&quot;);1;IF(EXACT([.G59];&quot;approval&quot;);2;IF(EXACT([.G5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60];&quot;approval&quot;);0;IF(EXACT([.G60];&quot;draft&quot;);1;IF(EXACT([.G60];&quot;approval&quot;);2;IF(EXACT([.G6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61];&quot;approval&quot;);0;IF(EXACT([.G61];&quot;draft&quot;);1;IF(EXACT([.G61];&quot;approval&quot;);2;IF(EXACT([.G6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62];&quot;approval&quot;);0;IF(EXACT([.G62];&quot;draft&quot;);1;IF(EXACT([.G62];&quot;approval&quot;);2;IF(EXACT([.G6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table-cell table:formula="oooc:=IF(ISBLANK([.G63];&quot;approval&quot;);0;IF(EXACT([.G63];&quot;draft&quot;);1;IF(EXACT([.G63];&quot;approval&quot;);2;IF(EXACT([.G6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4" office:value-type="string">
            <text:p>approval</text:p>
          </table:table-cell>
          <table:table-cell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number-columns-repeated="247"/>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number-columns-repeated="2"/>
          <table:table-cell table:style-name="ce4" office:value-type="string">
            <text:p>approval</text:p>
          </table:table-cell>
          <table:table-cell table:formula="oooc:=IF(ISBLANK([.G65];&quot;approval&quot;);0;IF(EXACT([.G65];&quot;draft&quot;);1;IF(EXACT([.G65];&quot;approval&quot;);2;IF(EXACT([.G6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4" office:value-type="string">
            <text:p>approval</text:p>
          </table:table-cell>
          <table:table-cell table:formula="oooc:=IF(ISBLANK([.G66];&quot;approval&quot;);0;IF(EXACT([.G66];&quot;draft&quot;);1;IF(EXACT([.G66];&quot;approval&quot;);2;IF(EXACT([.G6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3" office:value-type="string">
            <text:p>toolbar editor, action selector dialog, kate, kprinter</text:p>
          </table:table-cell>
          <table:table-cell table:style-name="ce4" office:value-type="string">
            <text:p>approval</text:p>
          </table:table-cell>
          <table:table-cell table:formula="oooc:=IF(ISBLANK([.G67];&quot;approval&quot;);0;IF(EXACT([.G67];&quot;draft&quot;);1;IF(EXACT([.G67];&quot;approval&quot;);2;IF(EXACT([.G6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4" office:value-type="string">
            <text:p>approval</text:p>
          </table:table-cell>
          <table:table-cell table:formula="oooc:=IF(ISBLANK([.G68];&quot;approval&quot;);0;IF(EXACT([.G68];&quot;draft&quot;);1;IF(EXACT([.G68];&quot;approval&quot;);2;IF(EXACT([.G6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4" office:value-type="string">
            <text:p>approval</text:p>
          </table:table-cell>
          <table:table-cell table:formula="oooc:=IF(ISBLANK([.G69];&quot;approval&quot;);0;IF(EXACT([.G69];&quot;draft&quot;);1;IF(EXACT([.G69];&quot;approval&quot;);2;IF(EXACT([.G6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4" office:value-type="string">
            <text:p>approval</text:p>
          </table:table-cell>
          <table:table-cell table:formula="oooc:=IF(ISBLANK([.G70];&quot;approval&quot;);0;IF(EXACT([.G70];&quot;draft&quot;);1;IF(EXACT([.G70];&quot;approval&quot;);2;IF(EXACT([.G7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4" office:value-type="string">
            <text:p>approval</text:p>
          </table:table-cell>
          <table:table-cell table:formula="oooc:=IF(ISBLANK([.G71];&quot;approval&quot;);0;IF(EXACT([.G71];&quot;draft&quot;);1;IF(EXACT([.G71];&quot;approval&quot;);2;IF(EXACT([.G7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4" office:value-type="string">
            <text:p>approval</text:p>
          </table:table-cell>
          <table:table-cell table:formula="oooc:=IF(ISBLANK([.G72];&quot;approval&quot;);0;IF(EXACT([.G72];&quot;draft&quot;);1;IF(EXACT([.G72];&quot;approval&quot;);2;IF(EXACT([.G7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number-columns-repeated="2"/>
          <table:table-cell table:style-name="ce4" office:value-type="string">
            <text:p>approval</text:p>
          </table:table-cell>
          <table:table-cell table:formula="oooc:=IF(ISBLANK([.G73];&quot;approval&quot;);0;IF(EXACT([.G73];&quot;draft&quot;);1;IF(EXACT([.G73];&quot;approval&quot;);2;IF(EXACT([.G7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4" office:value-type="string">
            <text:p>approval</text:p>
          </table:table-cell>
          <table:table-cell table:formula="oooc:=IF(ISBLANK([.G74];&quot;approval&quot;);0;IF(EXACT([.G74];&quot;draft&quot;);1;IF(EXACT([.G74];&quot;approval&quot;);2;IF(EXACT([.G7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4" office:value-type="string">
            <text:p>approval</text:p>
          </table:table-cell>
          <table:table-cell table:formula="oooc:=IF(ISBLANK([.G75];&quot;approval&quot;);0;IF(EXACT([.G75];&quot;draft&quot;);1;IF(EXACT([.G75];&quot;approval&quot;);2;IF(EXACT([.G7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4" office:value-type="string">
            <text:p>approval</text:p>
          </table:table-cell>
          <table:table-cell table:formula="oooc:=IF(ISBLANK([.G76];&quot;approval&quot;);0;IF(EXACT([.G76];&quot;draft&quot;);1;IF(EXACT([.G76];&quot;approval&quot;);2;IF(EXACT([.G7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4" office:value-type="string">
            <text:p>approval</text:p>
          </table:table-cell>
          <table:table-cell table:formula="oooc:=IF(ISBLANK([.G77];&quot;approval&quot;);0;IF(EXACT([.G77];&quot;draft&quot;);1;IF(EXACT([.G77];&quot;approval&quot;);2;IF(EXACT([.G7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4" office:value-type="string">
            <text:p>approval</text:p>
          </table:table-cell>
          <table:table-cell table:formula="oooc:=IF(ISBLANK([.G78];&quot;approval&quot;);0;IF(EXACT([.G78];&quot;draft&quot;);1;IF(EXACT([.G78];&quot;approval&quot;);2;IF(EXACT([.G7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4" office:value-type="string">
            <text:p>approval</text:p>
          </table:table-cell>
          <table:table-cell table:formula="oooc:=IF(ISBLANK([.G79];&quot;approval&quot;);0;IF(EXACT([.G79];&quot;draft&quot;);1;IF(EXACT([.G79];&quot;approval&quot;);2;IF(EXACT([.G7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4" office:value-type="string">
            <text:p>approval</text:p>
          </table:table-cell>
          <table:table-cell table:formula="oooc:=IF(ISBLANK([.G80];&quot;approval&quot;);0;IF(EXACT([.G80];&quot;draft&quot;);1;IF(EXACT([.G80];&quot;approval&quot;);2;IF(EXACT([.G80];&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4" office:value-type="string">
            <text:p>approval</text:p>
          </table:table-cell>
          <table:table-cell table:formula="oooc:=IF(ISBLANK([.G81];&quot;approval&quot;);0;IF(EXACT([.G81];&quot;draft&quot;);1;IF(EXACT([.G81];&quot;approval&quot;);2;IF(EXACT([.G8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table-cell table:formula="oooc:=IF(ISBLANK([.G82];&quot;approval&quot;);0;IF(EXACT([.G82];&quot;draft&quot;);1;IF(EXACT([.G82];&quot;approval&quot;);2;IF(EXACT([.G8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number-columns-repeated="2"/>
          <table:table-cell table:formula="oooc:=IF(ISBLANK([.G83];&quot;approval&quot;);0;IF(EXACT([.G83];&quot;draft&quot;);1;IF(EXACT([.G83];&quot;approval&quot;);2;IF(EXACT([.G8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number-columns-repeated="2"/>
          <table:table-cell table:formula="oooc:=IF(ISBLANK([.G84];&quot;approval&quot;);0;IF(EXACT([.G84];&quot;draft&quot;);1;IF(EXACT([.G84];&quot;approval&quot;);2;IF(EXACT([.G8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5"/>
          <table:table-cell table:formula="oooc:=IF(ISBLANK([.G85];&quot;approval&quot;);0;IF(EXACT([.G85];&quot;draft&quot;);1;IF(EXACT([.G85];&quot;approval&quot;);2;IF(EXACT([.G8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4" office:value-type="string">
            <text:p>approval</text:p>
          </table:table-cell>
          <table:table-cell table:formula="oooc:=IF(ISBLANK([.G86];&quot;approval&quot;);0;IF(EXACT([.G86];&quot;draft&quot;);1;IF(EXACT([.G86];&quot;approval&quot;);2;IF(EXACT([.G8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4" office:value-type="string">
            <text:p>approval</text:p>
          </table:table-cell>
          <table:table-cell table:formula="oooc:=IF(ISBLANK([.G87];&quot;approval&quot;);0;IF(EXACT([.G87];&quot;draft&quot;);1;IF(EXACT([.G87];&quot;approval&quot;);2;IF(EXACT([.G8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number-columns-repeated="2"/>
          <table:table-cell table:formula="oooc:=IF(ISBLANK([.G88];&quot;approval&quot;);0;IF(EXACT([.G88];&quot;draft&quot;);1;IF(EXACT([.G88];&quot;approval&quot;);2;IF(EXACT([.G8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number-columns-repeated="2"/>
          <table:table-cell table:formula="oooc:=IF(ISBLANK([.G89];&quot;approval&quot;);0;IF(EXACT([.G89];&quot;draft&quot;);1;IF(EXACT([.G89];&quot;approval&quot;);2;IF(EXACT([.G8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number-columns-repeated="2"/>
          <table:table-cell table:formula="oooc:=IF(ISBLANK([.G90];&quot;approval&quot;);0;IF(EXACT([.G90];&quot;draft&quot;);1;IF(EXACT([.G90];&quot;approval&quot;);2;IF(EXACT([.G9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number-columns-repeated="2"/>
          <table:table-cell table:formula="oooc:=IF(ISBLANK([.G91];&quot;approval&quot;);0;IF(EXACT([.G91];&quot;draft&quot;);1;IF(EXACT([.G91];&quot;approval&quot;);2;IF(EXACT([.G9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number-columns-repeated="2"/>
          <table:table-cell table:formula="oooc:=IF(ISBLANK([.G92];&quot;approval&quot;);0;IF(EXACT([.G92];&quot;draft&quot;);1;IF(EXACT([.G92];&quot;approval&quot;);2;IF(EXACT([.G9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number-columns-repeated="2"/>
          <table:table-cell table:formula="oooc:=IF(ISBLANK([.G93];&quot;approval&quot;);0;IF(EXACT([.G93];&quot;draft&quot;);1;IF(EXACT([.G93];&quot;approval&quot;);2;IF(EXACT([.G9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number-columns-repeated="2"/>
          <table:table-cell table:formula="oooc:=IF(ISBLANK([.G94];&quot;approval&quot;);0;IF(EXACT([.G94];&quot;draft&quot;);1;IF(EXACT([.G94];&quot;approval&quot;);2;IF(EXACT([.G9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number-columns-repeated="2"/>
          <table:table-cell table:formula="oooc:=IF(ISBLANK([.G95];&quot;approval&quot;);0;IF(EXACT([.G95];&quot;draft&quot;);1;IF(EXACT([.G95];&quot;approval&quot;);2;IF(EXACT([.G9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4" office:value-type="string">
            <text:p>approval</text:p>
          </table:table-cell>
          <table:table-cell table:formula="oooc:=IF(ISBLANK([.G96];&quot;approval&quot;);0;IF(EXACT([.G96];&quot;draft&quot;);1;IF(EXACT([.G96];&quot;approval&quot;);2;IF(EXACT([.G9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4" office:value-type="string">
            <text:p>approval</text:p>
          </table:table-cell>
          <table:table-cell table:formula="oooc:=IF(ISBLANK([.G97];&quot;approval&quot;);0;IF(EXACT([.G97];&quot;draft&quot;);1;IF(EXACT([.G97];&quot;approval&quot;);2;IF(EXACT([.G9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number-columns-repeated="2"/>
          <table:table-cell table:formula="oooc:=IF(ISBLANK([.G98];&quot;approval&quot;);0;IF(EXACT([.G98];&quot;draft&quot;);1;IF(EXACT([.G98];&quot;approval&quot;);2;IF(EXACT([.G9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number-columns-repeated="2"/>
          <table:table-cell table:formula="oooc:=IF(ISBLANK([.G99];&quot;approval&quot;);0;IF(EXACT([.G99];&quot;draft&quot;);1;IF(EXACT([.G99];&quot;approval&quot;);2;IF(EXACT([.G9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eek-forward </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number-columns-repeated="2"/>
          <table:table-cell table:formula="oooc:=IF(ISBLANK([.G100];&quot;approval&quot;);0;IF(EXACT([.G100];&quot;draft&quot;);1;IF(EXACT([.G100];&quot;approval&quot;);2;IF(EXACT([.G10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number-columns-repeated="2"/>
          <table:table-cell table:formula="oooc:=IF(ISBLANK([.G101];&quot;approval&quot;);0;IF(EXACT([.G101];&quot;draft&quot;);1;IF(EXACT([.G101];&quot;approval&quot;);2;IF(EXACT([.G10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number-columns-repeated="2"/>
          <table:table-cell table:formula="oooc:=IF(ISBLANK([.G102];&quot;approval&quot;);0;IF(EXACT([.G102];&quot;draft&quot;);1;IF(EXACT([.G102];&quot;approval&quot;);2;IF(EXACT([.G10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3];&quot;approval&quot;);0;IF(EXACT([.G103];&quot;draft&quot;);1;IF(EXACT([.G103];&quot;approval&quot;);2;IF(EXACT([.G10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4];&quot;approval&quot;);0;IF(EXACT([.G104];&quot;draft&quot;);1;IF(EXACT([.G104];&quot;approval&quot;);2;IF(EXACT([.G10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5];&quot;approval&quot;);0;IF(EXACT([.G105];&quot;draft&quot;);1;IF(EXACT([.G105];&quot;approval&quot;);2;IF(EXACT([.G10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6];&quot;approval&quot;);0;IF(EXACT([.G106];&quot;draft&quot;);1;IF(EXACT([.G106];&quot;approval&quot;);2;IF(EXACT([.G10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7];&quot;approval&quot;);0;IF(EXACT([.G107];&quot;draft&quot;);1;IF(EXACT([.G107];&quot;approval&quot;);2;IF(EXACT([.G10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8];&quot;approval&quot;);0;IF(EXACT([.G108];&quot;draft&quot;);1;IF(EXACT([.G108];&quot;approval&quot;);2;IF(EXACT([.G10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9];&quot;approval&quot;);0;IF(EXACT([.G109];&quot;draft&quot;);1;IF(EXACT([.G109];&quot;approval&quot;);2;IF(EXACT([.G10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0];&quot;approval&quot;);0;IF(EXACT([.G110];&quot;draft&quot;);1;IF(EXACT([.G110];&quot;approval&quot;);2;IF(EXACT([.G1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1];&quot;approval&quot;);0;IF(EXACT([.G111];&quot;draft&quot;);1;IF(EXACT([.G111];&quot;approval&quot;);2;IF(EXACT([.G11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2];&quot;approval&quot;);0;IF(EXACT([.G112];&quot;draft&quot;);1;IF(EXACT([.G112];&quot;approval&quot;);2;IF(EXACT([.G1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3];&quot;approval&quot;);0;IF(EXACT([.G113];&quot;draft&quot;);1;IF(EXACT([.G113];&quot;approval&quot;);2;IF(EXACT([.G1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4];&quot;approval&quot;);0;IF(EXACT([.G114];&quot;draft&quot;);1;IF(EXACT([.G114];&quot;approval&quot;);2;IF(EXACT([.G1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5];&quot;approval&quot;);0;IF(EXACT([.G115];&quot;draft&quot;);1;IF(EXACT([.G115];&quot;approval&quot;);2;IF(EXACT([.G1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rotate-left</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4" office:value-type="string">
            <text:p>approval</text:p>
          </table:table-cell>
          <table:table-cell table:formula="oooc:=IF(ISBLANK([.G116];&quot;approval&quot;);0;IF(EXACT([.G116];&quot;draft&quot;);1;IF(EXACT([.G116];&quot;approval&quot;);2;IF(EXACT([.G1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4" office:value-type="string">
            <text:p>approval</text:p>
          </table:table-cell>
          <table:table-cell table:formula="oooc:=IF(ISBLANK([.G117];&quot;approval&quot;);0;IF(EXACT([.G117];&quot;draft&quot;);1;IF(EXACT([.G117];&quot;approval&quot;);2;IF(EXACT([.G11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4" office:value-type="string">
            <text:p>approval</text:p>
          </table:table-cell>
          <table:table-cell table:formula="oooc:=IF(ISBLANK([.G118];&quot;approval&quot;);0;IF(EXACT([.G118];&quot;draft&quot;);1;IF(EXACT([.G118];&quot;approval&quot;);2;IF(EXACT([.G11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4" office:value-type="string">
            <text:p>approval</text:p>
          </table:table-cell>
          <table:table-cell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4" office:value-type="string">
            <text:p>approval</text:p>
          </table:table-cell>
          <table:table-cell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4" office:value-type="string">
            <text:p>approval</text:p>
          </table:table-cell>
          <table:table-cell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4" office:value-type="string">
            <text:p>approval</text:p>
          </table:table-cell>
          <table:table-cell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actions</text:p>
          </table:table-cell>
          <table:table-cell office:value-type="string">
            <text:p>SCRAPME</text:p>
          </table:table-cell>
          <table:table-cell office:value-type="string">
            <text:p>print</text:p>
          </table:table-cell>
          <table:table-cell/>
          <table:table-cell office:value-type="string">
            <text:p>no</text:p>
          </table:table-cell>
          <table:table-cell office:value-type="string">
            <text:p>khtml print</text:p>
          </table:table-cell>
          <table:table-cell/>
          <table:table-cell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number-columns-repeated="247"/>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4" office:value-type="string">
            <text:p>approval</text:p>
          </table:table-cell>
          <table:table-cell table:formula="oooc:=IF(ISBLANK([.G124];&quot;approval&quot;);0;IF(EXACT([.G124];&quot;draft&quot;);1;IF(EXACT([.G124];&quot;approval&quot;);2;IF(EXACT([.G1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table-cell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number-columns-repeated="247"/>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table-cell table:formula="oooc:=IF(ISBLANK([.G126];&quot;approval&quot;);0;IF(EXACT([.G126];&quot;draft&quot;);1;IF(EXACT([.G126];&quot;approval&quot;);2;IF(EXACT([.G126];&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127];&quot;approval&quot;);0;IF(EXACT([.G127];&quot;draft&quot;);1;IF(EXACT([.G127];&quot;approval&quot;);2;IF(EXACT([.G12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4" office:value-type="string">
            <text:p>approval</text:p>
          </table:table-cell>
          <table:table-cell table:formula="oooc:=IF(ISBLANK([.G128];&quot;approval&quot;);0;IF(EXACT([.G128];&quot;draft&quot;);1;IF(EXACT([.G128];&quot;approval&quot;);2;IF(EXACT([.G1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table-cell table:formula="oooc:=IF(ISBLANK([.G129];&quot;approval&quot;);0;IF(EXACT([.G129];&quot;draft&quot;);1;IF(EXACT([.G129];&quot;approval&quot;);2;IF(EXACT([.G1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4" office:value-type="string">
            <text:p>approval</text:p>
          </table:table-cell>
          <table:table-cell table:formula="oooc:=IF(ISBLANK([.G130];&quot;approval&quot;);0;IF(EXACT([.G130];&quot;draft&quot;);1;IF(EXACT([.G130];&quot;approval&quot;);2;IF(EXACT([.G13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table-cell table:formula="oooc:=IF(ISBLANK([.G131];&quot;approval&quot;);0;IF(EXACT([.G131];&quot;draft&quot;);1;IF(EXACT([.G131];&quot;approval&quot;);2;IF(EXACT([.G1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table-cell office:value-type="string">
            <text:p>no</text:p>
          </table:table-cell>
          <table:table-cell office:value-type="string">
            <text:p>image previewer, file dialog</text:p>
          </table:table-cell>
          <table:table-cell table:style-name="ce4" office:value-type="string">
            <text:p>approval</text:p>
          </table:table-cell>
          <table:table-cell table:formula="oooc:=IF(ISBLANK([.G132];&quot;approval&quot;);0;IF(EXACT([.G132];&quot;draft&quot;);1;IF(EXACT([.G132];&quot;approval&quot;);2;IF(EXACT([.G13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4" office:value-type="string">
            <text:p>approval</text:p>
          </table:table-cell>
          <table:table-cell table:formula="oooc:=IF(ISBLANK([.G133];&quot;approval&quot;);0;IF(EXACT([.G133];&quot;draft&quot;);1;IF(EXACT([.G133];&quot;approval&quot;);2;IF(EXACT([.G133];&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table-cell table:formula="oooc:=IF(ISBLANK([.G134];&quot;approval&quot;);0;IF(EXACT([.G134];&quot;draft&quot;);1;IF(EXACT([.G134];&quot;approval&quot;);2;IF(EXACT([.G13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4" office:value-type="string">
            <text:p>approval</text:p>
          </table:table-cell>
          <table:table-cell table:formula="oooc:=IF(ISBLANK([.G135];&quot;approval&quot;);0;IF(EXACT([.G135];&quot;draft&quot;);1;IF(EXACT([.G135];&quot;approval&quot;);2;IF(EXACT([.G1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4" office:value-type="string">
            <text:p>approval</text:p>
          </table:table-cell>
          <table:table-cell table:formula="oooc:=IF(ISBLANK([.G136];&quot;approval&quot;);0;IF(EXACT([.G136];&quot;draft&quot;);1;IF(EXACT([.G136];&quot;approval&quot;);2;IF(EXACT([.G1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4" office:value-type="string">
            <text:p>approval</text:p>
          </table:table-cell>
          <table:table-cell table:formula="oooc:=IF(ISBLANK([.G137];&quot;approval&quot;);0;IF(EXACT([.G137];&quot;draft&quot;);1;IF(EXACT([.G137];&quot;approval&quot;);2;IF(EXACT([.G1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4" office:value-type="string">
            <text:p>approval</text:p>
          </table:table-cell>
          <table:table-cell table:formula="oooc:=IF(ISBLANK([.G138];&quot;approval&quot;);0;IF(EXACT([.G138];&quot;draft&quot;);1;IF(EXACT([.G138];&quot;approval&quot;);2;IF(EXACT([.G1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4" office:value-type="string">
            <text:p>approval</text:p>
          </table:table-cell>
          <table:table-cell table:formula="oooc:=IF(ISBLANK([.G139];&quot;approval&quot;);0;IF(EXACT([.G139];&quot;draft&quot;);1;IF(EXACT([.G139];&quot;approval&quot;);2;IF(EXACT([.G139];&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4" office:value-type="string">
            <text:p>approval</text:p>
          </table:table-cell>
          <table:table-cell table:formula="oooc:=IF(ISBLANK([.G140];&quot;approval&quot;);0;IF(EXACT([.G140];&quot;draft&quot;);1;IF(EXACT([.G140];&quot;approval&quot;);2;IF(EXACT([.G1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number-columns-repeated="2"/>
          <table:table-cell table:formula="oooc:=IF(ISBLANK([.G141];&quot;approval&quot;);0;IF(EXACT([.G141];&quot;draft&quot;);1;IF(EXACT([.G141];&quot;approval&quot;);2;IF(EXACT([.G14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number-columns-repeated="2"/>
          <table:table-cell table:formula="oooc:=IF(ISBLANK([.G142];&quot;approval&quot;);0;IF(EXACT([.G142];&quot;draft&quot;);1;IF(EXACT([.G142];&quot;approval&quot;);2;IF(EXACT([.G14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143];&quot;approval&quot;);0;IF(EXACT([.G143];&quot;draft&quot;);1;IF(EXACT([.G143];&quot;approval&quot;);2;IF(EXACT([.G1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4" office:value-type="string">
            <text:p>approval</text:p>
          </table:table-cell>
          <table:table-cell table:formula="oooc:=IF(ISBLANK([.G144];&quot;approval&quot;);0;IF(EXACT([.G144];&quot;draft&quot;);1;IF(EXACT([.G144];&quot;approval&quot;);2;IF(EXACT([.G144];&quot;final&quot;);3;0))))" office:value-type="float" office:value="0">
            <text:p>Err:508</text:p>
          </table:table-cell>
          <table:table-cell table:number-columns-repeated="248"/>
        </table:table-row>
        <table:table-row table:style-name="ro1">
          <table:table-cell office:value-type="string">
            <text:p>actions</text:p>
          </table:table-cell>
          <table:table-cell/>
          <table:table-cell office:value-type="string">
            <text:p>edit</text:p>
          </table:table-cell>
          <table:table-cell/>
          <table:table-cell office:value-type="string">
            <text:p>no</text:p>
          </table:table-cell>
          <table:table-cell office:value-type="string">
            <text:p>file dialog speedbar, kate</text:p>
          </table:table-cell>
          <table:table-cell/>
          <table:table-cell table:formula="oooc:=IF(ISBLANK([.G145];&quot;approval&quot;);0;IF(EXACT([.G145];&quot;draft&quot;);1;IF(EXACT([.G145];&quot;approval&quot;);2;IF(EXACT([.G145];&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3"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table-cell table:formula="oooc:=IF(ISBLANK([.G146];&quot;approval&quot;);0;IF(EXACT([.G146];&quot;draft&quot;);1;IF(EXACT([.G146];&quot;approval&quot;);2;IF(EXACT([.G146];&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table-cell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number-columns-repeated="247"/>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table-cell table:formula="oooc:=IF(ISBLANK([.G148];&quot;approval&quot;);0;IF(EXACT([.G148];&quot;draft&quot;);1;IF(EXACT([.G148];&quot;approval&quot;);2;IF(EXACT([.G148];&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number-columns-repeated="2"/>
          <table:table-cell table:formula="oooc:=IF(ISBLANK([.G149];&quot;approval&quot;);0;IF(EXACT([.G149];&quot;draft&quot;);1;IF(EXACT([.G149];&quot;approval&quot;);2;IF(EXACT([.G149];&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table-cell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number-columns-repeated="247"/>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number-columns-repeated="2"/>
          <table:table-cell table:formula="oooc:=IF(ISBLANK([.G151];&quot;approval&quot;);0;IF(EXACT([.G151];&quot;draft&quot;);1;IF(EXACT([.G151];&quot;approval&quot;);2;IF(EXACT([.G15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table-cell office:value-type="string">
            <text:p>no</text:p>
          </table:table-cell>
          <table:table-cell/>
          <table:table-cell office:value-type="string">
            <text:p>no</text:p>
          </table:table-cell>
          <table:table-cell table:formula="oooc:=IF(ISBLANK([.G152];&quot;approval&quot;);0;IF(EXACT([.G152];&quot;draft&quot;);1;IF(EXACT([.G152];&quot;approval&quot;);2;IF(EXACT([.G15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table-cell office:value-type="string">
            <text:p>no</text:p>
          </table:table-cell>
          <table:table-cell/>
          <table:table-cell office:value-type="string">
            <text:p>no</text:p>
          </table:table-cell>
          <table:table-cell table:formula="oooc:=IF(ISBLANK([.G153];&quot;approval&quot;);0;IF(EXACT([.G153];&quot;draft&quot;);1;IF(EXACT([.G153];&quot;approval&quot;);2;IF(EXACT([.G15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number-columns-repeated="2"/>
          <table:table-cell table:formula="oooc:=IF(ISBLANK([.G154];&quot;approval&quot;);0;IF(EXACT([.G154];&quot;draft&quot;);1;IF(EXACT([.G154];&quot;approval&quot;);2;IF(EXACT([.G15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table-cell office:value-type="string">
            <text:p>no</text:p>
          </table:table-cell>
          <table:table-cell/>
          <table:table-cell office:value-type="string">
            <text:p>no</text:p>
          </table:table-cell>
          <table:table-cell table:formula="oooc:=IF(ISBLANK([.G155];&quot;approval&quot;);0;IF(EXACT([.G155];&quot;draft&quot;);1;IF(EXACT([.G155];&quot;approval&quot;);2;IF(EXACT([.G15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table-cell office:value-type="string">
            <text:p>no</text:p>
          </table:table-cell>
          <table:table-cell/>
          <table:table-cell office:value-type="string">
            <text:p>yes</text:p>
          </table:table-cell>
          <table:table-cell table:formula="oooc:=IF(ISBLANK([.G156];&quot;approval&quot;);0;IF(EXACT([.G156];&quot;draft&quot;);1;IF(EXACT([.G156];&quot;approval&quot;);2;IF(EXACT([.G15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table-cell office:value-type="string">
            <text:p>no</text:p>
          </table:table-cell>
          <table:table-cell/>
          <table:table-cell office:value-type="string">
            <text:p>yes</text:p>
          </table:table-cell>
          <table:table-cell table:formula="oooc:=IF(ISBLANK([.G157];&quot;approval&quot;);0;IF(EXACT([.G157];&quot;draft&quot;);1;IF(EXACT([.G157];&quot;approval&quot;);2;IF(EXACT([.G15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table-cell office:value-type="string">
            <text:p>no</text:p>
          </table:table-cell>
          <table:table-cell/>
          <table:table-cell office:value-type="string">
            <text:p>yes</text:p>
          </table:table-cell>
          <table:table-cell table:formula="oooc:=IF(ISBLANK([.G158];&quot;approval&quot;);0;IF(EXACT([.G158];&quot;draft&quot;);1;IF(EXACT([.G158];&quot;approval&quot;);2;IF(EXACT([.G15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table-cell office:value-type="string">
            <text:p>no</text:p>
          </table:table-cell>
          <table:table-cell/>
          <table:table-cell office:value-type="string">
            <text:p>yes</text:p>
          </table:table-cell>
          <table:table-cell table:formula="oooc:=IF(ISBLANK([.G159];&quot;approval&quot;);0;IF(EXACT([.G159];&quot;draft&quot;);1;IF(EXACT([.G159];&quot;approval&quot;);2;IF(EXACT([.G15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number-columns-repeated="2"/>
          <table:table-cell table:formula="oooc:=IF(ISBLANK([.G160];&quot;approval&quot;);0;IF(EXACT([.G160];&quot;draft&quot;);1;IF(EXACT([.G160];&quot;approval&quot;);2;IF(EXACT([.G16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number-columns-repeated="2"/>
          <table:table-cell table:formula="oooc:=IF(ISBLANK([.G161];&quot;approval&quot;);0;IF(EXACT([.G161];&quot;draft&quot;);1;IF(EXACT([.G161];&quot;approval&quot;);2;IF(EXACT([.G16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number-columns-repeated="2"/>
          <table:table-cell table:formula="oooc:=IF(ISBLANK([.G162];&quot;approval&quot;);0;IF(EXACT([.G162];&quot;draft&quot;);1;IF(EXACT([.G162];&quot;approval&quot;);2;IF(EXACT([.G16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table-cell office:value-type="string">
            <text:p>yes</text:p>
          </table:table-cell>
          <table:table-cell table:formula="oooc:=IF(ISBLANK([.G163];&quot;approval&quot;);0;IF(EXACT([.G163];&quot;draft&quot;);1;IF(EXACT([.G163];&quot;approval&quot;);2;IF(EXACT([.G16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table-cell office:value-type="string">
            <text:p>no</text:p>
          </table:table-cell>
          <table:table-cell/>
          <table:table-cell office:value-type="string">
            <text:p>yes</text:p>
          </table:table-cell>
          <table:table-cell table:formula="oooc:=IF(ISBLANK([.G164];&quot;approval&quot;);0;IF(EXACT([.G164];&quot;draft&quot;);1;IF(EXACT([.G164];&quot;approval&quot;);2;IF(EXACT([.G16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number-columns-repeated="2"/>
          <table:table-cell table:formula="oooc:=IF(ISBLANK([.G165];&quot;approval&quot;);0;IF(EXACT([.G165];&quot;draft&quot;);1;IF(EXACT([.G165];&quot;approval&quot;);2;IF(EXACT([.G16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table-cell office:value-type="string">
            <text:p>no</text:p>
          </table:table-cell>
          <table:table-cell/>
          <table:table-cell office:value-type="string">
            <text:p>yes</text:p>
          </table:table-cell>
          <table:table-cell table:formula="oooc:=IF(ISBLANK([.G166];&quot;approval&quot;);0;IF(EXACT([.G166];&quot;draft&quot;);1;IF(EXACT([.G166];&quot;approval&quot;);2;IF(EXACT([.G16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table-cell table:formula="oooc:=IF(ISBLANK([.G167];&quot;approval&quot;);0;IF(EXACT([.G167];&quot;draft&quot;);1;IF(EXACT([.G167];&quot;approval&quot;);2;IF(EXACT([.G16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number-columns-repeated="2"/>
          <table:table-cell table:formula="oooc:=IF(ISBLANK([.G168];&quot;approval&quot;);0;IF(EXACT([.G168];&quot;draft&quot;);1;IF(EXACT([.G168];&quot;approval&quot;);2;IF(EXACT([.G16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number-columns-repeated="2"/>
          <table:table-cell table:formula="oooc:=IF(ISBLANK([.G169];&quot;approval&quot;);0;IF(EXACT([.G169];&quot;draft&quot;);1;IF(EXACT([.G169];&quot;approval&quot;);2;IF(EXACT([.G16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number-columns-repeated="2"/>
          <table:table-cell table:formula="oooc:=IF(ISBLANK([.G170];&quot;approval&quot;);0;IF(EXACT([.G170];&quot;draft&quot;);1;IF(EXACT([.G170];&quot;approval&quot;);2;IF(EXACT([.G17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number-columns-repeated="2"/>
          <table:table-cell table:formula="oooc:=IF(ISBLANK([.G171];&quot;approval&quot;);0;IF(EXACT([.G171];&quot;draft&quot;);1;IF(EXACT([.G171];&quot;approval&quot;);2;IF(EXACT([.G17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table-cell table:formula="oooc:=IF(ISBLANK([.G172];&quot;approval&quot;);0;IF(EXACT([.G172];&quot;draft&quot;);1;IF(EXACT([.G172];&quot;approval&quot;);2;IF(EXACT([.G17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number-columns-repeated="2"/>
          <table:table-cell table:formula="oooc:=IF(ISBLANK([.G173];&quot;approval&quot;);0;IF(EXACT([.G173];&quot;draft&quot;);1;IF(EXACT([.G173];&quot;approval&quot;);2;IF(EXACT([.G17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number-columns-repeated="2"/>
          <table:table-cell table:formula="oooc:=IF(ISBLANK([.G174];&quot;approval&quot;);0;IF(EXACT([.G174];&quot;draft&quot;);1;IF(EXACT([.G174];&quot;approval&quot;);2;IF(EXACT([.G17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number-columns-repeated="2"/>
          <table:table-cell table:formula="oooc:=IF(ISBLANK([.G175];&quot;approval&quot;);0;IF(EXACT([.G175];&quot;draft&quot;);1;IF(EXACT([.G175];&quot;approval&quot;);2;IF(EXACT([.G17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number-columns-repeated="2"/>
          <table:table-cell table:formula="oooc:=IF(ISBLANK([.G176];&quot;approval&quot;);0;IF(EXACT([.G176];&quot;draft&quot;);1;IF(EXACT([.G176];&quot;approval&quot;);2;IF(EXACT([.G17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number-columns-repeated="2"/>
          <table:table-cell table:formula="oooc:=IF(ISBLANK([.G177];&quot;approval&quot;);0;IF(EXACT([.G177];&quot;draft&quot;);1;IF(EXACT([.G177];&quot;approval&quot;);2;IF(EXACT([.G177];&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number-columns-repeated="2"/>
          <table:table-cell table:formula="oooc:=IF(ISBLANK([.G178];&quot;approval&quot;);0;IF(EXACT([.G178];&quot;draft&quot;);1;IF(EXACT([.G178];&quot;approval&quot;);2;IF(EXACT([.G178];&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number-columns-repeated="2"/>
          <table:table-cell table:formula="oooc:=IF(ISBLANK([.G179];&quot;approval&quot;);0;IF(EXACT([.G179];&quot;draft&quot;);1;IF(EXACT([.G179];&quot;approval&quot;);2;IF(EXACT([.G179];&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number-columns-repeated="2"/>
          <table:table-cell table:formula="oooc:=IF(ISBLANK([.G180];&quot;approval&quot;);0;IF(EXACT([.G180];&quot;draft&quot;);1;IF(EXACT([.G180];&quot;approval&quot;);2;IF(EXACT([.G180];&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number-columns-repeated="2"/>
          <table:table-cell table:formula="oooc:=IF(ISBLANK([.G181];&quot;approval&quot;);0;IF(EXACT([.G181];&quot;draft&quot;);1;IF(EXACT([.G181];&quot;approval&quot;);2;IF(EXACT([.G181];&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number-columns-repeated="2"/>
          <table:table-cell table:formula="oooc:=IF(ISBLANK([.G182];&quot;approval&quot;);0;IF(EXACT([.G182];&quot;draft&quot;);1;IF(EXACT([.G182];&quot;approval&quot;);2;IF(EXACT([.G182];&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number-columns-repeated="2"/>
          <table:table-cell table:formula="oooc:=IF(ISBLANK([.G183];&quot;approval&quot;);0;IF(EXACT([.G183];&quot;draft&quot;);1;IF(EXACT([.G183];&quot;approval&quot;);2;IF(EXACT([.G183];&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number-columns-repeated="2"/>
          <table:table-cell table:formula="oooc:=IF(ISBLANK([.G184];&quot;approval&quot;);0;IF(EXACT([.G184];&quot;draft&quot;);1;IF(EXACT([.G184];&quot;approval&quot;);2;IF(EXACT([.G18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number-columns-repeated="2"/>
          <table:table-cell table:formula="oooc:=IF(ISBLANK([.G185];&quot;approval&quot;);0;IF(EXACT([.G185];&quot;draft&quot;);1;IF(EXACT([.G185];&quot;approval&quot;);2;IF(EXACT([.G18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number-columns-repeated="2"/>
          <table:table-cell table:formula="oooc:=IF(ISBLANK([.G186];&quot;approval&quot;);0;IF(EXACT([.G186];&quot;draft&quot;);1;IF(EXACT([.G186];&quot;approval&quot;);2;IF(EXACT([.G18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number-columns-repeated="2"/>
          <table:table-cell table:formula="oooc:=IF(ISBLANK([.G187];&quot;approval&quot;);0;IF(EXACT([.G187];&quot;draft&quot;);1;IF(EXACT([.G187];&quot;approval&quot;);2;IF(EXACT([.G187];&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table-cell table:formula="oooc:=IF(ISBLANK([.G188];&quot;approval&quot;);0;IF(EXACT([.G188];&quot;draft&quot;);1;IF(EXACT([.G188];&quot;approval&quot;);2;IF(EXACT([.G188];&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table-cell table:formula="oooc:=IF(ISBLANK([.G189];&quot;approval&quot;);0;IF(EXACT([.G189];&quot;draft&quot;);1;IF(EXACT([.G189];&quot;approval&quot;);2;IF(EXACT([.G189];&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4" office:value-type="string">
            <text:p>approval</text:p>
          </table:table-cell>
          <table:table-cell table:formula="oooc:=IF(ISBLANK([.G190];&quot;approval&quot;);0;IF(EXACT([.G190];&quot;draft&quot;);1;IF(EXACT([.G190];&quot;approval&quot;);2;IF(EXACT([.G190];&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table-cell office:value-type="string">
            <text:p>yes</text:p>
          </table:table-cell>
          <table:table-cell table:formula="oooc:=IF(ISBLANK([.G191];&quot;approval&quot;);0;IF(EXACT([.G191];&quot;draft&quot;);1;IF(EXACT([.G191];&quot;approval&quot;);2;IF(EXACT([.G191];&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table-cell office:value-type="string">
            <text:p>yes</text:p>
          </table:table-cell>
          <table:table-cell table:formula="oooc:=IF(ISBLANK([.G192];&quot;approval&quot;);0;IF(EXACT([.G192];&quot;draft&quot;);1;IF(EXACT([.G192];&quot;approval&quot;);2;IF(EXACT([.G192];&quot;final&quot;);3;0))))" office:value-type="float" office:value="0">
            <text:p>Err:508</text:p>
          </table:table-cell>
          <table:table-cell table:number-columns-repeated="248"/>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6" office:value-type="string">
            <text:p>final</text:p>
          </table:table-cell>
          <table:table-cell table:formula="oooc:=IF(ISBLANK([.G193];&quot;approval&quot;);0;IF(EXACT([.G193];&quot;draft&quot;);1;IF(EXACT([.G193];&quot;approval&quot;);2;IF(EXACT([.G193];&quot;final&quot;);3;0))))" office:value-type="float" office:value="0">
            <text:p>Err:508</text:p>
          </table:table-cell>
          <table:table-cell/>
          <table:table-cell office:value-type="string">
            <text:p>Vignoni</text:p>
          </table:table-cell>
          <table:table-cell office:value-type="string">
            <text:p>Vignoni</text:p>
          </table:table-cell>
          <table:table-cell table:number-columns-repeated="245"/>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table-cell table:formula="oooc:=IF(ISBLANK([.G194];&quot;approval&quot;);0;IF(EXACT([.G194];&quot;draft&quot;);1;IF(EXACT([.G194];&quot;approval&quot;);2;IF(EXACT([.G194];&quot;final&quot;);3;0))))" office:value-type="float" office:value="0">
            <text:p>Err:508</text:p>
          </table:table-cell>
          <table:table-cell table:number-columns-repeated="248"/>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4" office:value-type="string">
            <text:p>approval</text:p>
          </table:table-cell>
          <table:table-cell table:formula="oooc:=IF(ISBLANK([.G195];&quot;approval&quot;);0;IF(EXACT([.G195];&quot;draft&quot;);1;IF(EXACT([.G195];&quot;approval&quot;);2;IF(EXACT([.G195];&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number-columns-repeated="2"/>
          <table:table-cell table:formula="oooc:=IF(ISBLANK([.G196];&quot;approval&quot;);0;IF(EXACT([.G196];&quot;draft&quot;);1;IF(EXACT([.G196];&quot;approval&quot;);2;IF(EXACT([.G196];&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number-columns-repeated="2"/>
          <table:table-cell table:formula="oooc:=IF(ISBLANK([.G197];&quot;approval&quot;);0;IF(EXACT([.G197];&quot;draft&quot;);1;IF(EXACT([.G197];&quot;approval&quot;);2;IF(EXACT([.G197];&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number-columns-repeated="2"/>
          <table:table-cell table:formula="oooc:=IF(ISBLANK([.G198];&quot;approval&quot;);0;IF(EXACT([.G198];&quot;draft&quot;);1;IF(EXACT([.G198];&quot;approval&quot;);2;IF(EXACT([.G198];&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number-columns-repeated="2"/>
          <table:table-cell table:formula="oooc:=IF(ISBLANK([.G199];&quot;approval&quot;);0;IF(EXACT([.G199];&quot;draft&quot;);1;IF(EXACT([.G199];&quot;approval&quot;);2;IF(EXACT([.G199];&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table-cell table:formula="oooc:=IF(ISBLANK([.G200];&quot;approval&quot;);0;IF(EXACT([.G200];&quot;draft&quot;);1;IF(EXACT([.G200];&quot;approval&quot;);2;IF(EXACT([.G200];&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number-columns-repeated="2"/>
          <table:table-cell table:formula="oooc:=IF(ISBLANK([.G201];&quot;approval&quot;);0;IF(EXACT([.G201];&quot;draft&quot;);1;IF(EXACT([.G201];&quot;approval&quot;);2;IF(EXACT([.G201];&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number-columns-repeated="2"/>
          <table:table-cell table:formula="oooc:=IF(ISBLANK([.G202];&quot;approval&quot;);0;IF(EXACT([.G202];&quot;draft&quot;);1;IF(EXACT([.G202];&quot;approval&quot;);2;IF(EXACT([.G202];&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number-columns-repeated="2"/>
          <table:table-cell table:formula="oooc:=IF(ISBLANK([.G203];&quot;approval&quot;);0;IF(EXACT([.G203];&quot;draft&quot;);1;IF(EXACT([.G203];&quot;approval&quot;);2;IF(EXACT([.G203];&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number-columns-repeated="2"/>
          <table:table-cell table:formula="oooc:=IF(ISBLANK([.G204];&quot;approval&quot;);0;IF(EXACT([.G204];&quot;draft&quot;);1;IF(EXACT([.G204];&quot;approval&quot;);2;IF(EXACT([.G204];&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number-columns-repeated="2"/>
          <table:table-cell table:formula="oooc:=IF(ISBLANK([.G205];&quot;approval&quot;);0;IF(EXACT([.G205];&quot;draft&quot;);1;IF(EXACT([.G205];&quot;approval&quot;);2;IF(EXACT([.G205];&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number-columns-repeated="2"/>
          <table:table-cell table:formula="oooc:=IF(ISBLANK([.G206];&quot;approval&quot;);0;IF(EXACT([.G206];&quot;draft&quot;);1;IF(EXACT([.G206];&quot;approval&quot;);2;IF(EXACT([.G206];&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4" office:value-type="string">
            <text:p>approval</text:p>
          </table:table-cell>
          <table:table-cell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unknown</text:p>
          </table:table-cell>
          <table:table-cell/>
          <table:table-cell office:value-type="string">
            <text:p>no</text:p>
          </table:table-cell>
          <table:table-cell office:value-type="string">
            <text:p>mimetype dialog</text:p>
          </table:table-cell>
          <table:table-cell table:style-name="ce4" office:value-type="string">
            <text:p>approval</text:p>
          </table:table-cell>
          <table:table-cell table:formula="oooc:=IF(ISBLANK([.G209];&quot;approval&quot;);0;IF(EXACT([.G209];&quot;draft&quot;);1;IF(EXACT([.G209];&quot;approval&quot;);2;IF(EXACT([.G209];&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4" office:value-type="string">
            <text:p>approval</text:p>
          </table:table-cell>
          <table:table-cell table:formula="oooc:=IF(ISBLANK([.G210];&quot;approval&quot;);0;IF(EXACT([.G210];&quot;draft&quot;);1;IF(EXACT([.G210];&quot;approval&quot;);2;IF(EXACT([.G210];&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number-columns-repeated="2"/>
          <table:table-cell table:formula="oooc:=IF(ISBLANK([.G211];&quot;approval&quot;);0;IF(EXACT([.G211];&quot;draft&quot;);1;IF(EXACT([.G211];&quot;approval&quot;);2;IF(EXACT([.G211];&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number-columns-repeated="2"/>
          <table:table-cell table:formula="oooc:=IF(ISBLANK([.G212];&quot;approval&quot;);0;IF(EXACT([.G212];&quot;draft&quot;);1;IF(EXACT([.G212];&quot;approval&quot;);2;IF(EXACT([.G212];&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number-columns-repeated="2"/>
          <table:table-cell table:formula="oooc:=IF(ISBLANK([.G213];&quot;approval&quot;);0;IF(EXACT([.G213];&quot;draft&quot;);1;IF(EXACT([.G213];&quot;approval&quot;);2;IF(EXACT([.G213];&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number-columns-repeated="2"/>
          <table:table-cell table:formula="oooc:=IF(ISBLANK([.G214];&quot;approval&quot;);0;IF(EXACT([.G214];&quot;draft&quot;);1;IF(EXACT([.G214];&quot;approval&quot;);2;IF(EXACT([.G214];&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table-cell table:formula="oooc:=IF(ISBLANK([.G216];&quot;approval&quot;);0;IF(EXACT([.G216];&quot;draft&quot;);1;IF(EXACT([.G216];&quot;approval&quot;);2;IF(EXACT([.G216];&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table-cell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table-cell table:formula="oooc:=IF(ISBLANK([.G218];&quot;approval&quot;);0;IF(EXACT([.G218];&quot;draft&quot;);1;IF(EXACT([.G218];&quot;approval&quot;);2;IF(EXACT([.G218];&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number-columns-repeated="247"/>
        </table:table-row>
        <table:table-row table:style-name="ro1">
          <table:table-cell/>
          <table:table-cell office:value-type="string">
            <text:p>none</text:p>
          </table:table-cell>
          <table:table-cell/>
          <table:table-cell office:value-type="string">
            <text:p>none</text:p>
          </table:table-cell>
          <table:table-cell/>
          <table:table-cell office:value-type="string">
            <text:p>javascript error dialog, dialog button</text:p>
          </table:table-cell>
          <table:table-cell table:style-name="ce4" office:value-type="string">
            <text:p>approval</text:p>
          </table:table-cell>
          <table:table-cell table:formula="oooc:=IF(ISBLANK([.G222];&quot;approval&quot;);0;IF(EXACT([.G222];&quot;draft&quot;);1;IF(EXACT([.G222];&quot;approval&quot;);2;IF(EXACT([.G222];&quot;final&quot;);3;0))))" office:value-type="float" office:value="0">
            <text:p>Err:508</text:p>
          </table:table-cell>
          <table:table-cell table:number-columns-repeated="248"/>
        </table:table-row>
        <table:table-row table:style-name="ro1">
          <table:table-cell table:number-columns-repeated="256"/>
        </table:table-row>
        <table:table-row table:style-name="ro1">
          <table:table-cell table:style-name="ce2" office:value-type="string">
            <text:p>Icons Which Have a New Use With Icon Spec</text:p>
          </table:table-cell>
          <table:table-cell table:number-columns-repeated="255"/>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number-columns-repeated="3"/>
          <table:table-cell table:formula="oooc:=IF(ISBLANK([.G225];&quot;approval&quot;);0;IF(EXACT([.G225];&quot;draft&quot;);1;IF(EXACT([.G225];&quot;approval&quot;);2;IF(EXACT([.G22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number-columns-repeated="3"/>
          <table:table-cell table:formula="oooc:=IF(ISBLANK([.G226];&quot;approval&quot;);0;IF(EXACT([.G226];&quot;draft&quot;);1;IF(EXACT([.G226];&quot;approval&quot;);2;IF(EXACT([.G22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number-columns-repeated="3"/>
          <table:table-cell table:formula="oooc:=IF(ISBLANK([.G227];&quot;approval&quot;);0;IF(EXACT([.G227];&quot;draft&quot;);1;IF(EXACT([.G227];&quot;approval&quot;);2;IF(EXACT([.G22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number-columns-repeated="3"/>
          <table:table-cell table:formula="oooc:=IF(ISBLANK([.G228];&quot;approval&quot;);0;IF(EXACT([.G228];&quot;draft&quot;);1;IF(EXACT([.G228];&quot;approval&quot;);2;IF(EXACT([.G2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table-cell office:value-type="string">
            <text:p>email action</text:p>
          </table:table-cell>
          <table:table-cell table:style-name="ce4" office:value-type="string">
            <text:p>approval</text:p>
          </table:table-cell>
          <table:table-cell table:formula="oooc:=IF(ISBLANK([.G229];&quot;approval&quot;);0;IF(EXACT([.G229];&quot;draft&quot;);1;IF(EXACT([.G229];&quot;approval&quot;);2;IF(EXACT([.G2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number-columns-repeated="3"/>
          <table:table-cell table:formula="oooc:=IF(ISBLANK([.G230];&quot;approval&quot;);0;IF(EXACT([.G230];&quot;draft&quot;);1;IF(EXACT([.G230];&quot;approval&quot;);2;IF(EXACT([.G23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number-columns-repeated="3"/>
          <table:table-cell table:formula="oooc:=IF(ISBLANK([.G231];&quot;approval&quot;);0;IF(EXACT([.G231];&quot;draft&quot;);1;IF(EXACT([.G231];&quot;approval&quot;);2;IF(EXACT([.G2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number-columns-repeated="3"/>
          <table:table-cell table:formula="oooc:=IF(ISBLANK([.G232];&quot;approval&quot;);0;IF(EXACT([.G232];&quot;draft&quot;);1;IF(EXACT([.G232];&quot;approval&quot;);2;IF(EXACT([.G232];&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number-columns-repeated="3"/>
          <table:table-cell table:formula="oooc:=IF(ISBLANK([.G233];&quot;approval&quot;);0;IF(EXACT([.G233];&quot;draft&quot;);1;IF(EXACT([.G233];&quot;approval&quot;);2;IF(EXACT([.G233];&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number-columns-repeated="3"/>
          <table:table-cell table:formula="oooc:=IF(ISBLANK([.G234];&quot;approval&quot;);0;IF(EXACT([.G234];&quot;draft&quot;);1;IF(EXACT([.G234];&quot;approval&quot;);2;IF(EXACT([.G23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number-columns-repeated="3"/>
          <table:table-cell table:formula="oooc:=IF(ISBLANK([.G235];&quot;approval&quot;);0;IF(EXACT([.G235];&quot;draft&quot;);1;IF(EXACT([.G235];&quot;approval&quot;);2;IF(EXACT([.G23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number-columns-repeated="3"/>
          <table:table-cell table:formula="oooc:=IF(ISBLANK([.G236];&quot;approval&quot;);0;IF(EXACT([.G236];&quot;draft&quot;);1;IF(EXACT([.G236];&quot;approval&quot;);2;IF(EXACT([.G23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number-columns-repeated="3"/>
          <table:table-cell table:formula="oooc:=IF(ISBLANK([.G237];&quot;approval&quot;);0;IF(EXACT([.G237];&quot;draft&quot;);1;IF(EXACT([.G237];&quot;approval&quot;);2;IF(EXACT([.G237];&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number-columns-repeated="3"/>
          <table:table-cell table:formula="oooc:=IF(ISBLANK([.G238];&quot;approval&quot;);0;IF(EXACT([.G238];&quot;draft&quot;);1;IF(EXACT([.G238];&quot;approval&quot;);2;IF(EXACT([.G238];&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number-columns-repeated="3"/>
          <table:table-cell table:formula="oooc:=IF(ISBLANK([.G239];&quot;approval&quot;);0;IF(EXACT([.G239];&quot;draft&quot;);1;IF(EXACT([.G239];&quot;approval&quot;);2;IF(EXACT([.G239];&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number-columns-repeated="3"/>
          <table:table-cell table:formula="oooc:=IF(ISBLANK([.G240];&quot;approval&quot;);0;IF(EXACT([.G240];&quot;draft&quot;);1;IF(EXACT([.G240];&quot;approval&quot;);2;IF(EXACT([.G24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number-columns-repeated="3"/>
          <table:table-cell table:formula="oooc:=IF(ISBLANK([.G241];&quot;approval&quot;);0;IF(EXACT([.G241];&quot;draft&quot;);1;IF(EXACT([.G241];&quot;approval&quot;);2;IF(EXACT([.G241];&quot;final&quot;);3;0))))" office:value-type="float" office:value="0">
            <text:p>Err:508</text:p>
          </table:table-cell>
          <table:table-cell table:number-columns-repeated="248"/>
        </table:table-row>
        <table:table-row table:style-name="ro1">
          <table:table-cell table:style-name="ce2" office:value-type="string">
            <text:p>Icons in Name Spec Which Do Not Exist in KDE</text:p>
          </table:table-cell>
          <table:table-cell table:number-columns-repeated="6"/>
          <table:table-cell table:formula="oooc:=IF(ISBLANK([.G242];&quot;approval&quot;);0;IF(EXACT([.G242];&quot;draft&quot;);1;IF(EXACT([.G242];&quot;approval&quot;);2;IF(EXACT([.G24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number-columns-repeated="3"/>
          <table:table-cell table:formula="oooc:=IF(ISBLANK([.G243];&quot;approval&quot;);0;IF(EXACT([.G243];&quot;draft&quot;);1;IF(EXACT([.G243];&quot;approval&quot;);2;IF(EXACT([.G2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ddress-book-new</text:p>
          </table:table-cell>
          <table:table-cell/>
          <table:table-cell office:value-type="string">
            <text:p>The icon used for the action to create a new address book.</text:p>
          </table:table-cell>
          <table:table-cell table:number-columns-repeated="3"/>
          <table:table-cell table:formula="oooc:=IF(ISBLANK([.G244];&quot;approval&quot;);0;IF(EXACT([.G244];&quot;draft&quot;);1;IF(EXACT([.G244];&quot;approval&quot;);2;IF(EXACT([.G24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ppointment-new</text:p>
          </table:table-cell>
          <table:table-cell/>
          <table:table-cell office:value-type="string">
            <text:p>The icon used for the action to create a new appointment in a calendaring application.</text:p>
          </table:table-cell>
          <table:table-cell table:number-columns-repeated="3"/>
          <table:table-cell table:formula="oooc:=IF(ISBLANK([.G245];&quot;approval&quot;);0;IF(EXACT([.G245];&quot;draft&quot;);1;IF(EXACT([.G245];&quot;approval&quot;);2;IF(EXACT([.G24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tact-new</text:p>
          </table:table-cell>
          <table:table-cell/>
          <table:table-cell office:value-type="string">
            <text:p>The icon used for the action to create a new contact in an address book application.</text:p>
          </table:table-cell>
          <table:table-cell table:number-columns-repeated="3"/>
          <table:table-cell table:formula="oooc:=IF(ISBLANK([.G246];&quot;approval&quot;);0;IF(EXACT([.G246];&quot;draft&quot;);1;IF(EXACT([.G246];&quot;approval&quot;);2;IF(EXACT([.G24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age-setup</text:p>
          </table:table-cell>
          <table:table-cell/>
          <table:table-cell office:value-type="string">
            <text:p>The icon for the page setup action of a document editor.</text:p>
          </table:table-cell>
          <table:table-cell table:number-columns-repeated="3"/>
          <table:table-cell table:formula="oooc:=IF(ISBLANK([.G247];&quot;approval&quot;);0;IF(EXACT([.G247];&quot;draft&quot;);1;IF(EXACT([.G247];&quot;approval&quot;);2;IF(EXACT([.G24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find-replace</text:p>
          </table:table-cell>
          <table:table-cell/>
          <table:table-cell office:value-type="string">
            <text:p>The icon for the find and replace action.</text:p>
          </table:table-cell>
          <table:table-cell table:number-columns-repeated="3"/>
          <table:table-cell table:formula="oooc:=IF(ISBLANK([.G248];&quot;approval&quot;);0;IF(EXACT([.G248];&quot;draft&quot;);1;IF(EXACT([.G248];&quot;approval&quot;);2;IF(EXACT([.G24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select-all</text:p>
          </table:table-cell>
          <table:table-cell/>
          <table:table-cell office:value-type="string">
            <text:p>The icon for the select all action.</text:p>
          </table:table-cell>
          <table:table-cell table:number-columns-repeated="3"/>
          <table:table-cell table:formula="oooc:=IF(ISBLANK([.G249];&quot;approval&quot;);0;IF(EXACT([.G249];&quot;draft&quot;);1;IF(EXACT([.G249];&quot;approval&quot;);2;IF(EXACT([.G24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direction-ltr</text:p>
          </table:table-cell>
          <table:table-cell/>
          <table:table-cell office:value-type="string">
            <text:p>The icon for the left-to-right text formatting action.</text:p>
          </table:table-cell>
          <table:table-cell table:number-columns-repeated="3"/>
          <table:table-cell table:formula="oooc:=IF(ISBLANK([.G250];&quot;approval&quot;);0;IF(EXACT([.G250];&quot;draft&quot;);1;IF(EXACT([.G250];&quot;approval&quot;);2;IF(EXACT([.G25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direction-rtl</text:p>
          </table:table-cell>
          <table:table-cell/>
          <table:table-cell office:value-type="string">
            <text:p>The icon for the right-to-left formatting action.</text:p>
          </table:table-cell>
          <table:table-cell table:number-columns-repeated="3"/>
          <table:table-cell table:formula="oooc:=IF(ISBLANK([.G251];&quot;approval&quot;);0;IF(EXACT([.G251];&quot;draft&quot;);1;IF(EXACT([.G251];&quot;approval&quot;);2;IF(EXACT([.G25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jump</text:p>
          </table:table-cell>
          <table:table-cell/>
          <table:table-cell office:value-type="string">
            <text:p>The icon for the jump to action.</text:p>
          </table:table-cell>
          <table:table-cell table:number-columns-repeated="3"/>
          <table:table-cell table:formula="oooc:=IF(ISBLANK([.G252];&quot;approval&quot;);0;IF(EXACT([.G252];&quot;draft&quot;);1;IF(EXACT([.G252];&quot;approval&quot;);2;IF(EXACT([.G25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about</text:p>
          </table:table-cell>
          <table:table-cell/>
          <table:table-cell office:value-type="string">
            <text:p>The icon for the About item in the Help menu.</text:p>
          </table:table-cell>
          <table:table-cell table:number-columns-repeated="3"/>
          <table:table-cell table:formula="oooc:=IF(ISBLANK([.G253];&quot;approval&quot;);0;IF(EXACT([.G253];&quot;draft&quot;);1;IF(EXACT([.G253];&quot;approval&quot;);2;IF(EXACT([.G25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faq</text:p>
          </table:table-cell>
          <table:table-cell/>
          <table:table-cell office:value-type="string">
            <text:p>The icon for the FAQ item in the Help menu.</text:p>
          </table:table-cell>
          <table:table-cell table:number-columns-repeated="3"/>
          <table:table-cell table:formula="oooc:=IF(ISBLANK([.G254];&quot;approval&quot;);0;IF(EXACT([.G254];&quot;draft&quot;);1;IF(EXACT([.G254];&quot;approval&quot;);2;IF(EXACT([.G25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link</text:p>
          </table:table-cell>
          <table:table-cell/>
          <table:table-cell office:value-type="string">
            <text:p>The icon for the insert link action of an application.</text:p>
          </table:table-cell>
          <table:table-cell table:number-columns-repeated="3"/>
          <table:table-cell table:formula="oooc:=IF(ISBLANK([.G255];&quot;approval&quot;);0;IF(EXACT([.G255];&quot;draft&quot;);1;IF(EXACT([.G255];&quot;approval&quot;);2;IF(EXACT([.G25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text</text:p>
          </table:table-cell>
          <table:table-cell/>
          <table:table-cell office:value-type="string">
            <text:p>The icon for the insert text action of an application.</text:p>
          </table:table-cell>
          <table:table-cell table:number-columns-repeated="3"/>
          <table:table-cell table:formula="oooc:=IF(ISBLANK([.G256];&quot;approval&quot;);0;IF(EXACT([.G256];&quot;draft&quot;);1;IF(EXACT([.G256];&quot;approval&quot;);2;IF(EXACT([.G25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important</text:p>
          </table:table-cell>
          <table:table-cell/>
          <table:table-cell office:value-type="string">
            <text:p>The icon for the mark as important action of an electronic mail application.</text:p>
          </table:table-cell>
          <table:table-cell table:number-columns-repeated="3"/>
          <table:table-cell table:formula="oooc:=IF(ISBLANK([.G257];&quot;approval&quot;);0;IF(EXACT([.G257];&quot;draft&quot;);1;IF(EXACT([.G257];&quot;approval&quot;);2;IF(EXACT([.G25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read</text:p>
          </table:table-cell>
          <table:table-cell/>
          <table:table-cell office:value-type="string">
            <text:p>The icon for the mark as read action of an electronic mail application.</text:p>
          </table:table-cell>
          <table:table-cell table:number-columns-repeated="3"/>
          <table:table-cell table:formula="oooc:=IF(ISBLANK([.G258];&quot;approval&quot;);0;IF(EXACT([.G258];&quot;draft&quot;);1;IF(EXACT([.G258];&quot;approval&quot;);2;IF(EXACT([.G25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unread</text:p>
          </table:table-cell>
          <table:table-cell/>
          <table:table-cell office:value-type="string">
            <text:p>The icon for the mark as unread action of an electronic mail application.</text:p>
          </table:table-cell>
          <table:table-cell table:number-columns-repeated="3"/>
          <table:table-cell table:formula="oooc:=IF(ISBLANK([.G259];&quot;approval&quot;);0;IF(EXACT([.G259];&quot;draft&quot;);1;IF(EXACT([.G259];&quot;approval&quot;);2;IF(EXACT([.G25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send-receive</text:p>
          </table:table-cell>
          <table:table-cell/>
          <table:table-cell office:value-type="string">
            <text:p>The icon for the send and receive action of an electronic mail application.</text:p>
          </table:table-cell>
          <table:table-cell table:number-columns-repeated="3"/>
          <table:table-cell table:formula="oooc:=IF(ISBLANK([.G260];&quot;approval&quot;);0;IF(EXACT([.G260];&quot;draft&quot;);1;IF(EXACT([.G260];&quot;approval&quot;);2;IF(EXACT([.G26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flip-horizontal</text:p>
          </table:table-cell>
          <table:table-cell/>
          <table:table-cell office:value-type="string">
            <text:p>The icon for the action to flip an object horizontally.</text:p>
          </table:table-cell>
          <table:table-cell table:number-columns-repeated="3"/>
          <table:table-cell table:formula="oooc:=IF(ISBLANK([.G261];&quot;approval&quot;);0;IF(EXACT([.G261];&quot;draft&quot;);1;IF(EXACT([.G261];&quot;approval&quot;);2;IF(EXACT([.G26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flip-vertical</text:p>
          </table:table-cell>
          <table:table-cell/>
          <table:table-cell office:value-type="string">
            <text:p>The icon for the action to flip an object vertically.</text:p>
          </table:table-cell>
          <table:table-cell table:number-columns-repeated="3"/>
          <table:table-cell table:formula="oooc:=IF(ISBLANK([.G262];&quot;approval&quot;);0;IF(EXACT([.G262];&quot;draft&quot;);1;IF(EXACT([.G262];&quot;approval&quot;);2;IF(EXACT([.G26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sort-ascending</text:p>
          </table:table-cell>
          <table:table-cell/>
          <table:table-cell office:value-type="string">
            <text:p>The icon used for the &lt;quote&gt;Sort Ascending&lt;/quote&gt; item in the application's &lt;quote&gt;View&lt;/quote&gt; menu, or in a button for changing the sort method for a list.</text:p>
          </table:table-cell>
          <table:table-cell table:number-columns-repeated="3"/>
          <table:table-cell table:formula="oooc:=IF(ISBLANK([.G263];&quot;approval&quot;);0;IF(EXACT([.G263];&quot;draft&quot;);1;IF(EXACT([.G263];&quot;approval&quot;);2;IF(EXACT([.G26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sort-descending</text:p>
          </table:table-cell>
          <table:table-cell/>
          <table:table-cell office:value-type="string">
            <text:p>The icon used for the &lt;quote&gt;Sort Descending&lt;/quote&gt; item in the application's &lt;quote&gt;View&lt;/quote&gt; menu, or in a button for changing the sort method for a list.</text:p>
          </table:table-cell>
          <table:table-cell table:number-columns-repeated="3"/>
          <table:table-cell table:formula="oooc:=IF(ISBLANK([.G264];&quot;approval&quot;);0;IF(EXACT([.G264];&quot;draft&quot;);1;IF(EXACT([.G264];&quot;approval&quot;);2;IF(EXACT([.G264];&quot;final&quot;);3;0))))" office:value-type="float" office:value="0">
            <text:p>Err:508</text:p>
          </table:table-cell>
          <table:table-cell table:number-columns-repeated="248"/>
        </table:table-row>
        <table:table-row table:style-name="ro1">
          <table:table-cell office:value-type="string">
            <text:p>animation</text:p>
          </table:table-cell>
          <table:table-cell office:value-type="string">
            <text:p>process-working</text:p>
          </table:table-cell>
          <table:table-cell/>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number-columns-repeated="3"/>
          <table:table-cell table:formula="oooc:=IF(ISBLANK([.G265];&quot;approval&quot;);0;IF(EXACT([.G265];&quot;draft&quot;);1;IF(EXACT([.G265];&quot;approval&quot;);2;IF(EXACT([.G265];&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calculator</text:p>
          </table:table-cell>
          <table:table-cell/>
          <table:table-cell office:value-type="string">
            <text:p>The icon used for the desktop's calculator accessory program.</text:p>
          </table:table-cell>
          <table:table-cell table:number-columns-repeated="3"/>
          <table:table-cell table:formula="oooc:=IF(ISBLANK([.G266];&quot;approval&quot;);0;IF(EXACT([.G266];&quot;draft&quot;);1;IF(EXACT([.G266];&quot;approval&quot;);2;IF(EXACT([.G266];&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character-map</text:p>
          </table:table-cell>
          <table:table-cell/>
          <table:table-cell office:value-type="string">
            <text:p>The icon used for the desktop's international and extended text character accessory program.</text:p>
          </table:table-cell>
          <table:table-cell table:number-columns-repeated="3"/>
          <table:table-cell table:formula="oooc:=IF(ISBLANK([.G267];&quot;approval&quot;);0;IF(EXACT([.G267];&quot;draft&quot;);1;IF(EXACT([.G267];&quot;approval&quot;);2;IF(EXACT([.G267];&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dictionary</text:p>
          </table:table-cell>
          <table:table-cell/>
          <table:table-cell office:value-type="string">
            <text:p>The icon used for the desktop's dictionary accessory program.</text:p>
          </table:table-cell>
          <table:table-cell table:number-columns-repeated="3"/>
          <table:table-cell table:formula="oooc:=IF(ISBLANK([.G268];&quot;approval&quot;);0;IF(EXACT([.G268];&quot;draft&quot;);1;IF(EXACT([.G268];&quot;approval&quot;);2;IF(EXACT([.G268];&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text-editor</text:p>
          </table:table-cell>
          <table:table-cell/>
          <table:table-cell office:value-type="string">
            <text:p>The icon used for the desktop's text editing accessory program.</text:p>
          </table:table-cell>
          <table:table-cell table:number-columns-repeated="3"/>
          <table:table-cell table:formula="oooc:=IF(ISBLANK([.G269];&quot;approval&quot;);0;IF(EXACT([.G269];&quot;draft&quot;);1;IF(EXACT([.G269];&quot;approval&quot;);2;IF(EXACT([.G269];&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help-browser</text:p>
          </table:table-cell>
          <table:table-cell/>
          <table:table-cell office:value-type="string">
            <text:p>The icon used for the desktop's help browsing application.</text:p>
          </table:table-cell>
          <table:table-cell table:number-columns-repeated="3"/>
          <table:table-cell table:formula="oooc:=IF(ISBLANK([.G270];&quot;approval&quot;);0;IF(EXACT([.G270];&quot;draft&quot;);1;IF(EXACT([.G270];&quot;approval&quot;);2;IF(EXACT([.G270];&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multimedia-volume-control</text:p>
          </table:table-cell>
          <table:table-cell/>
          <table:table-cell office:value-type="string">
            <text:p>The icon used for the desktop's hardware volume control application.</text:p>
          </table:table-cell>
          <table:table-cell table:number-columns-repeated="3"/>
          <table:table-cell table:formula="oooc:=IF(ISBLANK([.G271];&quot;approval&quot;);0;IF(EXACT([.G271];&quot;draft&quot;);1;IF(EXACT([.G271];&quot;approval&quot;);2;IF(EXACT([.G271];&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multimedia</text:p>
          </table:table-cell>
          <table:table-cell/>
          <table:table-cell office:value-type="string">
            <text:p>The icon used for the desktop's multimedia preferences.</text:p>
          </table:table-cell>
          <table:table-cell table:number-columns-repeated="3"/>
          <table:table-cell table:formula="oooc:=IF(ISBLANK([.G272];&quot;approval&quot;);0;IF(EXACT([.G272];&quot;draft&quot;);1;IF(EXACT([.G272];&quot;approval&quot;);2;IF(EXACT([.G272];&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system-software-update</text:p>
          </table:table-cell>
          <table:table-cell/>
          <table:table-cell office:value-type="string">
            <text:p>The icon used for the desktop's software updating application.</text:p>
          </table:table-cell>
          <table:table-cell table:number-columns-repeated="3"/>
          <table:table-cell table:formula="oooc:=IF(ISBLANK([.G273];&quot;approval&quot;);0;IF(EXACT([.G273];&quot;draft&quot;);1;IF(EXACT([.G273];&quot;approval&quot;);2;IF(EXACT([.G273];&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utilities-system-monitor</text:p>
          </table:table-cell>
          <table:table-cell/>
          <table:table-cell office:value-type="string">
            <text:p>The icon used for the desktop's system resource monitor application.</text:p>
          </table:table-cell>
          <table:table-cell table:number-columns-repeated="3"/>
          <table:table-cell table:formula="oooc:=IF(ISBLANK([.G274];&quot;approval&quot;);0;IF(EXACT([.G274];&quot;draft&quot;);1;IF(EXACT([.G274];&quot;approval&quot;);2;IF(EXACT([.G274];&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utilities-terminal</text:p>
          </table:table-cell>
          <table:table-cell/>
          <table:table-cell office:value-type="string">
            <text:p>The icon used for the desktop's terminal emulation application.</text:p>
          </table:table-cell>
          <table:table-cell table:number-columns-repeated="3"/>
          <table:table-cell table:formula="oooc:=IF(ISBLANK([.G275];&quot;approval&quot;);0;IF(EXACT([.G275];&quot;draft&quot;);1;IF(EXACT([.G275];&quot;approval&quot;);2;IF(EXACT([.G27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ngineering</text:p>
          </table:table-cell>
          <table:table-cell/>
          <table:table-cell office:value-type="string">
            <text:p>The icon for the &lt;quote&gt;Engineering&lt;/quote&gt; sub-menu of the Programs menu.</text:p>
          </table:table-cell>
          <table:table-cell table:number-columns-repeated="3"/>
          <table:table-cell table:formula="oooc:=IF(ISBLANK([.G276];&quot;approval&quot;);0;IF(EXACT([.G276];&quot;draft&quot;);1;IF(EXACT([.G276];&quot;approval&quot;);2;IF(EXACT([.G27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other</text:p>
          </table:table-cell>
          <table:table-cell/>
          <table:table-cell office:value-type="string">
            <text:p>The icon for the &lt;quote&gt;Other&lt;/quote&gt; sub-menu of the Programs menu.</text:p>
          </table:table-cell>
          <table:table-cell table:number-columns-repeated="3"/>
          <table:table-cell table:formula="oooc:=IF(ISBLANK([.G277];&quot;approval&quot;);0;IF(EXACT([.G277];&quot;draft&quot;);1;IF(EXACT([.G277];&quot;approval&quot;);2;IF(EXACT([.G27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cience</text:p>
          </table:table-cell>
          <table:table-cell/>
          <table:table-cell office:value-type="string">
            <text:p>The icon for the &lt;quote&gt;Science&lt;/quote&gt; sub-menu of the Programs menu.</text:p>
          </table:table-cell>
          <table:table-cell table:number-columns-repeated="3"/>
          <table:table-cell table:formula="oooc:=IF(ISBLANK([.G278];&quot;approval&quot;);0;IF(EXACT([.G278];&quot;draft&quot;);1;IF(EXACT([.G278];&quot;approval&quot;);2;IF(EXACT([.G27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other</text:p>
          </table:table-cell>
          <table:table-cell/>
          <table:table-cell office:value-type="string">
            <text:p>The icon for the &lt;quote&gt;Other&lt;/quote&gt; preferences category.</text:p>
          </table:table-cell>
          <table:table-cell table:number-columns-repeated="3"/>
          <table:table-cell table:formula="oooc:=IF(ISBLANK([.G279];&quot;approval&quot;);0;IF(EXACT([.G279];&quot;draft&quot;);1;IF(EXACT([.G279];&quot;approval&quot;);2;IF(EXACT([.G27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system</text:p>
          </table:table-cell>
          <table:table-cell/>
          <table:table-cell office:value-type="string">
            <text:p>The icon for the &lt;quote&gt;System Preferences&lt;/quote&gt; category.</text:p>
          </table:table-cell>
          <table:table-cell table:number-columns-repeated="3"/>
          <table:table-cell table:formula="oooc:=IF(ISBLANK([.G280];&quot;approval&quot;);0;IF(EXACT([.G280];&quot;draft&quot;);1;IF(EXACT([.G280];&quot;approval&quot;);2;IF(EXACT([.G28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system-network</text:p>
          </table:table-cell>
          <table:table-cell/>
          <table:table-cell office:value-type="string">
            <text:p>The icon for the &lt;quote&gt;Network&lt;/quote&gt; sub-category of the &lt;quote&gt;System Preferences&lt;/quote&gt; category.</text:p>
          </table:table-cell>
          <table:table-cell table:number-columns-repeated="3"/>
          <table:table-cell table:formula="oooc:=IF(ISBLANK([.G281];&quot;approval&quot;);0;IF(EXACT([.G281];&quot;draft&quot;);1;IF(EXACT([.G281];&quot;approval&quot;);2;IF(EXACT([.G28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system-help</text:p>
          </table:table-cell>
          <table:table-cell/>
          <table:table-cell office:value-type="string">
            <text:p>The icon for the &lt;quote&gt;Help&lt;/quote&gt; system category.</text:p>
          </table:table-cell>
          <table:table-cell table:number-columns-repeated="3"/>
          <table:table-cell table:formula="oooc:=IF(ISBLANK([.G282];&quot;approval&quot;);0;IF(EXACT([.G282];&quot;draft&quot;);1;IF(EXACT([.G282];&quot;approval&quot;);2;IF(EXACT([.G282];&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audio-card</text:p>
          </table:table-cell>
          <table:table-cell/>
          <table:table-cell office:value-type="string">
            <text:p>The icon used for the audio rendering device.</text:p>
          </table:table-cell>
          <table:table-cell table:number-columns-repeated="3"/>
          <table:table-cell table:formula="oooc:=IF(ISBLANK([.G283];&quot;approval&quot;);0;IF(EXACT([.G283];&quot;draft&quot;);1;IF(EXACT([.G283];&quot;approval&quot;);2;IF(EXACT([.G283];&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audio-input-microphone</text:p>
          </table:table-cell>
          <table:table-cell/>
          <table:table-cell office:value-type="string">
            <text:p>The icon used for the microphone audio input device.</text:p>
          </table:table-cell>
          <table:table-cell table:number-columns-repeated="3"/>
          <table:table-cell table:formula="oooc:=IF(ISBLANK([.G284];&quot;approval&quot;);0;IF(EXACT([.G284];&quot;draft&quot;);1;IF(EXACT([.G284];&quot;approval&quot;);2;IF(EXACT([.G28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amera-video</text:p>
          </table:table-cell>
          <table:table-cell/>
          <table:table-cell office:value-type="string">
            <text:p>The icon used for a video or web camera.</text:p>
          </table:table-cell>
          <table:table-cell table:number-columns-repeated="3"/>
          <table:table-cell table:formula="oooc:=IF(ISBLANK([.G285];&quot;approval&quot;);0;IF(EXACT([.G285];&quot;draft&quot;);1;IF(EXACT([.G285];&quot;approval&quot;);2;IF(EXACT([.G28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tape</text:p>
          </table:table-cell>
          <table:table-cell/>
          <table:table-cell office:value-type="string">
            <text:p>The icon used for generic physical tape media.</text:p>
          </table:table-cell>
          <table:table-cell table:number-columns-repeated="3"/>
          <table:table-cell table:formula="oooc:=IF(ISBLANK([.G286];&quot;approval&quot;);0;IF(EXACT([.G286];&quot;draft&quot;);1;IF(EXACT([.G286];&quot;approval&quot;);2;IF(EXACT([.G28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odem</text:p>
          </table:table-cell>
          <table:table-cell/>
          <table:table-cell office:value-type="string">
            <text:p>The icon used for modem devices.</text:p>
          </table:table-cell>
          <table:table-cell table:number-columns-repeated="3"/>
          <table:table-cell table:formula="oooc:=IF(ISBLANK([.G287];&quot;approval&quot;);0;IF(EXACT([.G287];&quot;draft&quot;);1;IF(EXACT([.G287];&quot;approval&quot;);2;IF(EXACT([.G287];&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G288];&quot;approval&quot;);0;IF(EXACT([.G288];&quot;draft&quot;);1;IF(EXACT([.G288];&quot;approval&quot;);2;IF(EXACT([.G288];&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G289];&quot;approval&quot;);0;IF(EXACT([.G289];&quot;draft&quot;);1;IF(EXACT([.G289];&quot;approval&quot;);2;IF(EXACT([.G289];&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ocuments</text:p>
          </table:table-cell>
          <table:table-cell/>
          <table:table-cell office:value-type="string">
            <text:p>The icon used as an emblem for the directory where a user's documents are stored.</text:p>
          </table:table-cell>
          <table:table-cell table:number-columns-repeated="3"/>
          <table:table-cell table:formula="oooc:=IF(ISBLANK([.G290];&quot;approval&quot;);0;IF(EXACT([.G290];&quot;draft&quot;);1;IF(EXACT([.G290];&quot;approval&quot;);2;IF(EXACT([.G290];&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ownloads</text:p>
          </table:table-cell>
          <table:table-cell/>
          <table:table-cell office:value-type="string">
            <text:p>The icon used as an emblem for the directory where a user's downloads from the internet are stored.</text:p>
          </table:table-cell>
          <table:table-cell table:number-columns-repeated="3"/>
          <table:table-cell table:formula="oooc:=IF(ISBLANK([.G291];&quot;approval&quot;);0;IF(EXACT([.G291];&quot;draft&quot;);1;IF(EXACT([.G291];&quot;approval&quot;);2;IF(EXACT([.G291];&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favorite</text:p>
          </table:table-cell>
          <table:table-cell/>
          <table:table-cell office:value-type="string">
            <text:p>The icon used as an emblem for files and directories that the user marks as favorites.</text:p>
          </table:table-cell>
          <table:table-cell table:number-columns-repeated="3"/>
          <table:table-cell table:formula="oooc:=IF(ISBLANK([.G292];&quot;approval&quot;);0;IF(EXACT([.G292];&quot;draft&quot;);1;IF(EXACT([.G292];&quot;approval&quot;);2;IF(EXACT([.G292];&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important</text:p>
          </table:table-cell>
          <table:table-cell/>
          <table:table-cell office:value-type="string">
            <text:p>The icon used as an emblem for files and directories that are marked as important by the user.</text:p>
          </table:table-cell>
          <table:table-cell table:number-columns-repeated="3"/>
          <table:table-cell table:formula="oooc:=IF(ISBLANK([.G293];&quot;approval&quot;);0;IF(EXACT([.G293];&quot;draft&quot;);1;IF(EXACT([.G293];&quot;approval&quot;);2;IF(EXACT([.G293];&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mail</text:p>
          </table:table-cell>
          <table:table-cell/>
          <table:table-cell office:value-type="string">
            <text:p>The icon used as an emblem to specify the directory where the user's electronic mail is stored.</text:p>
          </table:table-cell>
          <table:table-cell table:number-columns-repeated="3"/>
          <table:table-cell table:formula="oooc:=IF(ISBLANK([.G294];&quot;approval&quot;);0;IF(EXACT([.G294];&quot;draft&quot;);1;IF(EXACT([.G294];&quot;approval&quot;);2;IF(EXACT([.G294];&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photos</text:p>
          </table:table-cell>
          <table:table-cell/>
          <table:table-cell office:value-type="string">
            <text:p>The icon used as an emblem to specify the directory where the user stores photographs.</text:p>
          </table:table-cell>
          <table:table-cell table:number-columns-repeated="3"/>
          <table:table-cell table:formula="oooc:=IF(ISBLANK([.G295];&quot;approval&quot;);0;IF(EXACT([.G295];&quot;draft&quot;);1;IF(EXACT([.G295];&quot;approval&quot;);2;IF(EXACT([.G295];&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readonly</text:p>
          </table:table-cell>
          <table:table-cell/>
          <table:table-cell office:value-type="string">
            <text:p>The icon used as an emblem for files and directories which can not be written to by the user.</text:p>
          </table:table-cell>
          <table:table-cell table:number-columns-repeated="3"/>
          <table:table-cell table:formula="oooc:=IF(ISBLANK([.G296];&quot;approval&quot;);0;IF(EXACT([.G296];&quot;draft&quot;);1;IF(EXACT([.G296];&quot;approval&quot;);2;IF(EXACT([.G296];&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hared</text:p>
          </table:table-cell>
          <table:table-cell/>
          <table:table-cell office:value-type="string">
            <text:p>The icon used as an emblem for files and directories that are shared to other users.</text:p>
          </table:table-cell>
          <table:table-cell table:number-columns-repeated="3"/>
          <table:table-cell table:formula="oooc:=IF(ISBLANK([.G297];&quot;approval&quot;);0;IF(EXACT([.G297];&quot;draft&quot;);1;IF(EXACT([.G297];&quot;approval&quot;);2;IF(EXACT([.G297];&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mbolic-link</text:p>
          </table:table-cell>
          <table:table-cell/>
          <table:table-cell office:value-type="string">
            <text:p>The icon used as an emblem for files and direcotires that are links to other files or directories on the filesystem.</text:p>
          </table:table-cell>
          <table:table-cell table:number-columns-repeated="3"/>
          <table:table-cell table:formula="oooc:=IF(ISBLANK([.G298];&quot;approval&quot;);0;IF(EXACT([.G298];&quot;draft&quot;);1;IF(EXACT([.G298];&quot;approval&quot;);2;IF(EXACT([.G298];&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nchronized</text:p>
          </table:table-cell>
          <table:table-cell/>
          <table:table-cell office:value-type="string">
            <text:p>The icon used as an emblem for files or directories that are configured to be synchronized to another device.</text:p>
          </table:table-cell>
          <table:table-cell table:number-columns-repeated="3"/>
          <table:table-cell table:formula="oooc:=IF(ISBLANK([.G299];&quot;approval&quot;);0;IF(EXACT([.G299];&quot;draft&quot;);1;IF(EXACT([.G299];&quot;approval&quot;);2;IF(EXACT([.G299];&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stem</text:p>
          </table:table-cell>
          <table:table-cell/>
          <table:table-cell office:value-type="string">
            <text:p>The icon used as an emblem for directories that contain system libraries, settings, and data.</text:p>
          </table:table-cell>
          <table:table-cell table:number-columns-repeated="3"/>
          <table:table-cell table:formula="oooc:=IF(ISBLANK([.G300];&quot;approval&quot;);0;IF(EXACT([.G300];&quot;draft&quot;);1;IF(EXACT([.G300];&quot;approval&quot;);2;IF(EXACT([.G300];&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unreadable</text:p>
          </table:table-cell>
          <table:table-cell/>
          <table:table-cell office:value-type="string">
            <text:p>The icon used as an emblem for files and directories that are inaccessible.</text:p>
          </table:table-cell>
          <table:table-cell table:number-columns-repeated="3"/>
          <table:table-cell table:formula="oooc:=IF(ISBLANK([.G301];&quot;approval&quot;);0;IF(EXACT([.G301];&quot;draft&quot;);1;IF(EXACT([.G301];&quot;approval&quot;);2;IF(EXACT([.G301];&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angel</text:p>
          </table:table-cell>
          <table:table-cell/>
          <table:table-cell office:value-type="string">
            <text:p>The icon used for the 0:-) emote.</text:p>
          </table:table-cell>
          <table:table-cell table:number-columns-repeated="3"/>
          <table:table-cell table:formula="oooc:=IF(ISBLANK([.G302];&quot;approval&quot;);0;IF(EXACT([.G302];&quot;draft&quot;);1;IF(EXACT([.G302];&quot;approval&quot;);2;IF(EXACT([.G302];&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crying</text:p>
          </table:table-cell>
          <table:table-cell/>
          <table:table-cell office:value-type="string">
            <text:p>The icon used for the :'( emote.</text:p>
          </table:table-cell>
          <table:table-cell table:number-columns-repeated="3"/>
          <table:table-cell table:formula="oooc:=IF(ISBLANK([.G303];&quot;approval&quot;);0;IF(EXACT([.G303];&quot;draft&quot;);1;IF(EXACT([.G303];&quot;approval&quot;);2;IF(EXACT([.G303];&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devil-grin</text:p>
          </table:table-cell>
          <table:table-cell/>
          <table:table-cell office:value-type="string">
            <text:p>The icon used for the &gt;:-) emote.</text:p>
          </table:table-cell>
          <table:table-cell table:number-columns-repeated="3"/>
          <table:table-cell table:formula="oooc:=IF(ISBLANK([.G304];&quot;approval&quot;);0;IF(EXACT([.G304];&quot;draft&quot;);1;IF(EXACT([.G304];&quot;approval&quot;);2;IF(EXACT([.G304];&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devil-sad</text:p>
          </table:table-cell>
          <table:table-cell/>
          <table:table-cell office:value-type="string">
            <text:p>The icon used for the &gt;:-( emote.</text:p>
          </table:table-cell>
          <table:table-cell table:number-columns-repeated="3"/>
          <table:table-cell table:formula="oooc:=IF(ISBLANK([.G305];&quot;approval&quot;);0;IF(EXACT([.G305];&quot;draft&quot;);1;IF(EXACT([.G305];&quot;approval&quot;);2;IF(EXACT([.G305];&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glasses</text:p>
          </table:table-cell>
          <table:table-cell/>
          <table:table-cell office:value-type="string">
            <text:p>The icon used for the B-) emote.</text:p>
          </table:table-cell>
          <table:table-cell table:number-columns-repeated="3"/>
          <table:table-cell table:formula="oooc:=IF(ISBLANK([.G306];&quot;approval&quot;);0;IF(EXACT([.G306];&quot;draft&quot;);1;IF(EXACT([.G306];&quot;approval&quot;);2;IF(EXACT([.G306];&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kiss</text:p>
          </table:table-cell>
          <table:table-cell/>
          <table:table-cell office:value-type="string">
            <text:p>The icon used for the :-* emote.</text:p>
          </table:table-cell>
          <table:table-cell table:number-columns-repeated="3"/>
          <table:table-cell table:formula="oooc:=IF(ISBLANK([.G307];&quot;approval&quot;);0;IF(EXACT([.G307];&quot;draft&quot;);1;IF(EXACT([.G307];&quot;approval&quot;);2;IF(EXACT([.G307];&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monkey</text:p>
          </table:table-cell>
          <table:table-cell/>
          <table:table-cell office:value-type="string">
            <text:p>The icon used for the :-(|) emote.</text:p>
          </table:table-cell>
          <table:table-cell table:number-columns-repeated="3"/>
          <table:table-cell table:formula="oooc:=IF(ISBLANK([.G308];&quot;approval&quot;);0;IF(EXACT([.G308];&quot;draft&quot;);1;IF(EXACT([.G308];&quot;approval&quot;);2;IF(EXACT([.G308];&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plain</text:p>
          </table:table-cell>
          <table:table-cell/>
          <table:table-cell office:value-type="string">
            <text:p>The icon used for the :-| emote.</text:p>
          </table:table-cell>
          <table:table-cell table:number-columns-repeated="3"/>
          <table:table-cell table:formula="oooc:=IF(ISBLANK([.G309];&quot;approval&quot;);0;IF(EXACT([.G309];&quot;draft&quot;);1;IF(EXACT([.G309];&quot;approval&quot;);2;IF(EXACT([.G309];&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ad</text:p>
          </table:table-cell>
          <table:table-cell/>
          <table:table-cell office:value-type="string">
            <text:p>The icon used for the :-( emote.</text:p>
          </table:table-cell>
          <table:table-cell table:number-columns-repeated="3"/>
          <table:table-cell table:formula="oooc:=IF(ISBLANK([.G310];&quot;approval&quot;);0;IF(EXACT([.G310];&quot;draft&quot;);1;IF(EXACT([.G310];&quot;approval&quot;);2;IF(EXACT([.G310];&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text:p>
          </table:table-cell>
          <table:table-cell/>
          <table:table-cell office:value-type="string">
            <text:p>The icon used for the :-) emote.</text:p>
          </table:table-cell>
          <table:table-cell table:number-columns-repeated="3"/>
          <table:table-cell table:formula="oooc:=IF(ISBLANK([.G311];&quot;approval&quot;);0;IF(EXACT([.G311];&quot;draft&quot;);1;IF(EXACT([.G311];&quot;approval&quot;);2;IF(EXACT([.G311];&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G312];&quot;approval&quot;);0;IF(EXACT([.G312];&quot;draft&quot;);1;IF(EXACT([.G312];&quot;approval&quot;);2;IF(EXACT([.G312];&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G313];&quot;approval&quot;);0;IF(EXACT([.G313];&quot;draft&quot;);1;IF(EXACT([.G313];&quot;approval&quot;);2;IF(EXACT([.G313];&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rk</text:p>
          </table:table-cell>
          <table:table-cell/>
          <table:table-cell office:value-type="string">
            <text:p>The icon used for the :-! emote.</text:p>
          </table:table-cell>
          <table:table-cell table:number-columns-repeated="3"/>
          <table:table-cell table:formula="oooc:=IF(ISBLANK([.G314];&quot;approval&quot;);0;IF(EXACT([.G314];&quot;draft&quot;);1;IF(EXACT([.G314];&quot;approval&quot;);2;IF(EXACT([.G314];&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urprise</text:p>
          </table:table-cell>
          <table:table-cell/>
          <table:table-cell office:value-type="string">
            <text:p>The icon used for the :-0 emote.</text:p>
          </table:table-cell>
          <table:table-cell table:number-columns-repeated="3"/>
          <table:table-cell table:formula="oooc:=IF(ISBLANK([.G315];&quot;approval&quot;);0;IF(EXACT([.G315];&quot;draft&quot;);1;IF(EXACT([.G315];&quot;approval&quot;);2;IF(EXACT([.G315];&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wink</text:p>
          </table:table-cell>
          <table:table-cell/>
          <table:table-cell office:value-type="string">
            <text:p>The icon used for the </text:p>
          </table:table-cell>
          <table:table-cell table:number-columns-repeated="3"/>
          <table:table-cell table:formula="oooc:=IF(ISBLANK([.G316];&quot;approval&quot;);0;IF(EXACT([.G316];&quot;draft&quot;);1;IF(EXACT([.G316];&quot;approval&quot;);2;IF(EXACT([.G316];&quot;final&quot;);3;0))))" office:value-type="float" office:value="0">
            <text:p>Err:508</text:p>
          </table:table-cell>
          <table:table-cell table:number-columns-repeated="248"/>
        </table:table-row>
        <table:table-row table:style-name="ro1">
          <table:table-cell office:value-type="string">
            <text:p>flag</text:p>
          </table:table-cell>
          <table:table-cell office:value-type="string">
            <text:p>flag-aa</text:p>
          </table:table-cell>
          <table:table-cell/>
          <table:table-cell office:value-type="string">
            <text:p>The flag for the country with the ISO 3166 country code AA. All flags should use ISO 3166 two-letter country codes, in lowercase form, as the specifier for the country.</text:p>
          </table:table-cell>
          <table:table-cell table:number-columns-repeated="3"/>
          <table:table-cell table:formula="oooc:=IF(ISBLANK([.G317];&quot;approval&quot;);0;IF(EXACT([.G317];&quot;draft&quot;);1;IF(EXACT([.G317];&quot;approval&quot;);2;IF(EXACT([.G317];&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package-x-generic</text:p>
          </table:table-cell>
          <table:table-cell/>
          <table:table-cell office:value-type="string">
            <text:p>The icon used for generic package file types.</text:p>
          </table:table-cell>
          <table:table-cell table:number-columns-repeated="3"/>
          <table:table-cell table:formula="oooc:=IF(ISBLANK([.G318];&quot;approval&quot;);0;IF(EXACT([.G318];&quot;draft&quot;);1;IF(EXACT([.G318];&quot;approval&quot;);2;IF(EXACT([.G318];&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generic-template</text:p>
          </table:table-cell>
          <table:table-cell/>
          <table:table-cell office:value-type="string">
            <text:p>The icon used for generic text templates.</text:p>
          </table:table-cell>
          <table:table-cell table:number-columns-repeated="3"/>
          <table:table-cell table:formula="oooc:=IF(ISBLANK([.G319];&quot;approval&quot;);0;IF(EXACT([.G319];&quot;draft&quot;);1;IF(EXACT([.G319];&quot;approval&quot;);2;IF(EXACT([.G319];&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document</text:p>
          </table:table-cell>
          <table:table-cell/>
          <table:table-cell office:value-type="string">
            <text:p>The icon used for generic document and letter file types.</text:p>
          </table:table-cell>
          <table:table-cell table:number-columns-repeated="3"/>
          <table:table-cell table:formula="oooc:=IF(ISBLANK([.G320];&quot;approval&quot;);0;IF(EXACT([.G320];&quot;draft&quot;);1;IF(EXACT([.G320];&quot;approval&quot;);2;IF(EXACT([.G320];&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presentation</text:p>
          </table:table-cell>
          <table:table-cell/>
          <table:table-cell office:value-type="string">
            <text:p>The icon used for generic presentation file types.</text:p>
          </table:table-cell>
          <table:table-cell table:number-columns-repeated="3"/>
          <table:table-cell table:formula="oooc:=IF(ISBLANK([.G321];&quot;approval&quot;);0;IF(EXACT([.G321];&quot;draft&quot;);1;IF(EXACT([.G321];&quot;approval&quot;);2;IF(EXACT([.G321];&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spreadsheet</text:p>
          </table:table-cell>
          <table:table-cell/>
          <table:table-cell office:value-type="string">
            <text:p>The icon used for generic spreadsheet file types.</text:p>
          </table:table-cell>
          <table:table-cell table:number-columns-repeated="3"/>
          <table:table-cell table:formula="oooc:=IF(ISBLANK([.G322];&quot;approval&quot;);0;IF(EXACT([.G322];&quot;draft&quot;);1;IF(EXACT([.G322];&quot;approval&quot;);2;IF(EXACT([.G322];&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start-here</text:p>
          </table:table-cell>
          <table:table-cell/>
          <table:table-cell office:value-type="string">
            <text:p>The icon used by the desktop's main menu for accessing places, applications, and other features.</text:p>
          </table:table-cell>
          <table:table-cell table:number-columns-repeated="3"/>
          <table:table-cell table:formula="oooc:=IF(ISBLANK([.G323];&quot;approval&quot;);0;IF(EXACT([.G323];&quot;draft&quot;);1;IF(EXACT([.G323];&quot;approval&quot;);2;IF(EXACT([.G32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ppointment-missed</text:p>
          </table:table-cell>
          <table:table-cell/>
          <table:table-cell office:value-type="string">
            <text:p>The icon used when an appointment was missed.</text:p>
          </table:table-cell>
          <table:table-cell table:number-columns-repeated="3"/>
          <table:table-cell table:formula="oooc:=IF(ISBLANK([.G324];&quot;approval&quot;);0;IF(EXACT([.G324];&quot;draft&quot;);1;IF(EXACT([.G324];&quot;approval&quot;);2;IF(EXACT([.G32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ppointment-soon</text:p>
          </table:table-cell>
          <table:table-cell/>
          <table:table-cell office:value-type="string">
            <text:p>The icon used when an appointment will occur soon.</text:p>
          </table:table-cell>
          <table:table-cell table:number-columns-repeated="3"/>
          <table:table-cell table:formula="oooc:=IF(ISBLANK([.G325];&quot;approval&quot;);0;IF(EXACT([.G325];&quot;draft&quot;);1;IF(EXACT([.G325];&quot;approval&quot;);2;IF(EXACT([.G32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high</text:p>
          </table:table-cell>
          <table:table-cell/>
          <table:table-cell office:value-type="string">
            <text:p>The icon used to indicate high audio volume.</text:p>
          </table:table-cell>
          <table:table-cell table:number-columns-repeated="3"/>
          <table:table-cell table:formula="oooc:=IF(ISBLANK([.G326];&quot;approval&quot;);0;IF(EXACT([.G326];&quot;draft&quot;);1;IF(EXACT([.G326];&quot;approval&quot;);2;IF(EXACT([.G32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low</text:p>
          </table:table-cell>
          <table:table-cell/>
          <table:table-cell office:value-type="string">
            <text:p>The icon used to indicate low audio volume.</text:p>
          </table:table-cell>
          <table:table-cell table:number-columns-repeated="3"/>
          <table:table-cell table:formula="oooc:=IF(ISBLANK([.G327];&quot;approval&quot;);0;IF(EXACT([.G327];&quot;draft&quot;);1;IF(EXACT([.G327];&quot;approval&quot;);2;IF(EXACT([.G32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medium</text:p>
          </table:table-cell>
          <table:table-cell/>
          <table:table-cell office:value-type="string">
            <text:p>The icon used to indicate medium audio volume.</text:p>
          </table:table-cell>
          <table:table-cell table:number-columns-repeated="3"/>
          <table:table-cell table:formula="oooc:=IF(ISBLANK([.G328];&quot;approval&quot;);0;IF(EXACT([.G328];&quot;draft&quot;);1;IF(EXACT([.G328];&quot;approval&quot;);2;IF(EXACT([.G32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muted</text:p>
          </table:table-cell>
          <table:table-cell/>
          <table:table-cell office:value-type="string">
            <text:p>The icon used to indicate the muted state for audio playback.</text:p>
          </table:table-cell>
          <table:table-cell table:number-columns-repeated="3"/>
          <table:table-cell table:formula="oooc:=IF(ISBLANK([.G329];&quot;approval&quot;);0;IF(EXACT([.G329];&quot;draft&quot;);1;IF(EXACT([.G329];&quot;approval&quot;);2;IF(EXACT([.G32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battery-caution</text:p>
          </table:table-cell>
          <table:table-cell/>
          <table:table-cell office:value-type="string">
            <text:p>The icon used when the battery is below 40%.</text:p>
          </table:table-cell>
          <table:table-cell table:number-columns-repeated="3"/>
          <table:table-cell table:formula="oooc:=IF(ISBLANK([.G330];&quot;approval&quot;);0;IF(EXACT([.G330];&quot;draft&quot;);1;IF(EXACT([.G330];&quot;approval&quot;);2;IF(EXACT([.G33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battery-low</text:p>
          </table:table-cell>
          <table:table-cell/>
          <table:table-cell office:value-type="string">
            <text:p>The icon used when the battery is below 20%.</text:p>
          </table:table-cell>
          <table:table-cell table:number-columns-repeated="3"/>
          <table:table-cell table:formula="oooc:=IF(ISBLANK([.G331];&quot;approval&quot;);0;IF(EXACT([.G331];&quot;draft&quot;);1;IF(EXACT([.G331];&quot;approval&quot;);2;IF(EXACT([.G33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dialog-password</text:p>
          </table:table-cell>
          <table:table-cell/>
          <table:table-cell office:value-type="string">
            <text:p>The icon used when a dialog requesting the authentication credentials for a user is opened.</text:p>
          </table:table-cell>
          <table:table-cell table:number-columns-repeated="3"/>
          <table:table-cell table:formula="oooc:=IF(ISBLANK([.G332];&quot;approval&quot;);0;IF(EXACT([.G332];&quot;draft&quot;);1;IF(EXACT([.G332];&quot;approval&quot;);2;IF(EXACT([.G33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folder-drag-accept</text:p>
          </table:table-cell>
          <table:table-cell/>
          <table:table-cell office:value-type="string">
            <text:p>The icon used for a folder while an object is being dragged onto it, that is of a type that the directory can contain.</text:p>
          </table:table-cell>
          <table:table-cell table:number-columns-repeated="3"/>
          <table:table-cell table:formula="oooc:=IF(ISBLANK([.G333];&quot;approval&quot;);0;IF(EXACT([.G333];&quot;draft&quot;);1;IF(EXACT([.G333];&quot;approval&quot;);2;IF(EXACT([.G33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folder-visiting</text:p>
          </table:table-cell>
          <table:table-cell/>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number-columns-repeated="3"/>
          <table:table-cell table:formula="oooc:=IF(ISBLANK([.G334];&quot;approval&quot;);0;IF(EXACT([.G334];&quot;draft&quot;);1;IF(EXACT([.G334];&quot;approval&quot;);2;IF(EXACT([.G33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image-loading</text:p>
          </table:table-cell>
          <table:table-cell/>
          <table:table-cell office:value-type="string">
            <text:p>The icon used when another image is being loaded, such as thumnails for larger images in the file manager.</text:p>
          </table:table-cell>
          <table:table-cell table:number-columns-repeated="3"/>
          <table:table-cell table:formula="oooc:=IF(ISBLANK([.G335];&quot;approval&quot;);0;IF(EXACT([.G335];&quot;draft&quot;);1;IF(EXACT([.G335];&quot;approval&quot;);2;IF(EXACT([.G33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image-missing</text:p>
          </table:table-cell>
          <table:table-cell/>
          <table:table-cell office:value-type="string">
            <text:p>The icon used when another image could not be loaded.</text:p>
          </table:table-cell>
          <table:table-cell table:number-columns-repeated="3"/>
          <table:table-cell table:formula="oooc:=IF(ISBLANK([.G336];&quot;approval&quot;);0;IF(EXACT([.G336];&quot;draft&quot;);1;IF(EXACT([.G336];&quot;approval&quot;);2;IF(EXACT([.G33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attachment</text:p>
          </table:table-cell>
          <table:table-cell/>
          <table:table-cell office:value-type="string">
            <text:p>The icon used for an electronic mail that contains attachments.</text:p>
          </table:table-cell>
          <table:table-cell table:number-columns-repeated="3"/>
          <table:table-cell table:formula="oooc:=IF(ISBLANK([.G337];&quot;approval&quot;);0;IF(EXACT([.G337];&quot;draft&quot;);1;IF(EXACT([.G337];&quot;approval&quot;);2;IF(EXACT([.G33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read</text:p>
          </table:table-cell>
          <table:table-cell/>
          <table:table-cell office:value-type="string">
            <text:p>The icon used for an electronic mail that is read.</text:p>
          </table:table-cell>
          <table:table-cell table:number-columns-repeated="3"/>
          <table:table-cell table:formula="oooc:=IF(ISBLANK([.G338];&quot;approval&quot;);0;IF(EXACT([.G338];&quot;draft&quot;);1;IF(EXACT([.G338];&quot;approval&quot;);2;IF(EXACT([.G33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replied</text:p>
          </table:table-cell>
          <table:table-cell/>
          <table:table-cell office:value-type="string">
            <text:p>The icon used for an electronic mail that has been replied to.</text:p>
          </table:table-cell>
          <table:table-cell table:number-columns-repeated="3"/>
          <table:table-cell table:formula="oooc:=IF(ISBLANK([.G339];&quot;approval&quot;);0;IF(EXACT([.G339];&quot;draft&quot;);1;IF(EXACT([.G339];&quot;approval&quot;);2;IF(EXACT([.G33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text:p>
          </table:table-cell>
          <table:table-cell/>
          <table:table-cell office:value-type="string">
            <text:p>The icon used for an electronic mail that contains a signature.</text:p>
          </table:table-cell>
          <table:table-cell table:number-columns-repeated="3"/>
          <table:table-cell table:formula="oooc:=IF(ISBLANK([.G340];&quot;approval&quot;);0;IF(EXACT([.G340];&quot;draft&quot;);1;IF(EXACT([.G340];&quot;approval&quot;);2;IF(EXACT([.G34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G341];&quot;approval&quot;);0;IF(EXACT([.G341];&quot;draft&quot;);1;IF(EXACT([.G341];&quot;approval&quot;);2;IF(EXACT([.G34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G342];&quot;approval&quot;);0;IF(EXACT([.G342];&quot;draft&quot;);1;IF(EXACT([.G342];&quot;approval&quot;);2;IF(EXACT([.G34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unread</text:p>
          </table:table-cell>
          <table:table-cell/>
          <table:table-cell office:value-type="string">
            <text:p>The icon used for an electronic mail that is unread.</text:p>
          </table:table-cell>
          <table:table-cell table:number-columns-repeated="3"/>
          <table:table-cell table:formula="oooc:=IF(ISBLANK([.G343];&quot;approval&quot;);0;IF(EXACT([.G343];&quot;draft&quot;);1;IF(EXACT([.G343];&quot;approval&quot;);2;IF(EXACT([.G34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edia-playlist-repeat</text:p>
          </table:table-cell>
          <table:table-cell/>
          <table:table-cell office:value-type="string">
            <text:p>The icon for the repeat mode of a media player.</text:p>
          </table:table-cell>
          <table:table-cell table:number-columns-repeated="3"/>
          <table:table-cell table:formula="oooc:=IF(ISBLANK([.G344];&quot;approval&quot;);0;IF(EXACT([.G344];&quot;draft&quot;);1;IF(EXACT([.G344];&quot;approval&quot;);2;IF(EXACT([.G34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edia-playlist-shuffle</text:p>
          </table:table-cell>
          <table:table-cell/>
          <table:table-cell office:value-type="string">
            <text:p>The icon for the shuffle mode of a media player.</text:p>
          </table:table-cell>
          <table:table-cell table:number-columns-repeated="3"/>
          <table:table-cell table:formula="oooc:=IF(ISBLANK([.G345];&quot;approval&quot;);0;IF(EXACT([.G345];&quot;draft&quot;);1;IF(EXACT([.G345];&quot;approval&quot;);2;IF(EXACT([.G34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error</text:p>
          </table:table-cell>
          <table:table-cell/>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number-columns-repeated="3"/>
          <table:table-cell table:formula="oooc:=IF(ISBLANK([.G346];&quot;approval&quot;);0;IF(EXACT([.G346];&quot;draft&quot;);1;IF(EXACT([.G346];&quot;approval&quot;);2;IF(EXACT([.G34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idle</text:p>
          </table:table-cell>
          <table:table-cell/>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number-columns-repeated="3"/>
          <table:table-cell table:formula="oooc:=IF(ISBLANK([.G347];&quot;approval&quot;);0;IF(EXACT([.G347];&quot;draft&quot;);1;IF(EXACT([.G347];&quot;approval&quot;);2;IF(EXACT([.G34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offline</text:p>
          </table:table-cell>
          <table:table-cell/>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number-columns-repeated="3"/>
          <table:table-cell table:formula="oooc:=IF(ISBLANK([.G348];&quot;approval&quot;);0;IF(EXACT([.G348];&quot;draft&quot;);1;IF(EXACT([.G348];&quot;approval&quot;);2;IF(EXACT([.G34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receive</text:p>
          </table:table-cell>
          <table:table-cell/>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number-columns-repeated="3"/>
          <table:table-cell table:formula="oooc:=IF(ISBLANK([.G349];&quot;approval&quot;);0;IF(EXACT([.G349];&quot;draft&quot;);1;IF(EXACT([.G349];&quot;approval&quot;);2;IF(EXACT([.G34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transmit</text:p>
          </table:table-cell>
          <table:table-cell/>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number-columns-repeated="3"/>
          <table:table-cell table:formula="oooc:=IF(ISBLANK([.G350];&quot;approval&quot;);0;IF(EXACT([.G350];&quot;draft&quot;);1;IF(EXACT([.G350];&quot;approval&quot;);2;IF(EXACT([.G35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transmit-receive</text:p>
          </table:table-cell>
          <table:table-cell/>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number-columns-repeated="3"/>
          <table:table-cell table:formula="oooc:=IF(ISBLANK([.G351];&quot;approval&quot;);0;IF(EXACT([.G351];&quot;draft&quot;);1;IF(EXACT([.G351];&quot;approval&quot;);2;IF(EXACT([.G35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printer-error</text:p>
          </table:table-cell>
          <table:table-cell/>
          <table:table-cell office:value-type="string">
            <text:p>The icon used when an error occurs while attempting to print. This icon should be the theme's printer device icon, with the theme's style element for errors, overlayed on top of the icon.</text:p>
          </table:table-cell>
          <table:table-cell table:number-columns-repeated="3"/>
          <table:table-cell table:formula="oooc:=IF(ISBLANK([.G352];&quot;approval&quot;);0;IF(EXACT([.G352];&quot;draft&quot;);1;IF(EXACT([.G352];&quot;approval&quot;);2;IF(EXACT([.G35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printer-printing</text:p>
          </table:table-cell>
          <table:table-cell/>
          <table:table-cell office:value-type="string">
            <text:p>The icon used while a print job is successfully being spooled to a printing device. This icon should be the theme's printer device icon, with a document emerging from the printing device.</text:p>
          </table:table-cell>
          <table:table-cell table:number-columns-repeated="3"/>
          <table:table-cell table:formula="oooc:=IF(ISBLANK([.G353];&quot;approval&quot;);0;IF(EXACT([.G353];&quot;draft&quot;);1;IF(EXACT([.G353];&quot;approval&quot;);2;IF(EXACT([.G35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high</text:p>
          </table:table-cell>
          <table:table-cell/>
          <table:table-cell office:value-type="string">
            <text:p>The icon used to indicate that the security level of a connection is known to be secure, using strong encryption and a valid certificate.</text:p>
          </table:table-cell>
          <table:table-cell table:number-columns-repeated="3"/>
          <table:table-cell table:formula="oooc:=IF(ISBLANK([.G354];&quot;approval&quot;);0;IF(EXACT([.G354];&quot;draft&quot;);1;IF(EXACT([.G354];&quot;approval&quot;);2;IF(EXACT([.G35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low</text:p>
          </table:table-cell>
          <table:table-cell/>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number-columns-repeated="3"/>
          <table:table-cell table:formula="oooc:=IF(ISBLANK([.G355];&quot;approval&quot;);0;IF(EXACT([.G355];&quot;draft&quot;);1;IF(EXACT([.G355];&quot;approval&quot;);2;IF(EXACT([.G35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medium</text:p>
          </table:table-cell>
          <table:table-cell/>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number-columns-repeated="3"/>
          <table:table-cell table:formula="oooc:=IF(ISBLANK([.G356];&quot;approval&quot;);0;IF(EXACT([.G356];&quot;draft&quot;);1;IF(EXACT([.G356];&quot;approval&quot;);2;IF(EXACT([.G35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oftware-update-available</text:p>
          </table:table-cell>
          <table:table-cell/>
          <table:table-cell office:value-type="string">
            <text:p>The icon used when an update is available for software installed on the computing device, through the system software update program.</text:p>
          </table:table-cell>
          <table:table-cell table:number-columns-repeated="3"/>
          <table:table-cell table:formula="oooc:=IF(ISBLANK([.G357];&quot;approval&quot;);0;IF(EXACT([.G357];&quot;draft&quot;);1;IF(EXACT([.G357];&quot;approval&quot;);2;IF(EXACT([.G35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oftware-update-urgent</text:p>
          </table:table-cell>
          <table:table-cell/>
          <table:table-cell office:value-type="string">
            <text:p>The icon used when an urgent update is available through the system software update program.</text:p>
          </table:table-cell>
          <table:table-cell table:number-columns-repeated="3"/>
          <table:table-cell table:formula="oooc:=IF(ISBLANK([.G358];&quot;approval&quot;);0;IF(EXACT([.G358];&quot;draft&quot;);1;IF(EXACT([.G358];&quot;approval&quot;);2;IF(EXACT([.G35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ync-error</text:p>
          </table:table-cell>
          <table:table-cell/>
          <table:table-cell office:value-type="string">
            <text:p>The icon used when an error occurs while attempting to synchronize data from the computing device, to another device.</text:p>
          </table:table-cell>
          <table:table-cell table:number-columns-repeated="3"/>
          <table:table-cell table:formula="oooc:=IF(ISBLANK([.G359];&quot;approval&quot;);0;IF(EXACT([.G359];&quot;draft&quot;);1;IF(EXACT([.G359];&quot;approval&quot;);2;IF(EXACT([.G35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ync-synchronizing</text:p>
          </table:table-cell>
          <table:table-cell/>
          <table:table-cell office:value-type="string">
            <text:p>The icon used while data is successfully synchronizing to another device.</text:p>
          </table:table-cell>
          <table:table-cell table:number-columns-repeated="3"/>
          <table:table-cell table:formula="oooc:=IF(ISBLANK([.G360];&quot;approval&quot;);0;IF(EXACT([.G360];&quot;draft&quot;);1;IF(EXACT([.G360];&quot;approval&quot;);2;IF(EXACT([.G36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task-due</text:p>
          </table:table-cell>
          <table:table-cell/>
          <table:table-cell office:value-type="string">
            <text:p>The icon used when a task is due soon.</text:p>
          </table:table-cell>
          <table:table-cell table:number-columns-repeated="3"/>
          <table:table-cell table:formula="oooc:=IF(ISBLANK([.G361];&quot;approval&quot;);0;IF(EXACT([.G361];&quot;draft&quot;);1;IF(EXACT([.G361];&quot;approval&quot;);2;IF(EXACT([.G36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task-passed-due</text:p>
          </table:table-cell>
          <table:table-cell/>
          <table:table-cell office:value-type="string">
            <text:p>The icon used when a task that was due, has been left incomplete.</text:p>
          </table:table-cell>
          <table:table-cell table:number-columns-repeated="3"/>
          <table:table-cell table:formula="oooc:=IF(ISBLANK([.G362];&quot;approval&quot;);0;IF(EXACT([.G362];&quot;draft&quot;);1;IF(EXACT([.G362];&quot;approval&quot;);2;IF(EXACT([.G36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away</text:p>
          </table:table-cell>
          <table:table-cell/>
          <table:table-cell office:value-type="string">
            <text:p>The icon used when a user on a chat network is away from their keyboard and the chat program.</text:p>
          </table:table-cell>
          <table:table-cell table:number-columns-repeated="3"/>
          <table:table-cell table:formula="oooc:=IF(ISBLANK([.G363];&quot;approval&quot;);0;IF(EXACT([.G363];&quot;draft&quot;);1;IF(EXACT([.G363];&quot;approval&quot;);2;IF(EXACT([.G36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idle</text:p>
          </table:table-cell>
          <table:table-cell/>
          <table:table-cell office:value-type="string">
            <text:p>The icon used when a user on a chat network has not been an active participant in any chats on the network, for an extended period of time.</text:p>
          </table:table-cell>
          <table:table-cell table:number-columns-repeated="3"/>
          <table:table-cell table:formula="oooc:=IF(ISBLANK([.G364];&quot;approval&quot;);0;IF(EXACT([.G364];&quot;draft&quot;);1;IF(EXACT([.G364];&quot;approval&quot;);2;IF(EXACT([.G36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offline</text:p>
          </table:table-cell>
          <table:table-cell/>
          <table:table-cell office:value-type="string">
            <text:p>The icon used when a user on a chat network is not available.</text:p>
          </table:table-cell>
          <table:table-cell table:number-columns-repeated="3"/>
          <table:table-cell table:formula="oooc:=IF(ISBLANK([.G365];&quot;approval&quot;);0;IF(EXACT([.G365];&quot;draft&quot;);1;IF(EXACT([.G365];&quot;approval&quot;);2;IF(EXACT([.G36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online</text:p>
          </table:table-cell>
          <table:table-cell/>
          <table:table-cell office:value-type="string">
            <text:p>The icon used when a user on a chat network is available to initiate a conversation with.</text:p>
          </table:table-cell>
          <table:table-cell table:number-columns-repeated="3"/>
          <table:table-cell table:formula="oooc:=IF(ISBLANK([.G366];&quot;approval&quot;);0;IF(EXACT([.G366];&quot;draft&quot;);1;IF(EXACT([.G366];&quot;approval&quot;);2;IF(EXACT([.G36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text:p>
          </table:table-cell>
          <table:table-cell/>
          <table:table-cell office:value-type="string">
            <text:p>The icon used while the weather for a region is &lt;quote&gt;clear skies&lt;/quote&gt;.</text:p>
          </table:table-cell>
          <table:table-cell table:number-columns-repeated="3"/>
          <table:table-cell table:formula="oooc:=IF(ISBLANK([.G367];&quot;approval&quot;);0;IF(EXACT([.G367];&quot;draft&quot;);1;IF(EXACT([.G367];&quot;approval&quot;);2;IF(EXACT([.G36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G368];&quot;approval&quot;);0;IF(EXACT([.G368];&quot;draft&quot;);1;IF(EXACT([.G368];&quot;approval&quot;);2;IF(EXACT([.G36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G369];&quot;approval&quot;);0;IF(EXACT([.G369];&quot;draft&quot;);1;IF(EXACT([.G369];&quot;approval&quot;);2;IF(EXACT([.G36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text:p>
          </table:table-cell>
          <table:table-cell/>
          <table:table-cell office:value-type="string">
            <text:p>The icon used while the weather for a region is &lt;quote&gt;partly cloudy&lt;/quote&gt;.</text:p>
          </table:table-cell>
          <table:table-cell table:number-columns-repeated="3"/>
          <table:table-cell table:formula="oooc:=IF(ISBLANK([.G370];&quot;approval&quot;);0;IF(EXACT([.G370];&quot;draft&quot;);1;IF(EXACT([.G370];&quot;approval&quot;);2;IF(EXACT([.G37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G371];&quot;approval&quot;);0;IF(EXACT([.G371];&quot;draft&quot;);1;IF(EXACT([.G371];&quot;approval&quot;);2;IF(EXACT([.G37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G372];&quot;approval&quot;);0;IF(EXACT([.G372];&quot;draft&quot;);1;IF(EXACT([.G372];&quot;approval&quot;);2;IF(EXACT([.G37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og</text:p>
          </table:table-cell>
          <table:table-cell/>
          <table:table-cell office:value-type="string">
            <text:p>The icon used while the weather for a region is &lt;quote&gt;foggy&lt;/quote&gt;.</text:p>
          </table:table-cell>
          <table:table-cell table:number-columns-repeated="3"/>
          <table:table-cell table:formula="oooc:=IF(ISBLANK([.G373];&quot;approval&quot;);0;IF(EXACT([.G373];&quot;draft&quot;);1;IF(EXACT([.G373];&quot;approval&quot;);2;IF(EXACT([.G37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overcast</text:p>
          </table:table-cell>
          <table:table-cell/>
          <table:table-cell office:value-type="string">
            <text:p>The icon used while the weather for a region is &lt;quote&gt;overcast&lt;/quote&gt;.</text:p>
          </table:table-cell>
          <table:table-cell table:number-columns-repeated="3"/>
          <table:table-cell table:formula="oooc:=IF(ISBLANK([.G374];&quot;approval&quot;);0;IF(EXACT([.G374];&quot;draft&quot;);1;IF(EXACT([.G374];&quot;approval&quot;);2;IF(EXACT([.G37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evere-alert</text:p>
          </table:table-cell>
          <table:table-cell/>
          <table:table-cell office:value-type="string">
            <text:p>The icon used while a sever weather alert is in effect for a region.</text:p>
          </table:table-cell>
          <table:table-cell table:number-columns-repeated="3"/>
          <table:table-cell table:formula="oooc:=IF(ISBLANK([.G375];&quot;approval&quot;);0;IF(EXACT([.G375];&quot;draft&quot;);1;IF(EXACT([.G375];&quot;approval&quot;);2;IF(EXACT([.G37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text:p>
          </table:table-cell>
          <table:table-cell/>
          <table:table-cell office:value-type="string">
            <text:p>The icon used while rain showers are occurring in a region.</text:p>
          </table:table-cell>
          <table:table-cell table:number-columns-repeated="3"/>
          <table:table-cell table:formula="oooc:=IF(ISBLANK([.G376];&quot;approval&quot;);0;IF(EXACT([.G376];&quot;draft&quot;);1;IF(EXACT([.G376];&quot;approval&quot;);2;IF(EXACT([.G37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G377];&quot;approval&quot;);0;IF(EXACT([.G377];&quot;draft&quot;);1;IF(EXACT([.G377];&quot;approval&quot;);2;IF(EXACT([.G37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G378];&quot;approval&quot;);0;IF(EXACT([.G378];&quot;draft&quot;);1;IF(EXACT([.G378];&quot;approval&quot;);2;IF(EXACT([.G37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now</text:p>
          </table:table-cell>
          <table:table-cell/>
          <table:table-cell office:value-type="string">
            <text:p>The icon used while snow showers are occurring in a region.</text:p>
          </table:table-cell>
          <table:table-cell table:number-columns-repeated="3"/>
          <table:table-cell table:formula="oooc:=IF(ISBLANK([.G379];&quot;approval&quot;);0;IF(EXACT([.G379];&quot;draft&quot;);1;IF(EXACT([.G379];&quot;approval&quot;);2;IF(EXACT([.G37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torm</text:p>
          </table:table-cell>
          <table:table-cell/>
          <table:table-cell office:value-type="string">
            <text:p>The icon used while storms are occurring in a region.</text:p>
          </table:table-cell>
          <table:table-cell table:number-columns-repeated="3"/>
          <table:table-cell table:formula="oooc:=IF(ISBLANK([.G380];&quot;approval&quot;);0;IF(EXACT([.G380];&quot;draft&quot;);1;IF(EXACT([.G380];&quot;approval&quot;);2;IF(EXACT([.G380];&quot;final&quot;);3;0))))" office:value-type="float" office:value="0">
            <text:p>Err:508</text:p>
          </table:table-cell>
          <table:table-cell table:number-columns-repeated="248"/>
        </table:table-row>
        <table:table-row table:style-name="ro1">
          <table:table-cell table:style-name="ce2" office:value-type="string">
            <text:p>Icons in KDE SVN and not in above categories</text:p>
          </table:table-cell>
          <table:table-cell table:number-columns-repeated="255"/>
        </table:table-row>
        <table:table-row table:style-name="ro1">
          <table:table-cell office:value-type="string">
            <text:p>actions</text:p>
          </table:table-cell>
          <table:table-cell/>
          <table:table-cell office:value-type="string">
            <text:p>14_ellips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ellips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rans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un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down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lef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righ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u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_kdeprint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ffli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tivity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fiel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miles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sub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image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com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dist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re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u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sources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r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arm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bis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siz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f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narrow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short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all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wid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ear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ea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audio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builderexec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environ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fft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ediatyp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idi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dioscrobb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hent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belfi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se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i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mark_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mark_tool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ghtn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stencil_to_fr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erf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cancel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f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m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n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ok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3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_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sesensit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b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rw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_ks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j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erofcurv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alsymme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e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no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mas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clipboar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ronome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um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nup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table_conten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andprom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figure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asympt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b5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s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crea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awa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bus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food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invisibl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pho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xa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ent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vexh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2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5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7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n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filedir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v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im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crypted</text:p>
          </table:table-cell>
          <table:table-cell table:number-columns-repeated="3"/>
          <table:table-cell table:style-name="ce7" office:value-type="string">
            <text:p>final</text:p>
          </table:table-cell>
          <table:table-cell table:number-columns-repeated="249"/>
        </table:table-row>
        <table:table-row table:style-name="ro1">
          <table:table-cell office:value-type="string">
            <text:p>actions</text:p>
          </table:table-cell>
          <table:table-cell/>
          <table:table-cell office:value-type="string">
            <text:p>define_c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talc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ec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just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moz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mtreevi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wnindicato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uringbreak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n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sh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tr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crypted</text:p>
          </table:table-cell>
          <table:table-cell table:number-columns-repeated="3"/>
          <table:table-cell table:style-name="ce7" office:value-type="string">
            <text:p>final</text:p>
          </table:table-cell>
          <table:table-cell table:number-columns-repeated="2"/>
          <table:table-cell office:value-type="string">
            <text:p>Vignoni</text:p>
          </table:table-cell>
          <table:table-cell office:value-type="string">
            <text:p>Vignoni</text:p>
          </table:table-cell>
          <table:table-cell table:number-columns-repeated="245"/>
        </table:table-row>
        <table:table-row table:style-name="ro1">
          <table:table-cell office:value-type="string">
            <text:p>actions</text:p>
          </table:table-cell>
          <table:table-cell/>
          <table:table-cell office:value-type="string">
            <text:p>endt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lateralhyperbolab4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tri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clam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if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open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avori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_transfer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u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repl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im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_colo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yel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ghtevalu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low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bold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italic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unde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ot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ce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ac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ed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adu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affin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projectiv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connect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description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oogle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dient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y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stenc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ntativ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lfencrypted</text:p>
          </table:table-cell>
          <table:table-cell table:number-columns-repeated="3"/>
          <table:table-cell table:style-name="ce8" office:value-type="string">
            <text:p>approval</text:p>
          </table:table-cell>
          <table:table-cell table:number-columns-repeated="2"/>
          <table:table-cell office:value-type="string">
            <text:p>Vignoni</text:p>
          </table:table-cell>
          <table:table-cell table:number-columns-repeated="246"/>
        </table:table-row>
        <table:table-row table:style-name="ro1">
          <table:table-cell office:value-type="string">
            <text:p>actions</text:p>
          </table:table-cell>
          <table:table-cell/>
          <table:table-cell office:value-type="string">
            <text:p>half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rmonichomolog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lp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xagonbc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sc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t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tml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yperbola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dn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ffc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ccupi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s_display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ktu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ar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e_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channe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al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n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chatt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grou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rigin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raw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ff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x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va_kjav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boodle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njid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firew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p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factoris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seudo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mg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hard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sof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enable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inklevel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info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queue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por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start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stop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test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uploadsmb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velop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s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_downlo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4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tml_k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s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alendar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ontact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journal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note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task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l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attach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orward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igno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pl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uns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watch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alarm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contac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ew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v_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editstatus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add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bhotsy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calend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fileinstal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_kr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o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irc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advanc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ata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b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lin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nam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olo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deepsk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_k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horiz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m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plan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olarsys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nfo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all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queu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verbos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rge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st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s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ft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al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horizont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ationbar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gg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i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revio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end_vi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_kdevel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scrip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change_the_sett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too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bo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hor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mo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onh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gid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rb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lunch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32n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lef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ro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dotte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eight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ermate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l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ull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half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nat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quarter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sixteenth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r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t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dis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incom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outgo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traff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_sig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un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adhoc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1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2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5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7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so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ull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il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k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v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wildca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utline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ckage_utilitie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setup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g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half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line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b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clipre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bola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pendicu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p-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a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j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fw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x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s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vert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iew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ces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jec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pert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yth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ck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_les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adonly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bui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onc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s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ey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all_t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dir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d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_dir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a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s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multi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tur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ori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coust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dvanced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res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_mi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ax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stencil_to_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t_language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offline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side_pan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lenc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militu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arize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idfill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num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dou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sim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tri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actu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from_cur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sel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m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nd_b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us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ikethroug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yl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imp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di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r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witch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ynt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brea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new_rai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l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ng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flow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workf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olorfu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abelsl1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imple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me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llin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nta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orthogo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text:p>
          </table:table-cell>
          <table:table-cell table:number-columns-repeated="3"/>
          <table:table-cell table:style-name="ce7" office:value-type="string">
            <text:p>final</text:p>
          </table:table-cell>
          <table:table-cell table:number-columns-repeated="249"/>
        </table:table-row>
        <table:table-row table:style-name="ro1">
          <table:table-cell office:value-type="string">
            <text:p>actions</text:p>
          </table:table-cell>
          <table:table-cell/>
          <table:table-cell office:value-type="string">
            <text:p>text_sub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text:p>
          </table:table-cell>
          <table:table-cell table:number-columns-repeated="3"/>
          <table:table-cell table:style-name="ce7" office:value-type="string">
            <text:p>final</text:p>
          </table:table-cell>
          <table:table-cell table:number-columns-repeated="249"/>
        </table:table-row>
        <table:table-row table:style-name="ro1">
          <table:table-cell office:value-type="string">
            <text:p>actions</text:p>
          </table:table-cell>
          <table:table-cell/>
          <table:table-cell office:value-type="string">
            <text:p>text_super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under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water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s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docbrows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lip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p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was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isconn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rop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tical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xp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lood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_form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og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ick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al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referenc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queu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ta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um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ounded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hutdow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prayca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ex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im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uselastdi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wizard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2</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option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_kalziu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ex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fin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im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for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search</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ee_arran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i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ux</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constru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stencil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in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_kwordquiz</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pindicator_korganiz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_kexi</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_fema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alidato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ad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commi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diff</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remov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stat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upd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dif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ctor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cho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lel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lef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mar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pagebor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ide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op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enl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a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shr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f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icec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archi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rece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s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ster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pedia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su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zar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or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br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en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out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our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d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te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s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en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1_star_butterfl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2_tex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5_spreadshee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6_drawing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8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9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0_presentation_compress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2_html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5_math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6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0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1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ak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i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ibility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ro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g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_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le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ar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ntivi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oll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plix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buil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daci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torepla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ckgr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sk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e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ink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uefi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ca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zfl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ch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egori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D-Ro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lest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rvis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t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ivworl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anbom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d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l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oki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pufreq_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cgui-q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fault-applications-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_gnome_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camer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ksfilesyste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lg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pewars-pi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wnload_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s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clip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languag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athemati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iscellane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scie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_st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hanced_brows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ig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there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entw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olu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lconsey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Reciev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fteenpie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sh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ty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nance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lash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i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rell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s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a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o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ques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about-lo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starthe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rmi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mee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c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mer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s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snes9x-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tk_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uardd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dirp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wen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ess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dr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elp_inde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_unkn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e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them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eee139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j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yaho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et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k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put_devices_sett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dn-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dis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oyst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u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3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bood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a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rec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ziu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nagr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ppfi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b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chi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steroid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om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udio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za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_eng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erymon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lesh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musedsr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f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nary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ackb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og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uetoot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ou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r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obex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serial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ugbu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chegri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dl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fg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e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rkonq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fontin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emo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openg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artiti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c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roces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amba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c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yst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choo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figu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pu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bluetoo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nl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compu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ancell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omplet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erro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defect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user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sv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ff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skna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m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v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bookmark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u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e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nol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beros-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n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uro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x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_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shortc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ilerepla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_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c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n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u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uleg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tpgr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am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graph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g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hos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oldru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_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angm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lpc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o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d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agema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d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ntern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_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ap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sk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p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chensy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vi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b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ur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umpingcu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pto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t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ettr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cke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kstat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p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hjong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c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me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t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xecu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rl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mu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se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firew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money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atta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al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_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wst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ppix-pengu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t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our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o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delici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media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er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kalend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ta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s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ok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ll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off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on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_t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lm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cent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sonal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vmode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wers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es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o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d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i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gex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n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ver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f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i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u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clip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talk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ns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r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is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utd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t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miletri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k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psh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iff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okob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acedu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l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a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reamr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alk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a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chla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memg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sau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ne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rr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ts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berl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rt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g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cksho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erbo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octra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eat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fi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kdis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Qui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ld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k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sl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ynapt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zenexplor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b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ptop_pcmc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tex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break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dap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ed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mewi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gu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ux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a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kscre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j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oknfe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sk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v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y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themati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anwhil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dia-player-48</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gam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nub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isc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d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navi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hunderbi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h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me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syn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_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ap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work_advanc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f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oatu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tp-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v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ul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dra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gull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ma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e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ri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f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s</text:p>
          </table:table-cell>
          <table:table-cell table:number-columns-repeated="3"/>
          <table:table-cell office:value-type="string">
            <text:p>no</text:p>
          </table:table-cell>
          <table:table-cell table:number-columns-repeated="249"/>
        </table:table-row>
        <table:table-row table:style-name="ro1" table:number-rows-repeated="18">
          <table:table-cell table:number-columns-repeated="256"/>
        </table:table-row>
        <table:table-row table:style-name="ro1">
          <table:table-cell office:value-type="string">
            <text:p>apps</text:p>
          </table:table-cell>
          <table:table-cell/>
          <table:table-cell office:value-type="string">
            <text:p>palm-pilo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_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rtitio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ye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cmci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e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oto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pp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i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smagi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yin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tracegu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managemen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twea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ing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mg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ox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s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wmanag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bliograph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s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_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ick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and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lo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mo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sibrea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processc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hedu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ib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arc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ttings-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fo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im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red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raj</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yp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l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b4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dipo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lsee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ndcard</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ar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_k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she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erkaramb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por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s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escop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pt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adm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flopp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ra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askba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ds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lico</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n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s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stbed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xteffect_kopete</text:p>
          </table:table-cell>
          <table:table-cell table:number-columns-repeated="253"/>
        </table:table-row>
        <table:table-row table:style-name="ro1">
          <table:table-cell office:value-type="string">
            <text:p>apps</text:p>
          </table:table-cell>
          <table:table-cell/>
          <table:table-cell office:value-type="string">
            <text:p>thunderbird</text:p>
          </table:table-cell>
          <table:table-cell table:number-columns-repeated="253"/>
        </table:table-row>
        <table:table-row table:style-name="ro1">
          <table:table-cell office:value-type="string">
            <text:p>apps</text:p>
          </table:table-cell>
          <table:table-cell/>
          <table:table-cell office:value-type="string">
            <text:p>timezo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imezon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odo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mbrell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nknown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i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b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i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llpa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eb-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l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_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pro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maker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1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aw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droa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ip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y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o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sa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term-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v</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address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kuak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S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block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audio</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har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andheld</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joysti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sim_cpu</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xk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aptop</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de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us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a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ue</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class</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1</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2</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reen</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yste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able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unmou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block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har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onnect_to_network</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tempor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apollo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in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lu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om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ryst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e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cume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wnloa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empt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avorit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o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am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tm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a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n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idi</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usi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ut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pm</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ent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oun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ynch</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a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x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deo</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t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in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oc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network_loc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pip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ock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zip_overlay</text:p>
          </table:table-cell>
          <table:table-cell table:number-columns-repeated="253"/>
        </table:table-row>
        <table:table-row table:style-name="ro1">
          <table:table-cell office:value-type="string">
            <text:p>mimetypes</text:p>
          </table:table-cell>
          <table:table-cell/>
          <table:table-cell office:value-type="string">
            <text:p>applix</text:p>
          </table:table-cell>
          <table:table-cell table:number-columns-repeated="253"/>
        </table:table-row>
        <table:table-row table:style-name="ro1">
          <table:table-cell office:value-type="string">
            <text:p>mimetypes</text:p>
          </table:table-cell>
          <table:table-cell/>
          <table:table-cell office:value-type="string">
            <text:p>ascii</text:p>
          </table:table-cell>
          <table:table-cell table:number-columns-repeated="253"/>
        </table:table-row>
        <table:table-row table:style-name="ro1">
          <table:table-cell office:value-type="string">
            <text:p>mimetypes</text:p>
          </table:table-cell>
          <table:table-cell/>
          <table:table-cell office:value-type="string">
            <text:p>backup</text:p>
          </table:table-cell>
          <table:table-cell table:number-columns-repeated="253"/>
        </table:table-row>
        <table:table-row table:style-name="ro1">
          <table:table-cell office:value-type="string">
            <text:p>mimetypes</text:p>
          </table:table-cell>
          <table:table-cell/>
          <table:table-cell office:value-type="string">
            <text:p>binary</text:p>
          </table:table-cell>
          <table:table-cell table:number-columns-repeated="253"/>
        </table:table-row>
        <table:table-row table:style-name="ro1">
          <table:table-cell office:value-type="string">
            <text:p>mimetypes</text:p>
          </table:table-cell>
          <table:table-cell/>
          <table:table-cell office:value-type="string">
            <text:p>blender3d</text:p>
          </table:table-cell>
          <table:table-cell table:number-columns-repeated="253"/>
        </table:table-row>
        <table:table-row table:style-name="ro1">
          <table:table-cell office:value-type="string">
            <text:p>mimetypes</text:p>
          </table:table-cell>
          <table:table-cell/>
          <table:table-cell office:value-type="string">
            <text:p>bt</text:p>
          </table:table-cell>
          <table:table-cell table:number-columns-repeated="253"/>
        </table:table-row>
        <table:table-row table:style-name="ro1">
          <table:table-cell office:value-type="string">
            <text:p>mimetypes</text:p>
          </table:table-cell>
          <table:table-cell/>
          <table:table-cell office:value-type="string">
            <text:p>cdbo_list</text:p>
          </table:table-cell>
          <table:table-cell table:number-columns-repeated="253"/>
        </table:table-row>
        <table:table-row table:style-name="ro1">
          <table:table-cell office:value-type="string">
            <text:p>mimetypes</text:p>
          </table:table-cell>
          <table:table-cell/>
          <table:table-cell office:value-type="string">
            <text:p>cdimage</text:p>
          </table:table-cell>
          <table:table-cell table:number-columns-repeated="253"/>
        </table:table-row>
        <table:table-row table:style-name="ro1">
          <table:table-cell office:value-type="string">
            <text:p>mimetypes</text:p>
          </table:table-cell>
          <table:table-cell/>
          <table:table-cell office:value-type="string">
            <text:p>cdr</text:p>
          </table:table-cell>
          <table:table-cell table:number-columns-repeated="253"/>
        </table:table-row>
        <table:table-row table:style-name="ro1">
          <table:table-cell office:value-type="string">
            <text:p>mimetypes</text:p>
          </table:table-cell>
          <table:table-cell/>
          <table:table-cell office:value-type="string">
            <text:p>cdtrack</text:p>
          </table:table-cell>
          <table:table-cell table:number-columns-repeated="253"/>
        </table:table-row>
        <table:table-row table:style-name="ro1">
          <table:table-cell office:value-type="string">
            <text:p>mimetypes</text:p>
          </table:table-cell>
          <table:table-cell/>
          <table:table-cell office:value-type="string">
            <text:p>chart</text:p>
          </table:table-cell>
          <table:table-cell table:number-columns-repeated="253"/>
        </table:table-row>
        <table:table-row table:style-name="ro1">
          <table:table-cell office:value-type="string">
            <text:p>mimetypes</text:p>
          </table:table-cell>
          <table:table-cell/>
          <table:table-cell office:value-type="string">
            <text:p>colorscm</text:p>
          </table:table-cell>
          <table:table-cell table:number-columns-repeated="253"/>
        </table:table-row>
        <table:table-row table:style-name="ro1">
          <table:table-cell office:value-type="string">
            <text:p>mimetypes</text:p>
          </table:table-cell>
          <table:table-cell/>
          <table:table-cell office:value-type="string">
            <text:p>colorset</text:p>
          </table:table-cell>
          <table:table-cell table:number-columns-repeated="253"/>
        </table:table-row>
        <table:table-row table:style-name="ro1">
          <table:table-cell office:value-type="string">
            <text:p>mimetypes</text:p>
          </table:table-cell>
          <table:table-cell/>
          <table:table-cell office:value-type="string">
            <text:p>core</text:p>
          </table:table-cell>
          <table:table-cell table:number-columns-repeated="253"/>
        </table:table-row>
        <table:table-row table:style-name="ro1">
          <table:table-cell office:value-type="string">
            <text:p>mimetypes</text:p>
          </table:table-cell>
          <table:table-cell/>
          <table:table-cell office:value-type="string">
            <text:p>database</text:p>
          </table:table-cell>
          <table:table-cell table:number-columns-repeated="253"/>
        </table:table-row>
        <table:table-row table:style-name="ro1">
          <table:table-cell office:value-type="string">
            <text:p>mimetypes</text:p>
          </table:table-cell>
          <table:table-cell/>
          <table:table-cell office:value-type="string">
            <text:p>deb</text:p>
          </table:table-cell>
          <table:table-cell table:number-columns-repeated="253"/>
        </table:table-row>
        <table:table-row table:style-name="ro1">
          <table:table-cell office:value-type="string">
            <text:p>mimetypes</text:p>
          </table:table-cell>
          <table:table-cell/>
          <table:table-cell office:value-type="string">
            <text:p>djvu</text:p>
          </table:table-cell>
          <table:table-cell table:number-columns-repeated="253"/>
        </table:table-row>
        <table:table-row table:style-name="ro1">
          <table:table-cell office:value-type="string">
            <text:p>mimetypes</text:p>
          </table:table-cell>
          <table:table-cell/>
          <table:table-cell office:value-type="string">
            <text:p>document2</text:p>
          </table:table-cell>
          <table:table-cell table:number-columns-repeated="253"/>
        </table:table-row>
        <table:table-row table:style-name="ro1">
          <table:table-cell office:value-type="string">
            <text:p>mimetypes</text:p>
          </table:table-cell>
          <table:table-cell/>
          <table:table-cell office:value-type="string">
            <text:p>drawing</text:p>
          </table:table-cell>
          <table:table-cell table:number-columns-repeated="253"/>
        </table:table-row>
        <table:table-row table:style-name="ro1">
          <table:table-cell office:value-type="string">
            <text:p>mimetypes</text:p>
          </table:table-cell>
          <table:table-cell/>
          <table:table-cell office:value-type="string">
            <text:p>dvi</text:p>
          </table:table-cell>
          <table:table-cell table:number-columns-repeated="253"/>
        </table:table-row>
        <table:table-row table:style-name="ro1">
          <table:table-cell office:value-type="string">
            <text:p>mimetypes</text:p>
          </table:table-cell>
          <table:table-cell/>
          <table:table-cell office:value-type="string">
            <text:p>empty</text:p>
          </table:table-cell>
          <table:table-cell table:number-columns-repeated="253"/>
        </table:table-row>
        <table:table-row table:style-name="ro1">
          <table:table-cell office:value-type="string">
            <text:p>mimetypes</text:p>
          </table:table-cell>
          <table:table-cell/>
          <table:table-cell office:value-type="string">
            <text:p>encrypted</text:p>
          </table:table-cell>
          <table:table-cell table:number-columns-repeated="253"/>
        </table:table-row>
        <table:table-row table:style-name="ro1">
          <table:table-cell office:value-type="string">
            <text:p>mimetypes</text:p>
          </table:table-cell>
          <table:table-cell/>
          <table:table-cell office:value-type="string">
            <text:p>exec_wine</text:p>
          </table:table-cell>
          <table:table-cell table:number-columns-repeated="253"/>
        </table:table-row>
        <table:table-row table:style-name="ro1">
          <table:table-cell office:value-type="string">
            <text:p>mimetypes</text:p>
          </table:table-cell>
          <table:table-cell/>
          <table:table-cell office:value-type="string">
            <text:p>executable</text:p>
          </table:table-cell>
          <table:table-cell table:number-columns-repeated="253"/>
        </table:table-row>
        <table:table-row table:style-name="ro1">
          <table:table-cell office:value-type="string">
            <text:p>mimetypes</text:p>
          </table:table-cell>
          <table:table-cell/>
          <table:table-cell office:value-type="string">
            <text:p>file_locked</text:p>
          </table:table-cell>
          <table:table-cell table:number-columns-repeated="253"/>
        </table:table-row>
        <table:table-row table:style-name="ro1">
          <table:table-cell office:value-type="string">
            <text:p>mimetypes</text:p>
          </table:table-cell>
          <table:table-cell/>
          <table:table-cell office:value-type="string">
            <text:p>file_temporary</text:p>
          </table:table-cell>
          <table:table-cell table:number-columns-repeated="253"/>
        </table:table-row>
        <table:table-row table:style-name="ro1">
          <table:table-cell office:value-type="string">
            <text:p>mimetypes</text:p>
          </table:table-cell>
          <table:table-cell/>
          <table:table-cell office:value-type="string">
            <text:p>font</text:p>
          </table:table-cell>
          <table:table-cell table:number-columns-repeated="253"/>
        </table:table-row>
        <table:table-row table:style-name="ro1">
          <table:table-cell office:value-type="string">
            <text:p>mimetypes</text:p>
          </table:table-cell>
          <table:table-cell/>
          <table:table-cell office:value-type="string">
            <text:p>font_bitmap</text:p>
          </table:table-cell>
          <table:table-cell table:number-columns-repeated="253"/>
        </table:table-row>
        <table:table-row table:style-name="ro1">
          <table:table-cell office:value-type="string">
            <text:p>mimetypes</text:p>
          </table:table-cell>
          <table:table-cell/>
          <table:table-cell office:value-type="string">
            <text:p>font_truetype</text:p>
          </table:table-cell>
          <table:table-cell table:number-columns-repeated="253"/>
        </table:table-row>
        <table:table-row table:style-name="ro1">
          <table:table-cell office:value-type="string">
            <text:p>mimetypes</text:p>
          </table:table-cell>
          <table:table-cell/>
          <table:table-cell office:value-type="string">
            <text:p>font_type1</text:p>
          </table:table-cell>
          <table:table-cell table:number-columns-repeated="253"/>
        </table:table-row>
        <table:table-row table:style-name="ro1">
          <table:table-cell office:value-type="string">
            <text:p>mimetypes</text:p>
          </table:table-cell>
          <table:table-cell/>
          <table:table-cell office:value-type="string">
            <text:p>formula</text:p>
          </table:table-cell>
          <table:table-cell table:number-columns-repeated="253"/>
        </table:table-row>
        <table:table-row table:style-name="ro1">
          <table:table-cell office:value-type="string">
            <text:p>mimetypes</text:p>
          </table:table-cell>
          <table:table-cell/>
          <table:table-cell office:value-type="string">
            <text:p>gettext</text:p>
          </table:table-cell>
          <table:table-cell table:number-columns-repeated="253"/>
        </table:table-row>
        <table:table-row table:style-name="ro1">
          <table:table-cell office:value-type="string">
            <text:p>mimetypes</text:p>
          </table:table-cell>
          <table:table-cell/>
          <table:table-cell office:value-type="string">
            <text:p>gf</text:p>
          </table:table-cell>
          <table:table-cell table:number-columns-repeated="253"/>
        </table:table-row>
        <table:table-row table:style-name="ro1">
          <table:table-cell office:value-type="string">
            <text:p>mimetypes</text:p>
          </table:table-cell>
          <table:table-cell/>
          <table:table-cell office:value-type="string">
            <text:p>gnome_app_info</text:p>
          </table:table-cell>
          <table:table-cell table:number-columns-repeated="253"/>
        </table:table-row>
        <table:table-row table:style-name="ro1">
          <table:table-cell office:value-type="string">
            <text:p>mimetypes</text:p>
          </table:table-cell>
          <table:table-cell/>
          <table:table-cell office:value-type="string">
            <text:p>gnome-library</text:p>
          </table:table-cell>
          <table:table-cell table:number-columns-repeated="253"/>
        </table:table-row>
        <table:table-row table:style-name="ro1">
          <table:table-cell office:value-type="string">
            <text:p>mimetypes</text:p>
          </table:table-cell>
          <table:table-cell/>
          <table:table-cell office:value-type="string">
            <text:p>graphic</text:p>
          </table:table-cell>
          <table:table-cell table:number-columns-repeated="253"/>
        </table:table-row>
        <table:table-row table:style-name="ro1">
          <table:table-cell office:value-type="string">
            <text:p>mimetypes</text:p>
          </table:table-cell>
          <table:table-cell/>
          <table:table-cell office:value-type="string">
            <text:p>html</text:p>
          </table:table-cell>
          <table:table-cell table:number-columns-repeated="253"/>
        </table:table-row>
        <table:table-row table:style-name="ro1">
          <table:table-cell office:value-type="string">
            <text:p>mimetypes</text:p>
          </table:table-cell>
          <table:table-cell/>
          <table:table-cell office:value-type="string">
            <text:p>igc</text:p>
          </table:table-cell>
          <table:table-cell table:number-columns-repeated="253"/>
        </table:table-row>
        <table:table-row table:style-name="ro1">
          <table:table-cell office:value-type="string">
            <text:p>mimetypes</text:p>
          </table:table-cell>
          <table:table-cell/>
          <table:table-cell office:value-type="string">
            <text:p>image</text:p>
          </table:table-cell>
          <table:table-cell table:number-columns-repeated="253"/>
        </table:table-row>
        <table:table-row table:style-name="ro1">
          <table:table-cell office:value-type="string">
            <text:p>mimetypes</text:p>
          </table:table-cell>
          <table:table-cell/>
          <table:table-cell office:value-type="string">
            <text:p>image2</text:p>
          </table:table-cell>
          <table:table-cell table:number-columns-repeated="253"/>
        </table:table-row>
        <table:table-row table:style-name="ro1">
          <table:table-cell office:value-type="string">
            <text:p>mimetypes</text:p>
          </table:table-cell>
          <table:table-cell/>
          <table:table-cell office:value-type="string">
            <text:p>images</text:p>
          </table:table-cell>
          <table:table-cell table:number-columns-repeated="253"/>
        </table:table-row>
        <table:table-row table:style-name="ro1">
          <table:table-cell office:value-type="string">
            <text:p>mimetypes</text:p>
          </table:table-cell>
          <table:table-cell/>
          <table:table-cell office:value-type="string">
            <text:p>ipod</text:p>
          </table:table-cell>
          <table:table-cell table:number-columns-repeated="253"/>
        </table:table-row>
        <table:table-row table:style-name="ro1">
          <table:table-cell office:value-type="string">
            <text:p>mimetypes</text:p>
          </table:table-cell>
          <table:table-cell/>
          <table:table-cell office:value-type="string">
            <text:p>jar</text:p>
          </table:table-cell>
          <table:table-cell table:number-columns-repeated="253"/>
        </table:table-row>
        <table:table-row table:style-name="ro1">
          <table:table-cell office:value-type="string">
            <text:p>mimetypes</text:p>
          </table:table-cell>
          <table:table-cell/>
          <table:table-cell office:value-type="string">
            <text:p>java_jar</text:p>
          </table:table-cell>
          <table:table-cell table:number-columns-repeated="253"/>
        </table:table-row>
        <table:table-row table:style-name="ro1">
          <table:table-cell office:value-type="string">
            <text:p>mimetypes</text:p>
          </table:table-cell>
          <table:table-cell/>
          <table:table-cell office:value-type="string">
            <text:p>javascript</text:p>
          </table:table-cell>
          <table:table-cell table:number-columns-repeated="253"/>
        </table:table-row>
        <table:table-row table:style-name="ro1">
          <table:table-cell office:value-type="string">
            <text:p>mimetypes</text:p>
          </table:table-cell>
          <table:table-cell/>
          <table:table-cell office:value-type="string">
            <text:p>karbon_karbon</text:p>
          </table:table-cell>
          <table:table-cell table:number-columns-repeated="253"/>
        </table:table-row>
        <table:table-row table:style-name="ro1">
          <table:table-cell office:value-type="string">
            <text:p>mimetypes</text:p>
          </table:table-cell>
          <table:table-cell/>
          <table:table-cell office:value-type="string">
            <text:p>kchart_chrt</text:p>
          </table:table-cell>
          <table:table-cell table:number-columns-repeated="253"/>
        </table:table-row>
        <table:table-row table:style-name="ro1">
          <table:table-cell office:value-type="string">
            <text:p>mimetypes</text:p>
          </table:table-cell>
          <table:table-cell/>
          <table:table-cell office:value-type="string">
            <text:p>kdevelop_project</text:p>
          </table:table-cell>
          <table:table-cell table:number-columns-repeated="253"/>
        </table:table-row>
        <table:table-row table:style-name="ro1">
          <table:table-cell office:value-type="string">
            <text:p>mimetypes</text:p>
          </table:table-cell>
          <table:table-cell/>
          <table:table-cell office:value-type="string">
            <text:p>kexi</text:p>
          </table:table-cell>
          <table:table-cell table:number-columns-repeated="253"/>
        </table:table-row>
        <table:table-row table:style-name="ro1">
          <table:table-cell office:value-type="string">
            <text:p>mimetypes</text:p>
          </table:table-cell>
          <table:table-cell/>
          <table:table-cell office:value-type="string">
            <text:p>kexi_kexi</text:p>
          </table:table-cell>
          <table:table-cell table:number-columns-repeated="253"/>
        </table:table-row>
        <table:table-row table:style-name="ro1">
          <table:table-cell office:value-type="string">
            <text:p>mimetypes</text:p>
          </table:table-cell>
          <table:table-cell/>
          <table:table-cell office:value-type="string">
            <text:p>kexiproject_shortcut</text:p>
          </table:table-cell>
          <table:table-cell table:number-columns-repeated="253"/>
        </table:table-row>
        <table:table-row table:style-name="ro1">
          <table:table-cell office:value-type="string">
            <text:p>mimetypes</text:p>
          </table:table-cell>
          <table:table-cell/>
          <table:table-cell office:value-type="string">
            <text:p>kexiproject_sqlite</text:p>
          </table:table-cell>
          <table:table-cell table:number-columns-repeated="253"/>
        </table:table-row>
        <table:table-row table:style-name="ro1">
          <table:table-cell office:value-type="string">
            <text:p>mimetypes</text:p>
          </table:table-cell>
          <table:table-cell/>
          <table:table-cell office:value-type="string">
            <text:p>kexiproject_sqlite2</text:p>
          </table:table-cell>
          <table:table-cell table:number-columns-repeated="253"/>
        </table:table-row>
        <table:table-row table:style-name="ro1">
          <table:table-cell office:value-type="string">
            <text:p>mimetypes</text:p>
          </table:table-cell>
          <table:table-cell/>
          <table:table-cell office:value-type="string">
            <text:p>kformula_kfo</text:p>
          </table:table-cell>
          <table:table-cell table:number-columns-repeated="253"/>
        </table:table-row>
        <table:table-row table:style-name="ro1">
          <table:table-cell office:value-type="string">
            <text:p>mimetypes</text:p>
          </table:table-cell>
          <table:table-cell/>
          <table:table-cell office:value-type="string">
            <text:p>kget_list</text:p>
          </table:table-cell>
          <table:table-cell table:number-columns-repeated="253"/>
        </table:table-row>
        <table:table-row table:style-name="ro1">
          <table:table-cell office:value-type="string">
            <text:p>mimetypes</text:p>
          </table:table-cell>
          <table:table-cell/>
          <table:table-cell office:value-type="string">
            <text:p>kig_doc</text:p>
          </table:table-cell>
          <table:table-cell table:number-columns-repeated="253"/>
        </table:table-row>
        <table:table-row table:style-name="ro1">
          <table:table-cell office:value-type="string">
            <text:p>mimetypes</text:p>
          </table:table-cell>
          <table:table-cell/>
          <table:table-cell office:value-type="string">
            <text:p>kivio_flw</text:p>
          </table:table-cell>
          <table:table-cell table:number-columns-repeated="253"/>
        </table:table-row>
        <table:table-row table:style-name="ro1">
          <table:table-cell office:value-type="string">
            <text:p>mimetypes</text:p>
          </table:table-cell>
          <table:table-cell/>
          <table:table-cell office:value-type="string">
            <text:p>kmultiple</text:p>
          </table:table-cell>
          <table:table-cell table:number-columns-repeated="253"/>
        </table:table-row>
        <table:table-row table:style-name="ro1">
          <table:table-cell office:value-type="string">
            <text:p>mimetypes</text:p>
          </table:table-cell>
          <table:table-cell/>
          <table:table-cell office:value-type="string">
            <text:p>kmy</text:p>
          </table:table-cell>
          <table:table-cell table:number-columns-repeated="253"/>
        </table:table-row>
        <table:table-row table:style-name="ro1">
          <table:table-cell office:value-type="string">
            <text:p>mimetypes</text:p>
          </table:table-cell>
          <table:table-cell/>
          <table:table-cell office:value-type="string">
            <text:p>koffice</text:p>
          </table:table-cell>
          <table:table-cell table:number-columns-repeated="253"/>
        </table:table-row>
        <table:table-row table:style-name="ro1">
          <table:table-cell office:value-type="string">
            <text:p>mimetypes</text:p>
          </table:table-cell>
          <table:table-cell/>
          <table:table-cell office:value-type="string">
            <text:p>kopete_emoticons</text:p>
          </table:table-cell>
          <table:table-cell table:number-columns-repeated="253"/>
        </table:table-row>
        <table:table-row table:style-name="ro1">
          <table:table-cell office:value-type="string">
            <text:p>mimetypes</text:p>
          </table:table-cell>
          <table:table-cell/>
          <table:table-cell office:value-type="string">
            <text:p>kpovmodeler_doc</text:p>
          </table:table-cell>
          <table:table-cell table:number-columns-repeated="253"/>
        </table:table-row>
        <table:table-row table:style-name="ro1">
          <table:table-cell office:value-type="string">
            <text:p>mimetypes</text:p>
          </table:table-cell>
          <table:table-cell/>
          <table:table-cell office:value-type="string">
            <text:p>kpresenter_kpr</text:p>
          </table:table-cell>
          <table:table-cell table:number-columns-repeated="253"/>
        </table:table-row>
        <table:table-row table:style-name="ro1">
          <table:table-cell office:value-type="string">
            <text:p>mimetypes</text:p>
          </table:table-cell>
          <table:table-cell/>
          <table:table-cell office:value-type="string">
            <text:p>krec_fileempty_krec</text:p>
          </table:table-cell>
          <table:table-cell table:number-columns-repeated="253"/>
        </table:table-row>
        <table:table-row table:style-name="ro1">
          <table:table-cell office:value-type="string">
            <text:p>mimetypes</text:p>
          </table:table-cell>
          <table:table-cell/>
          <table:table-cell office:value-type="string">
            <text:p>krec_fileplay_krec</text:p>
          </table:table-cell>
          <table:table-cell table:number-columns-repeated="253"/>
        </table:table-row>
        <table:table-row table:style-name="ro1">
          <table:table-cell office:value-type="string">
            <text:p>mimetypes</text:p>
          </table:table-cell>
          <table:table-cell/>
          <table:table-cell office:value-type="string">
            <text:p>krec_filerec_krec</text:p>
          </table:table-cell>
          <table:table-cell table:number-columns-repeated="253"/>
        </table:table-row>
        <table:table-row table:style-name="ro1">
          <table:table-cell office:value-type="string">
            <text:p>mimetypes</text:p>
          </table:table-cell>
          <table:table-cell/>
          <table:table-cell office:value-type="string">
            <text:p>krita_kra</text:p>
          </table:table-cell>
          <table:table-cell table:number-columns-repeated="253"/>
        </table:table-row>
        <table:table-row table:style-name="ro1">
          <table:table-cell office:value-type="string">
            <text:p>mimetypes</text:p>
          </table:table-cell>
          <table:table-cell/>
          <table:table-cell office:value-type="string">
            <text:p>kspread_ksp</text:p>
          </table:table-cell>
          <table:table-cell table:number-columns-repeated="253"/>
        </table:table-row>
        <table:table-row table:style-name="ro1">
          <table:table-cell office:value-type="string">
            <text:p>mimetypes</text:p>
          </table:table-cell>
          <table:table-cell/>
          <table:table-cell office:value-type="string">
            <text:p>kugar_kud</text:p>
          </table:table-cell>
          <table:table-cell table:number-columns-repeated="253"/>
        </table:table-row>
        <table:table-row table:style-name="ro1">
          <table:table-cell office:value-type="string">
            <text:p>mimetypes</text:p>
          </table:table-cell>
          <table:table-cell/>
          <table:table-cell office:value-type="string">
            <text:p>kugardata</text:p>
          </table:table-cell>
          <table:table-cell table:number-columns-repeated="253"/>
        </table:table-row>
        <table:table-row table:style-name="ro1">
          <table:table-cell office:value-type="string">
            <text:p>mimetypes</text:p>
          </table:table-cell>
          <table:table-cell/>
          <table:table-cell office:value-type="string">
            <text:p>kword_kwd</text:p>
          </table:table-cell>
          <table:table-cell table:number-columns-repeated="253"/>
        </table:table-row>
        <table:table-row table:style-name="ro1">
          <table:table-cell office:value-type="string">
            <text:p>mimetypes</text:p>
          </table:table-cell>
          <table:table-cell/>
          <table:table-cell office:value-type="string">
            <text:p>kwordquiz_do</text:p>
          </table:table-cell>
          <table:table-cell table:number-columns-repeated="253"/>
        </table:table-row>
        <table:table-row table:style-name="ro1">
          <table:table-cell office:value-type="string">
            <text:p>mimetypes</text:p>
          </table:table-cell>
          <table:table-cell/>
          <table:table-cell office:value-type="string">
            <text:p>kwordquiz_doc</text:p>
          </table:table-cell>
          <table:table-cell table:number-columns-repeated="253"/>
        </table:table-row>
        <table:table-row table:style-name="ro1">
          <table:table-cell office:value-type="string">
            <text:p>mimetypes</text:p>
          </table:table-cell>
          <table:table-cell/>
          <table:table-cell office:value-type="string">
            <text:p>kwordquiz_doc_kwordquiz</text:p>
          </table:table-cell>
          <table:table-cell table:number-columns-repeated="253"/>
        </table:table-row>
        <table:table-row table:style-name="ro1">
          <table:table-cell office:value-type="string">
            <text:p>mimetypes</text:p>
          </table:table-cell>
          <table:table-cell/>
          <table:table-cell office:value-type="string">
            <text:p>log</text:p>
          </table:table-cell>
          <table:table-cell table:number-columns-repeated="253"/>
        </table:table-row>
        <table:table-row table:style-name="ro1">
          <table:table-cell office:value-type="string">
            <text:p>mimetypes</text:p>
          </table:table-cell>
          <table:table-cell/>
          <table:table-cell office:value-type="string">
            <text:p>lpl</text:p>
          </table:table-cell>
          <table:table-cell table:number-columns-repeated="253"/>
        </table:table-row>
        <table:table-row table:style-name="ro1">
          <table:table-cell office:value-type="string">
            <text:p>mimetypes</text:p>
          </table:table-cell>
          <table:table-cell/>
          <table:table-cell office:value-type="string">
            <text:p>make</text:p>
          </table:table-cell>
          <table:table-cell table:number-columns-repeated="253"/>
        </table:table-row>
        <table:table-row table:style-name="ro1">
          <table:table-cell office:value-type="string">
            <text:p>mimetypes</text:p>
          </table:table-cell>
          <table:table-cell/>
          <table:table-cell office:value-type="string">
            <text:p>man</text:p>
          </table:table-cell>
          <table:table-cell table:number-columns-repeated="253"/>
        </table:table-row>
        <table:table-row table:style-name="ro1">
          <table:table-cell office:value-type="string">
            <text:p>mimetypes</text:p>
          </table:table-cell>
          <table:table-cell/>
          <table:table-cell office:value-type="string">
            <text:p>message</text:p>
          </table:table-cell>
          <table:table-cell table:number-columns-repeated="253"/>
        </table:table-row>
        <table:table-row table:style-name="ro1">
          <table:table-cell office:value-type="string">
            <text:p>mimetypes</text:p>
          </table:table-cell>
          <table:table-cell/>
          <table:table-cell office:value-type="string">
            <text:p>metafont</text:p>
          </table:table-cell>
          <table:table-cell table:number-columns-repeated="253"/>
        </table:table-row>
        <table:table-row table:style-name="ro1">
          <table:table-cell office:value-type="string">
            <text:p>mimetypes</text:p>
          </table:table-cell>
          <table:table-cell/>
          <table:table-cell office:value-type="string">
            <text:p>midi</text:p>
          </table:table-cell>
          <table:table-cell table:number-columns-repeated="253"/>
        </table:table-row>
        <table:table-row table:style-name="ro1">
          <table:table-cell office:value-type="string">
            <text:p>mimetypes</text:p>
          </table:table-cell>
          <table:table-cell/>
          <table:table-cell office:value-type="string">
            <text:p>mime</text:p>
          </table:table-cell>
          <table:table-cell table:number-columns-repeated="253"/>
        </table:table-row>
        <table:table-row table:style-name="ro1">
          <table:table-cell office:value-type="string">
            <text:p>mimetypes</text:p>
          </table:table-cell>
          <table:table-cell/>
          <table:table-cell office:value-type="string">
            <text:p>mime_kaffeine</text:p>
          </table:table-cell>
          <table:table-cell table:number-columns-repeated="253"/>
        </table:table-row>
        <table:table-row table:style-name="ro1">
          <table:table-cell office:value-type="string">
            <text:p>mimetypes</text:p>
          </table:table-cell>
          <table:table-cell/>
          <table:table-cell office:value-type="string">
            <text:p>mime_lyx</text:p>
          </table:table-cell>
          <table:table-cell table:number-columns-repeated="253"/>
        </table:table-row>
        <table:table-row table:style-name="ro1">
          <table:table-cell office:value-type="string">
            <text:p>mimetypes</text:p>
          </table:table-cell>
          <table:table-cell/>
          <table:table-cell office:value-type="string">
            <text:p>mime_video</text:p>
          </table:table-cell>
          <table:table-cell table:number-columns-repeated="253"/>
        </table:table-row>
        <table:table-row table:style-name="ro1">
          <table:table-cell office:value-type="string">
            <text:p>mimetypes</text:p>
          </table:table-cell>
          <table:table-cell/>
          <table:table-cell office:value-type="string">
            <text:p>misc</text:p>
          </table:table-cell>
          <table:table-cell table:number-columns-repeated="253"/>
        </table:table-row>
        <table:table-row table:style-name="ro1">
          <table:table-cell office:value-type="string">
            <text:p>mimetypes</text:p>
          </table:table-cell>
          <table:table-cell/>
          <table:table-cell office:value-type="string">
            <text:p>misc_doc</text:p>
          </table:table-cell>
          <table:table-cell table:number-columns-repeated="253"/>
        </table:table-row>
        <table:table-row table:style-name="ro1">
          <table:table-cell office:value-type="string">
            <text:p>mimetypes</text:p>
          </table:table-cell>
          <table:table-cell/>
          <table:table-cell office:value-type="string">
            <text:p>moc_src</text:p>
          </table:table-cell>
          <table:table-cell table:number-columns-repeated="253"/>
        </table:table-row>
        <table:table-row table:style-name="ro1">
          <table:table-cell office:value-type="string">
            <text:p>mimetypes</text:p>
          </table:table-cell>
          <table:table-cell/>
          <table:table-cell office:value-type="string">
            <text:p>money</text:p>
          </table:table-cell>
          <table:table-cell table:number-columns-repeated="253"/>
        </table:table-row>
        <table:table-row table:style-name="ro1">
          <table:table-cell office:value-type="string">
            <text:p>mimetypes</text:p>
          </table:table-cell>
          <table:table-cell/>
          <table:table-cell office:value-type="string">
            <text:p>mozilla_doc</text:p>
          </table:table-cell>
          <table:table-cell table:number-columns-repeated="253"/>
        </table:table-row>
        <table:table-row table:style-name="ro1">
          <table:table-cell office:value-type="string">
            <text:p>mimetypes</text:p>
          </table:table-cell>
          <table:table-cell/>
          <table:table-cell office:value-type="string">
            <text:p>netscape</text:p>
          </table:table-cell>
          <table:table-cell table:number-columns-repeated="253"/>
        </table:table-row>
        <table:table-row table:style-name="ro1">
          <table:table-cell office:value-type="string">
            <text:p>mimetypes</text:p>
          </table:table-cell>
          <table:table-cell/>
          <table:table-cell office:value-type="string">
            <text:p>netscape_doc</text:p>
          </table:table-cell>
          <table:table-cell table:number-columns-repeated="253"/>
        </table:table-row>
        <table:table-row table:style-name="ro1">
          <table:table-cell office:value-type="string">
            <text:p>mimetypes</text:p>
          </table:table-cell>
          <table:table-cell/>
          <table:table-cell office:value-type="string">
            <text:p>news</text:p>
          </table:table-cell>
          <table:table-cell table:number-columns-repeated="253"/>
        </table:table-row>
        <table:table-row table:style-name="ro1">
          <table:table-cell office:value-type="string">
            <text:p>mimetypes</text:p>
          </table:table-cell>
          <table:table-cell/>
          <table:table-cell office:value-type="string">
            <text:p>odf</text:p>
          </table:table-cell>
          <table:table-cell table:number-columns-repeated="253"/>
        </table:table-row>
        <table:table-row table:style-name="ro1">
          <table:table-cell office:value-type="string">
            <text:p>mimetypes</text:p>
          </table:table-cell>
          <table:table-cell/>
          <table:table-cell office:value-type="string">
            <text:p>odf-odb</text:p>
          </table:table-cell>
          <table:table-cell table:number-columns-repeated="253"/>
        </table:table-row>
        <table:table-row table:style-name="ro1">
          <table:table-cell office:value-type="string">
            <text:p>mimetypes</text:p>
          </table:table-cell>
          <table:table-cell/>
          <table:table-cell office:value-type="string">
            <text:p>odf-odc</text:p>
          </table:table-cell>
          <table:table-cell table:number-columns-repeated="253"/>
        </table:table-row>
        <table:table-row table:style-name="ro1">
          <table:table-cell office:value-type="string">
            <text:p>mimetypes</text:p>
          </table:table-cell>
          <table:table-cell/>
          <table:table-cell office:value-type="string">
            <text:p>odf-odf</text:p>
          </table:table-cell>
          <table:table-cell table:number-columns-repeated="253"/>
        </table:table-row>
        <table:table-row table:style-name="ro1">
          <table:table-cell office:value-type="string">
            <text:p>mimetypes</text:p>
          </table:table-cell>
          <table:table-cell/>
          <table:table-cell office:value-type="string">
            <text:p>odf-odg</text:p>
          </table:table-cell>
          <table:table-cell table:number-columns-repeated="253"/>
        </table:table-row>
        <table:table-row table:style-name="ro1">
          <table:table-cell office:value-type="string">
            <text:p>mimetypes</text:p>
          </table:table-cell>
          <table:table-cell/>
          <table:table-cell office:value-type="string">
            <text:p>odf-odi</text:p>
          </table:table-cell>
          <table:table-cell table:number-columns-repeated="253"/>
        </table:table-row>
        <table:table-row table:style-name="ro1">
          <table:table-cell office:value-type="string">
            <text:p>mimetypes</text:p>
          </table:table-cell>
          <table:table-cell/>
          <table:table-cell office:value-type="string">
            <text:p>odf-odp</text:p>
          </table:table-cell>
          <table:table-cell table:number-columns-repeated="253"/>
        </table:table-row>
        <table:table-row table:style-name="ro1">
          <table:table-cell office:value-type="string">
            <text:p>mimetypes</text:p>
          </table:table-cell>
          <table:table-cell/>
          <table:table-cell office:value-type="string">
            <text:p>odf-ods</text:p>
          </table:table-cell>
          <table:table-cell table:number-columns-repeated="253"/>
        </table:table-row>
        <table:table-row table:style-name="ro1">
          <table:table-cell office:value-type="string">
            <text:p>mimetypes</text:p>
          </table:table-cell>
          <table:table-cell/>
          <table:table-cell office:value-type="string">
            <text:p>odf-odt</text:p>
          </table:table-cell>
          <table:table-cell table:number-columns-repeated="253"/>
        </table:table-row>
        <table:table-row table:style-name="ro1">
          <table:table-cell office:value-type="string">
            <text:p>mimetypes</text:p>
          </table:table-cell>
          <table:table-cell/>
          <table:table-cell office:value-type="string">
            <text:p>pdf</text:p>
          </table:table-cell>
          <table:table-cell table:number-columns-repeated="253"/>
        </table:table-row>
        <table:table-row table:style-name="ro1">
          <table:table-cell office:value-type="string">
            <text:p>mimetypes</text:p>
          </table:table-cell>
          <table:table-cell/>
          <table:table-cell office:value-type="string">
            <text:p>php</text:p>
          </table:table-cell>
          <table:table-cell table:number-columns-repeated="253"/>
        </table:table-row>
        <table:table-row table:style-name="ro1">
          <table:table-cell office:value-type="string">
            <text:p>mimetypes</text:p>
          </table:table-cell>
          <table:table-cell/>
          <table:table-cell office:value-type="string">
            <text:p>pk</text:p>
          </table:table-cell>
          <table:table-cell table:number-columns-repeated="253"/>
        </table:table-row>
        <table:table-row table:style-name="ro1">
          <table:table-cell office:value-type="string">
            <text:p>mimetypes</text:p>
          </table:table-cell>
          <table:table-cell/>
          <table:table-cell office:value-type="string">
            <text:p>plasmoid</text:p>
          </table:table-cell>
          <table:table-cell table:number-columns-repeated="253"/>
        </table:table-row>
        <table:table-row table:style-name="ro1">
          <table:table-cell office:value-type="string">
            <text:p>mimetypes</text:p>
          </table:table-cell>
          <table:table-cell/>
          <table:table-cell office:value-type="string">
            <text:p>postscript</text:p>
          </table:table-cell>
          <table:table-cell table:number-columns-repeated="253"/>
        </table:table-row>
        <table:table-row table:style-name="ro1">
          <table:table-cell office:value-type="string">
            <text:p>mimetypes</text:p>
          </table:table-cell>
          <table:table-cell/>
          <table:table-cell office:value-type="string">
            <text:p>presentation</text:p>
          </table:table-cell>
          <table:table-cell table:number-columns-repeated="253"/>
        </table:table-row>
        <table:table-row table:style-name="ro1">
          <table:table-cell office:value-type="string">
            <text:p>mimetypes</text:p>
          </table:table-cell>
          <table:table-cell/>
          <table:table-cell office:value-type="string">
            <text:p>printer</text:p>
          </table:table-cell>
          <table:table-cell table:number-columns-repeated="253"/>
        </table:table-row>
        <table:table-row table:style-name="ro1">
          <table:table-cell office:value-type="string">
            <text:p>mimetypes</text:p>
          </table:table-cell>
          <table:table-cell/>
          <table:table-cell office:value-type="string">
            <text:p>psd</text:p>
          </table:table-cell>
          <table:table-cell table:number-columns-repeated="253"/>
        </table:table-row>
        <table:table-row table:style-name="ro1">
          <table:table-cell office:value-type="string">
            <text:p>mimetypes</text:p>
          </table:table-cell>
          <table:table-cell/>
          <table:table-cell office:value-type="string">
            <text:p>quicktime</text:p>
          </table:table-cell>
          <table:table-cell table:number-columns-repeated="253"/>
        </table:table-row>
        <table:table-row table:style-name="ro1">
          <table:table-cell office:value-type="string">
            <text:p>mimetypes</text:p>
          </table:table-cell>
          <table:table-cell/>
          <table:table-cell office:value-type="string">
            <text:p>readme</text:p>
          </table:table-cell>
          <table:table-cell table:number-columns-repeated="253"/>
        </table:table-row>
        <table:table-row table:style-name="ro1">
          <table:table-cell office:value-type="string">
            <text:p>mimetypes</text:p>
          </table:table-cell>
          <table:table-cell/>
          <table:table-cell office:value-type="string">
            <text:p>real</text:p>
          </table:table-cell>
          <table:table-cell table:number-columns-repeated="253"/>
        </table:table-row>
        <table:table-row table:style-name="ro1">
          <table:table-cell office:value-type="string">
            <text:p>mimetypes</text:p>
          </table:table-cell>
          <table:table-cell/>
          <table:table-cell office:value-type="string">
            <text:p>real_doc</text:p>
          </table:table-cell>
          <table:table-cell table:number-columns-repeated="253"/>
        </table:table-row>
        <table:table-row table:style-name="ro1">
          <table:table-cell office:value-type="string">
            <text:p>mimetypes</text:p>
          </table:table-cell>
          <table:table-cell/>
          <table:table-cell office:value-type="string">
            <text:p>recycled</text:p>
          </table:table-cell>
          <table:table-cell table:number-columns-repeated="253"/>
        </table:table-row>
        <table:table-row table:style-name="ro1">
          <table:table-cell office:value-type="string">
            <text:p>mimetypes</text:p>
          </table:table-cell>
          <table:table-cell/>
          <table:table-cell office:value-type="string">
            <text:p>reject</text:p>
          </table:table-cell>
          <table:table-cell table:number-columns-repeated="253"/>
        </table:table-row>
        <table:table-row table:style-name="ro1">
          <table:table-cell office:value-type="string">
            <text:p>mimetypes</text:p>
          </table:table-cell>
          <table:table-cell/>
          <table:table-cell office:value-type="string">
            <text:p>resource</text:p>
          </table:table-cell>
          <table:table-cell table:number-columns-repeated="253"/>
        </table:table-row>
        <table:table-row table:style-name="ro1">
          <table:table-cell office:value-type="string">
            <text:p>mimetypes</text:p>
          </table:table-cell>
          <table:table-cell/>
          <table:table-cell office:value-type="string">
            <text:p>rpm</text:p>
          </table:table-cell>
          <table:table-cell table:number-columns-repeated="253"/>
        </table:table-row>
        <table:table-row table:style-name="ro1">
          <table:table-cell office:value-type="string">
            <text:p>mimetypes</text:p>
          </table:table-cell>
          <table:table-cell/>
          <table:table-cell office:value-type="string">
            <text:p>shellscript</text:p>
          </table:table-cell>
          <table:table-cell table:number-columns-repeated="253"/>
        </table:table-row>
        <table:table-row table:style-name="ro1">
          <table:table-cell office:value-type="string">
            <text:p>mimetypes</text:p>
          </table:table-cell>
          <table:table-cell/>
          <table:table-cell office:value-type="string">
            <text:p>soffice</text:p>
          </table:table-cell>
          <table:table-cell table:number-columns-repeated="253"/>
        </table:table-row>
        <table:table-row table:style-name="ro1">
          <table:table-cell office:value-type="string">
            <text:p>mimetypes</text:p>
          </table:table-cell>
          <table:table-cell/>
          <table:table-cell office:value-type="string">
            <text:p>sound</text:p>
          </table:table-cell>
          <table:table-cell table:number-columns-repeated="253"/>
        </table:table-row>
        <table:table-row table:style-name="ro1">
          <table:table-cell office:value-type="string">
            <text:p>mimetypes</text:p>
          </table:table-cell>
          <table:table-cell/>
          <table:table-cell office:value-type="string">
            <text:p>source_c</text:p>
          </table:table-cell>
          <table:table-cell table:number-columns-repeated="253"/>
        </table:table-row>
        <table:table-row table:style-name="ro1">
          <table:table-cell office:value-type="string">
            <text:p>mimetypes</text:p>
          </table:table-cell>
          <table:table-cell/>
          <table:table-cell office:value-type="string">
            <text:p>source_cpp</text:p>
          </table:table-cell>
          <table:table-cell table:number-columns-repeated="253"/>
        </table:table-row>
        <table:table-row table:style-name="ro1">
          <table:table-cell office:value-type="string">
            <text:p>mimetypes</text:p>
          </table:table-cell>
          <table:table-cell/>
          <table:table-cell office:value-type="string">
            <text:p>source_csharp</text:p>
          </table:table-cell>
          <table:table-cell table:number-columns-repeated="253"/>
        </table:table-row>
        <table:table-row table:style-name="ro1">
          <table:table-cell office:value-type="string">
            <text:p>mimetypes</text:p>
          </table:table-cell>
          <table:table-cell/>
          <table:table-cell office:value-type="string">
            <text:p>source_f</text:p>
          </table:table-cell>
          <table:table-cell table:number-columns-repeated="253"/>
        </table:table-row>
        <table:table-row table:style-name="ro1">
          <table:table-cell office:value-type="string">
            <text:p>mimetypes</text:p>
          </table:table-cell>
          <table:table-cell/>
          <table:table-cell office:value-type="string">
            <text:p>source_h</text:p>
          </table:table-cell>
          <table:table-cell table:number-columns-repeated="253"/>
        </table:table-row>
        <table:table-row table:style-name="ro1">
          <table:table-cell office:value-type="string">
            <text:p>mimetypes</text:p>
          </table:table-cell>
          <table:table-cell/>
          <table:table-cell office:value-type="string">
            <text:p>source_j</text:p>
          </table:table-cell>
          <table:table-cell table:number-columns-repeated="253"/>
        </table:table-row>
        <table:table-row table:style-name="ro1">
          <table:table-cell office:value-type="string">
            <text:p>mimetypes</text:p>
          </table:table-cell>
          <table:table-cell/>
          <table:table-cell office:value-type="string">
            <text:p>source_java</text:p>
          </table:table-cell>
          <table:table-cell table:number-columns-repeated="253"/>
        </table:table-row>
        <table:table-row table:style-name="ro1">
          <table:table-cell office:value-type="string">
            <text:p>mimetypes</text:p>
          </table:table-cell>
          <table:table-cell/>
          <table:table-cell office:value-type="string">
            <text:p>source_l</text:p>
          </table:table-cell>
          <table:table-cell table:number-columns-repeated="253"/>
        </table:table-row>
        <table:table-row table:style-name="ro1">
          <table:table-cell office:value-type="string">
            <text:p>mimetypes</text:p>
          </table:table-cell>
          <table:table-cell/>
          <table:table-cell office:value-type="string">
            <text:p>source_moc</text:p>
          </table:table-cell>
          <table:table-cell table:number-columns-repeated="253"/>
        </table:table-row>
        <table:table-row table:style-name="ro1">
          <table:table-cell office:value-type="string">
            <text:p>mimetypes</text:p>
          </table:table-cell>
          <table:table-cell/>
          <table:table-cell office:value-type="string">
            <text:p>source_mono</text:p>
          </table:table-cell>
          <table:table-cell table:number-columns-repeated="253"/>
        </table:table-row>
        <table:table-row table:style-name="ro1">
          <table:table-cell office:value-type="string">
            <text:p>mimetypes</text:p>
          </table:table-cell>
          <table:table-cell/>
          <table:table-cell office:value-type="string">
            <text:p>source_o</text:p>
          </table:table-cell>
          <table:table-cell table:number-columns-repeated="253"/>
        </table:table-row>
        <table:table-row table:style-name="ro1">
          <table:table-cell office:value-type="string">
            <text:p>mimetypes</text:p>
          </table:table-cell>
          <table:table-cell/>
          <table:table-cell office:value-type="string">
            <text:p>source_p</text:p>
          </table:table-cell>
          <table:table-cell table:number-columns-repeated="253"/>
        </table:table-row>
        <table:table-row table:style-name="ro1">
          <table:table-cell office:value-type="string">
            <text:p>mimetypes</text:p>
          </table:table-cell>
          <table:table-cell/>
          <table:table-cell office:value-type="string">
            <text:p>source_php</text:p>
          </table:table-cell>
          <table:table-cell table:number-columns-repeated="253"/>
        </table:table-row>
        <table:table-row table:style-name="ro1">
          <table:table-cell office:value-type="string">
            <text:p>mimetypes</text:p>
          </table:table-cell>
          <table:table-cell/>
          <table:table-cell office:value-type="string">
            <text:p>source_pl</text:p>
          </table:table-cell>
          <table:table-cell table:number-columns-repeated="253"/>
        </table:table-row>
        <table:table-row table:style-name="ro1">
          <table:table-cell office:value-type="string">
            <text:p>mimetypes</text:p>
          </table:table-cell>
          <table:table-cell/>
          <table:table-cell office:value-type="string">
            <text:p>source_py</text:p>
          </table:table-cell>
          <table:table-cell table:number-columns-repeated="253"/>
        </table:table-row>
        <table:table-row table:style-name="ro1">
          <table:table-cell office:value-type="string">
            <text:p>mimetypes</text:p>
          </table:table-cell>
          <table:table-cell/>
          <table:table-cell office:value-type="string">
            <text:p>source_s</text:p>
          </table:table-cell>
          <table:table-cell table:number-columns-repeated="253"/>
        </table:table-row>
        <table:table-row table:style-name="ro1">
          <table:table-cell office:value-type="string">
            <text:p>mimetypes</text:p>
          </table:table-cell>
          <table:table-cell/>
          <table:table-cell office:value-type="string">
            <text:p>source_xml</text:p>
          </table:table-cell>
          <table:table-cell table:number-columns-repeated="253"/>
        </table:table-row>
        <table:table-row table:style-name="ro1">
          <table:table-cell office:value-type="string">
            <text:p>mimetypes</text:p>
          </table:table-cell>
          <table:table-cell/>
          <table:table-cell office:value-type="string">
            <text:p>source_y</text:p>
          </table:table-cell>
          <table:table-cell table:number-columns-repeated="253"/>
        </table:table-row>
        <table:table-row table:style-name="ro1">
          <table:table-cell office:value-type="string">
            <text:p>mimetypes</text:p>
          </table:table-cell>
          <table:table-cell/>
          <table:table-cell office:value-type="string">
            <text:p>spreadsheet</text:p>
          </table:table-cell>
          <table:table-cell table:number-columns-repeated="253"/>
        </table:table-row>
        <table:table-row table:style-name="ro1">
          <table:table-cell office:value-type="string">
            <text:p>mimetypes</text:p>
          </table:table-cell>
          <table:table-cell/>
          <table:table-cell office:value-type="string">
            <text:p>sql</text:p>
          </table:table-cell>
          <table:table-cell table:number-columns-repeated="253"/>
        </table:table-row>
        <table:table-row table:style-name="ro1">
          <table:table-cell office:value-type="string">
            <text:p>mimetypes</text:p>
          </table:table-cell>
          <table:table-cell/>
          <table:table-cell office:value-type="string">
            <text:p>superkaramba_theme</text:p>
          </table:table-cell>
          <table:table-cell table:number-columns-repeated="253"/>
        </table:table-row>
        <table:table-row table:style-name="ro1">
          <table:table-cell office:value-type="string">
            <text:p>mimetypes</text:p>
          </table:table-cell>
          <table:table-cell/>
          <table:table-cell office:value-type="string">
            <text:p>swf</text:p>
          </table:table-cell>
          <table:table-cell table:number-columns-repeated="253"/>
        </table:table-row>
        <table:table-row table:style-name="ro1">
          <table:table-cell office:value-type="string">
            <text:p>mimetypes</text:p>
          </table:table-cell>
          <table:table-cell/>
          <table:table-cell office:value-type="string">
            <text:p>tar</text:p>
          </table:table-cell>
          <table:table-cell table:number-columns-repeated="253"/>
        </table:table-row>
        <table:table-row table:style-name="ro1">
          <table:table-cell office:value-type="string">
            <text:p>mimetypes</text:p>
          </table:table-cell>
          <table:table-cell/>
          <table:table-cell office:value-type="string">
            <text:p>tellico</text:p>
          </table:table-cell>
          <table:table-cell table:number-columns-repeated="253"/>
        </table:table-row>
        <table:table-row table:style-name="ro1">
          <table:table-cell office:value-type="string">
            <text:p>mimetypes</text:p>
          </table:table-cell>
          <table:table-cell/>
          <table:table-cell office:value-type="string">
            <text:p>template</text:p>
          </table:table-cell>
          <table:table-cell table:number-columns-repeated="253"/>
        </table:table-row>
        <table:table-row table:style-name="ro1">
          <table:table-cell office:value-type="string">
            <text:p>mimetypes</text:p>
          </table:table-cell>
          <table:table-cell/>
          <table:table-cell office:value-type="string">
            <text:p>tex</text:p>
          </table:table-cell>
          <table:table-cell table:number-columns-repeated="253"/>
        </table:table-row>
        <table:table-row table:style-name="ro1">
          <table:table-cell office:value-type="string">
            <text:p>mimetypes</text:p>
          </table:table-cell>
          <table:table-cell/>
          <table:table-cell office:value-type="string">
            <text:p>text</text:p>
          </table:table-cell>
          <table:table-cell table:number-columns-repeated="253"/>
        </table:table-row>
        <table:table-row table:style-name="ro1">
          <table:table-cell office:value-type="string">
            <text:p>mimetypes</text:p>
          </table:table-cell>
          <table:table-cell/>
          <table:table-cell office:value-type="string">
            <text:p>tgz</text:p>
          </table:table-cell>
          <table:table-cell table:number-columns-repeated="253"/>
        </table:table-row>
        <table:table-row table:style-name="ro1">
          <table:table-cell office:value-type="string">
            <text:p>mimetypes</text:p>
          </table:table-cell>
          <table:table-cell/>
          <table:table-cell office:value-type="string">
            <text:p>trash</text:p>
          </table:table-cell>
          <table:table-cell table:number-columns-repeated="253"/>
        </table:table-row>
        <table:table-row table:style-name="ro1">
          <table:table-cell office:value-type="string">
            <text:p>mimetypes</text:p>
          </table:table-cell>
          <table:table-cell/>
          <table:table-cell office:value-type="string">
            <text:p>txt</text:p>
          </table:table-cell>
          <table:table-cell table:number-columns-repeated="253"/>
        </table:table-row>
        <table:table-row table:style-name="ro1">
          <table:table-cell office:value-type="string">
            <text:p>mimetypes</text:p>
          </table:table-cell>
          <table:table-cell/>
          <table:table-cell office:value-type="string">
            <text:p>txt2</text:p>
          </table:table-cell>
          <table:table-cell table:number-columns-repeated="253"/>
        </table:table-row>
        <table:table-row table:style-name="ro1">
          <table:table-cell office:value-type="string">
            <text:p>mimetypes</text:p>
          </table:table-cell>
          <table:table-cell/>
          <table:table-cell office:value-type="string">
            <text:p>umbrellofile</text:p>
          </table:table-cell>
          <table:table-cell table:number-columns-repeated="253"/>
        </table:table-row>
        <table:table-row table:style-name="ro1">
          <table:table-cell office:value-type="string">
            <text:p>mimetypes</text:p>
          </table:table-cell>
          <table:table-cell/>
          <table:table-cell office:value-type="string">
            <text:p>vcalendar</text:p>
          </table:table-cell>
          <table:table-cell table:number-columns-repeated="253"/>
        </table:table-row>
        <table:table-row table:style-name="ro1">
          <table:table-cell office:value-type="string">
            <text:p>mimetypes</text:p>
          </table:table-cell>
          <table:table-cell/>
          <table:table-cell office:value-type="string">
            <text:p>vcard</text:p>
          </table:table-cell>
          <table:table-cell table:number-columns-repeated="253"/>
        </table:table-row>
        <table:table-row table:style-name="ro1">
          <table:table-cell office:value-type="string">
            <text:p>mimetypes</text:p>
          </table:table-cell>
          <table:table-cell/>
          <table:table-cell office:value-type="string">
            <text:p>vectorgfx</text:p>
          </table:table-cell>
          <table:table-cell table:number-columns-repeated="253"/>
        </table:table-row>
        <table:table-row table:style-name="ro1">
          <table:table-cell office:value-type="string">
            <text:p>mimetypes</text:p>
          </table:table-cell>
          <table:table-cell/>
          <table:table-cell office:value-type="string">
            <text:p>video</text:p>
          </table:table-cell>
          <table:table-cell table:number-columns-repeated="253"/>
        </table:table-row>
        <table:table-row table:style-name="ro1">
          <table:table-cell office:value-type="string">
            <text:p>mimetypes</text:p>
          </table:table-cell>
          <table:table-cell/>
          <table:table-cell office:value-type="string">
            <text:p>widget_doc</text:p>
          </table:table-cell>
          <table:table-cell table:number-columns-repeated="253"/>
        </table:table-row>
        <table:table-row table:style-name="ro1">
          <table:table-cell office:value-type="string">
            <text:p>mimetypes</text:p>
          </table:table-cell>
          <table:table-cell/>
          <table:table-cell office:value-type="string">
            <text:p>wordprocessing</text:p>
          </table:table-cell>
          <table:table-cell table:number-columns-repeated="253"/>
        </table:table-row>
        <table:table-row table:style-name="ro1">
          <table:table-cell office:value-type="string">
            <text:p>mimetypes</text:p>
          </table:table-cell>
          <table:table-cell/>
          <table:table-cell office:value-type="string">
            <text:p>xml</text:p>
          </table:table-cell>
          <table:table-cell table:number-columns-repeated="253"/>
        </table:table-row>
        <table:table-row table:style-name="ro1">
          <table:table-cell office:value-type="string">
            <text:p>mimetypes</text:p>
          </table:table-cell>
          <table:table-cell/>
          <table:table-cell office:value-type="string">
            <text:p>you</text:p>
          </table:table-cell>
          <table:table-cell table:number-columns-repeated="253"/>
        </table:table-row>
      </table:table>
      <table:table table:name="Sheet2" table:style-name="ta1">
        <table:table-column table:style-name="co12"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1-16">16/01/2007</text:date>, <text:time>17.06.22</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aron Seigo</meta:initial-creator>
    <meta:creation-date>2006-12-28T11:04:59</meta:creation-date>
    <dc:date>2007-01-16T17:06:22</dc:date>
    <dc:language>en-US</dc:language>
    <meta:editing-cycles>31</meta:editing-cycles>
    <meta:editing-duration>PT6M52S</meta:editing-duration>
    <meta:user-defined meta:name="Info 1"/>
    <meta:user-defined meta:name="Info 2"/>
    <meta:user-defined meta:name="Info 3"/>
    <meta:user-defined meta:name="Info 4"/>
    <meta:document-statistic meta:table-count="3" meta:cell-count="12182"/>
  </office:meta>
</office:document-meta>
</file>